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28BA7964.png"/>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B4000000874138D207.png"/>
  <manifest:file-entry manifest:media-type="image/png" manifest:full-path="Pictures/100000000000005E0000005ED13A61AC.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4" svg:font-family="'American Typewriter'" style:font-family-generic="modern"/>
    <style:font-face style:name="American Typewriter5" svg:font-family="'American Typewriter'" style:font-adornments="Regular" style:font-family-generic="modern"/>
    <style:font-face style:name="Cochin2" svg:font-family="Cochin" style:font-family-generic="modern"/>
    <style:font-face style:name="TimesNewRomanPSMT" svg:font-family="TimesNewRomanPSMT" style:font-family-generic="roman"/>
    <style:font-face style:name="American Typewriter3"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Arial1" svg:font-family="Arial" style:font-pitch="variable"/>
    <style:font-face style:name="Cochin1" svg:font-family="Cochin" style:font-pitch="variable"/>
    <style:font-face style:name="DejaVu Sans2" svg:font-family="'DejaVu Sans'" style:font-pitch="variable"/>
    <style:font-face style:name="MS Gothic" svg:font-family="'MS Gothic'" style:font-pitch="variable"/>
    <style:font-face style:name="Tahoma" svg:font-family="Tahoma"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American Typewriter2" svg:font-family="'American Typewriter'"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15.499cm" table:align="center"/>
    </style:style>
    <style:style style:name="Table3.A" style:family="table-column">
      <style:table-column-properties style:column-width="5.396cm"/>
    </style:style>
    <style:style style:name="Table3.B" style:family="table-column">
      <style:table-column-properties style:column-width="3.177cm"/>
    </style:style>
    <style:style style:name="Table3.C" style:family="table-column">
      <style:table-column-properties style:column-width="6.927cm"/>
    </style:style>
    <style:style style:name="Table3.A1" style:family="table-cell">
      <style:table-cell-properties fo:background-color="transparent" fo:padding="0.097cm" fo:border-left="0.002cm solid #000000" fo:border-right="none" fo:border-top="0.002cm solid #000000" fo:border-bottom="none">
        <style:background-image/>
      </style:table-cell-properties>
    </style:style>
    <style:style style:name="Table3.B1" style:family="table-cell">
      <style:table-cell-properties fo:background-color="transparent" fo:padding="0.097cm" fo:border-left="none" fo:border-right="none" fo:border-top="0.002cm solid #000000" fo:border-bottom="none">
        <style:background-image/>
      </style:table-cell-properties>
    </style:style>
    <style:style style:name="Table3.C1" style:family="table-cell">
      <style:table-cell-properties fo:background-color="transparent" fo:padding="0.097cm" fo:border-left="none" fo:border-right="0.002cm solid #000000" fo:border-top="0.002cm solid #000000" fo:border-bottom="none">
        <style:background-image/>
      </style:table-cell-properties>
    </style:style>
    <style:style style:name="Table3.A2" style:family="table-cell">
      <style:table-cell-properties fo:background-color="transparent" fo:padding="0.097cm" fo:border-left="0.002cm solid #000000" fo:border-right="none" fo:border-top="none" fo:border-bottom="none">
        <style:background-image/>
      </style:table-cell-properties>
    </style:style>
    <style:style style:name="Table3.B2" style:family="table-cell">
      <style:table-cell-properties fo:background-color="transparent" fo:padding="0.097cm" fo:border="none">
        <style:background-image/>
      </style:table-cell-properties>
    </style:style>
    <style:style style:name="Table3.C2" style:family="table-cell">
      <style:table-cell-properties fo:background-color="transparent" fo:padding="0.097cm" fo:border-left="none" fo:border-right="0.002cm solid #000000" fo:border-top="none" fo:border-bottom="none">
        <style:background-image/>
      </style:table-cell-properties>
    </style:style>
    <style:style style:name="Table3.B3" style:family="table-cell" style:data-style-name="N0">
      <style:table-cell-properties fo:background-color="transparent" fo:padding="0.097cm" fo:border="none">
        <style:background-image/>
      </style:table-cell-properties>
    </style:style>
    <style:style style:name="Table3.A8" style:family="table-cell">
      <style:table-cell-properties fo:background-color="transparent" fo:padding="0.097cm" fo:border-left="0.002cm solid #000000" fo:border-right="none" fo:border-top="none" fo:border-bottom="0.002cm solid #000000">
        <style:background-image/>
      </style:table-cell-properties>
    </style:style>
    <style:style style:name="Table3.B8" style:family="table-cell">
      <style:table-cell-properties fo:background-color="transparent" fo:padding="0.097cm" fo:border-left="none" fo:border-right="none" fo:border-top="none" fo:border-bottom="0.002cm solid #000000">
        <style:background-image/>
      </style:table-cell-properties>
    </style:style>
    <style:style style:name="Table3.C8" style:family="table-cell">
      <style:table-cell-properties fo:background-color="transparent" fo:padding="0.097cm" fo:border-left="none" fo:border-right="0.002cm solid #000000" fo:border-top="none" fo:border-bottom="0.002cm solid #000000">
        <style:background-image/>
      </style:table-cell-properties>
    </style:style>
    <style:style style:name="Table1" style:family="table">
      <style:table-properties style:width="12.485cm" fo:margin-left="2.26cm" fo:margin-right="2.258cm" table:align="margins" style:may-break-between-rows="false"/>
    </style:style>
    <style:style style:name="Table1.A" style:family="table-column">
      <style:table-column-properties style:column-width="2.478cm" style:rel-column-width="13008*"/>
    </style:style>
    <style:style style:name="Table1.B" style:family="table-column">
      <style:table-column-properties style:column-width="10.007cm" style:rel-column-width="52527*"/>
    </style:style>
    <style:style style:name="Table1.1" style:family="table-row">
      <style:table-row-properties style:keep-together="false" fo:keep-together="always"/>
    </style:style>
    <style:style style:name="Table1.A1" style:family="table-cell">
      <style:table-cell-properties fo:background-color="transparent" fo:padding="0.097cm" fo:border-left="0.002cm solid #000000" fo:border-right="none" fo:border-top="0.002cm solid #000000" fo:border-bottom="none">
        <style:background-image/>
      </style:table-cell-properties>
    </style:style>
    <style:style style:name="Table1.B1" style:family="table-cell">
      <style:table-cell-properties fo:background-color="transparent" fo:padding="0.097cm" fo:border-left="none" fo:border-right="0.002cm solid #000000" fo:border-top="0.002cm solid #000000" fo:border-bottom="none">
        <style:background-image/>
      </style:table-cell-properties>
    </style:style>
    <style:style style:name="Table1.A2" style:family="table-cell">
      <style:table-cell-properties fo:padding="0.097cm" fo:border-left="0.002cm solid #000000" fo:border-right="none" fo:border-top="none" fo:border-bottom="none"/>
    </style:style>
    <style:style style:name="Table1.B2" style:family="table-cell" style:data-style-name="N0">
      <style:table-cell-properties fo:padding="0.097cm" fo:border-left="none" fo:border-right="0.002cm solid #000000" fo:border-top="none" fo:border-bottom="none"/>
    </style:style>
    <style:style style:name="Table1.B3" style:family="table-cell">
      <style:table-cell-properties fo:padding="0.097cm" fo:border-left="none" fo:border-right="0.002cm solid #000000" fo:border-top="none" fo:border-bottom="none"/>
    </style:style>
    <style:style style:name="Table1.A10" style:family="table-cell">
      <style:table-cell-properties fo:padding="0.097cm" fo:border-left="0.002cm solid #000000" fo:border-right="none" fo:border-top="none" fo:border-bottom="0.002cm solid #000000"/>
    </style:style>
    <style:style style:name="Table1.B10" style:family="table-cell">
      <style:table-cell-properties fo:padding="0.097cm" fo:border-left="none" fo:border-right="0.002cm solid #000000" fo:border-top="none" fo:border-bottom="0.002cm solid #000000"/>
    </style:style>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Table4" style:family="table">
      <style:table-properties style:width="5.332cm" fo:margin-top="0cm" fo:margin-bottom="0.21cm" table:align="left"/>
    </style:style>
    <style:style style:name="Table4.A" style:family="table-column">
      <style:table-column-properties style:column-width="2.258cm"/>
    </style:style>
    <style:style style:name="Table4.B" style:family="table-column">
      <style:table-column-properties style:column-width="3.074cm"/>
    </style:style>
    <style:style style:name="Table4.A1" style:family="table-cell">
      <style:table-cell-properties fo:background-color="transparent" fo:padding="0.097cm" fo:border="none">
        <style:background-image/>
      </style:table-cell-properties>
    </style:style>
    <style:style style:name="Table4.A2" style:family="table-cell" style:data-style-name="N0">
      <style:table-cell-properties fo:background-color="transparent" fo:padding="0.097cm" fo:border="none">
        <style:background-image/>
      </style:table-cell-properties>
    </style:style>
    <style:style style:name="Table4.A3" style:family="table-cell" style:data-style-name="N0">
      <style:table-cell-properties fo:background-color="#c0c0c0" fo:padding="0.097cm" fo:border="none">
        <style:background-image/>
      </style:table-cell-properties>
    </style:style>
    <style:style style:name="Table4.B3" style:family="table-cell">
      <style:table-cell-properties fo:background-color="#c0c0c0" fo:padding="0.097cm" fo:border="none">
        <style:background-image/>
      </style:table-cell-properties>
    </style:style>
    <style:style style:name="Table6" style:family="table">
      <style:table-properties style:width="3.981cm" fo:margin-top="0cm" fo:margin-bottom="0.21cm" table:align="left"/>
    </style:style>
    <style:style style:name="Table6.A" style:family="table-column">
      <style:table-column-properties style:column-width="2.258cm"/>
    </style:style>
    <style:style style:name="Table6.B" style:family="table-column">
      <style:table-column-properties style:column-width="1.723cm"/>
    </style:style>
    <style:style style:name="Table6.A1" style:family="table-cell">
      <style:table-cell-properties fo:background-color="transparent" fo:padding="0.097cm" fo:border="none">
        <style:background-image/>
      </style:table-cell-properties>
    </style:style>
    <style:style style:name="Table6.A2" style:family="table-cell" style:data-style-name="N0">
      <style:table-cell-properties fo:background-color="transparent" fo:padding="0.097cm" fo:border="none">
        <style:background-image/>
      </style:table-cell-properties>
    </style:style>
    <style:style style:name="Table6.A3" style:family="table-cell" style:data-style-name="N0">
      <style:table-cell-properties fo:background-color="#c0c0c0" fo:padding="0.097cm" fo:border="none">
        <style:background-image/>
      </style:table-cell-properties>
    </style:style>
    <style:style style:name="Table6.B3" style:family="table-cell">
      <style:table-cell-properties fo:background-color="#c0c0c0" fo:padding="0.097cm" fo:border="none">
        <style:background-image/>
      </style:table-cell-properties>
    </style:style>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text-align="center" style:justify-single-word="false"/>
      <style:text-properties fo:font-style="normal" style:font-style-asian="normal" style:font-style-complex="normal"/>
    </style:style>
    <style:style style:name="P3" style:family="paragraph" style:parent-style-name="Text_20_body">
      <style:text-properties style:font-name="Cochin1"/>
    </style:style>
    <style:style style:name="P4" style:family="paragraph" style:parent-style-name="Text_20_body">
      <style:text-properties style:font-name-asian="TimesNewRomanPSMT" style:font-name-complex="TimesNewRomanPSMT"/>
    </style:style>
    <style:style style:name="P5" style:family="paragraph" style:parent-style-name="Text_20_body">
      <style:text-properties style:text-underline-style="none"/>
    </style:style>
    <style:style style:name="P6" style:family="paragraph" style:parent-style-name="Text_20_body">
      <style:paragraph-properties fo:text-align="start" style:justify-single-word="false"/>
      <style:text-properties style:text-underline-style="none"/>
    </style:style>
    <style:style style:name="P7" style:family="paragraph" style:parent-style-name="Text_20_body">
      <style:text-properties style:font-name="American Typewriter2"/>
    </style:style>
    <style:style style:name="P8" style:family="paragraph" style:parent-style-name="Text_20_body">
      <style:paragraph-properties fo:text-align="justify" style:justify-single-word="false"/>
    </style:style>
    <style:style style:name="P9" style:family="paragraph" style:parent-style-name="Text_20_body">
      <style:text-properties fo:background-color="#ffff00"/>
    </style:style>
    <style:style style:name="P10" style:family="paragraph" style:parent-style-name="Text_20_body">
      <style:text-properties style:font-name="Palatino2" style:font-name-asian="American Typewriter5" style:font-name-complex="American Typewriter5"/>
    </style:style>
    <style:style style:name="P11" style:family="paragraph" style:parent-style-name="Text_20_body">
      <style:text-properties fo:font-style="italic" style:font-style-asian="italic" style:font-style-complex="italic"/>
    </style:style>
    <style:style style:name="P12" style:family="paragraph" style:parent-style-name="Caption">
      <style:paragraph-properties fo:keep-with-next="always"/>
    </style:style>
    <style:style style:name="P13" style:family="paragraph" style:parent-style-name="Standard">
      <style:text-properties style:font-name="Cochin1"/>
    </style:style>
    <style:style style:name="P14" style:family="paragraph" style:parent-style-name="Standard">
      <style:text-properties style:font-name="Cochin1" fo:font-size="12pt" style:font-name-asian="TimesNewRomanPSMT" style:font-size-asian="12pt" style:font-name-complex="TimesNewRomanPSMT" style:font-size-complex="12pt"/>
    </style:style>
    <style:style style:name="P15" style:family="paragraph" style:parent-style-name="Table_20_Contents">
      <style:paragraph-properties fo:text-align="start" style:justify-single-word="false"/>
      <style:text-properties style:use-window-font-color="true" style:text-outline="false" style:text-line-through-style="none" style:font-name="Palatino2" fo:font-size="10pt" fo:font-style="normal" fo:text-shadow="none" style:text-underline-style="none" fo:font-weight="normal" style:font-name-asian="Cochin1" style:font-size-asian="10pt" style:font-style-asian="normal" style:font-weight-asian="normal" style:font-name-complex="Cochin1" style:font-size-complex="10pt" style:font-style-complex="normal" style:font-weight-complex="normal"/>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background-color="#ffff00"/>
    </style:style>
    <style:style style:name="P18" style:family="paragraph" style:parent-style-name="TODO">
      <style:paragraph-properties fo:margin-left="0cm" fo:margin-right="0cm" fo:margin-top="0cm" fo:margin-bottom="0cm" fo:text-align="justify" style:justify-single-word="false" fo:text-indent="0.7cm" style:auto-text-indent="false">
        <style:tab-stops/>
      </style:paragraph-properties>
      <style:text-properties style:font-name="Palatino" fo:font-size="10pt" fo:font-style="normal" style:font-style-asian="normal" style:font-style-complex="normal"/>
    </style:style>
    <style:style style:name="P19" style:family="paragraph" style:parent-style-name="TODO">
      <style:text-properties fo:font-style="normal" style:font-style-asian="normal" style:font-style-complex="normal"/>
    </style:style>
    <style:style style:name="P20"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21" style:family="paragraph" style:parent-style-name="Text_20_body">
      <style:paragraph-properties fo:background-color="transparent">
        <style:background-image/>
      </style:paragraph-properties>
      <style:text-properties fo:background-color="#ffff00"/>
    </style:style>
    <style:style style:name="P22" style:family="paragraph" style:parent-style-name="TODO">
      <style:paragraph-properties fo:background-color="transparent">
        <style:background-image/>
      </style:paragraph-properties>
    </style:style>
    <style:style style:name="P23" style:family="paragraph" style:parent-style-name="TODO">
      <style:paragraph-properties fo:background-color="transparent">
        <style:background-image/>
      </style:paragraph-properties>
      <style:text-properties fo:font-style="normal" fo:background-color="transparent" style:font-style-asian="normal" style:font-style-complex="normal"/>
    </style:style>
    <style:style style:name="P24" style:family="paragraph" style:parent-style-name="Text_20_body">
      <style:paragraph-properties fo:background-color="#ffff00">
        <style:background-image/>
      </style:paragraph-properties>
    </style:style>
    <style:style style:name="P25" style:family="paragraph" style:parent-style-name="Heading_20_2">
      <style:paragraph-properties fo:break-before="page"/>
    </style:style>
    <style:style style:name="P26" style:family="paragraph" style:parent-style-name="Heading_20_1">
      <style:paragraph-properties fo:text-align="center" style:justify-single-word="false"/>
    </style:style>
    <style:style style:name="P27" style:family="paragraph" style:parent-style-name="Heading_20_1" style:master-page-name="First_20_Page">
      <style:paragraph-properties fo:text-align="start" style:justify-single-word="false" style:page-number="auto"/>
      <style:text-properties style:font-name="American Typewriter2"/>
    </style:style>
    <style:style style:name="P28" style:family="paragraph" style:parent-style-name="Text_20_body" style:list-style-name="List_20_1"/>
    <style:style style:name="P29" style:family="paragraph" style:parent-style-name="Text_20_body" style:list-style-name="List_20_1">
      <style:text-properties fo:font-style="normal" style:font-style-asian="normal" style:font-style-complex="normal"/>
    </style:style>
    <style:style style:name="P30" style:family="paragraph" style:parent-style-name="Text_20_body" style:list-style-name="List_20_1">
      <style:text-properties fo:font-style="normal" fo:background-color="#ffff00" style:font-style-asian="normal" style:font-style-complex="normal"/>
    </style:style>
    <style:style style:name="P31" style:family="paragraph" style:parent-style-name="Text_20_body" style:list-style-name="List_20_1">
      <style:text-properties style:font-name="Palatino" fo:font-size="10pt" fo:font-style="normal" style:font-style-asian="normal" style:font-style-complex="normal"/>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5">
      <style:text-properties style:text-underline-style="none"/>
    </style:style>
    <style:style style:name="P38" style:family="paragraph" style:parent-style-name="Text_20_body">
      <style:paragraph-properties fo:text-align="center" style:justify-single-word="false"/>
    </style:style>
    <style:style style:name="P39" style:family="paragraph" style:parent-style-name="Heading_20_3">
      <style:paragraph-properties fo:break-before="page"/>
    </style:style>
    <style:style style:name="P40" style:family="paragraph" style:parent-style-name="Heading_20_4">
      <style:text-properties fo:font-style="normal" style:font-style-asian="normal" style:font-style-complex="normal"/>
    </style:style>
    <style:style style:name="P41" style:family="paragraph" style:parent-style-name="TODO" style:list-style-name="List_20_1"/>
    <style:style style:name="P42" style:family="paragraph" style:parent-style-name="Contents_20_1">
      <style:paragraph-properties>
        <style:tab-stops>
          <style:tab-stop style:position="15.998cm" style:type="right"/>
        </style:tab-stops>
      </style:paragraph-properties>
    </style:style>
    <style:style style:name="P43" style:family="paragraph" style:parent-style-name="Subtitle" style:master-page-name="First_20_Page">
      <style:paragraph-properties style:page-number="auto"/>
    </style:style>
    <style:style style:name="P44"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style>
    <style:style style:name="P45"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American Typewriter3" fo:font-size="24pt" fo:font-style="normal" fo:text-shadow="none" style:text-underline-style="none" fo:font-weight="bold" style:font-name-asian="MS Gothic" style:font-size-asian="24pt" style:font-style-asian="normal" style:font-weight-asian="bold" style:font-name-complex="Tahoma" style:font-size-complex="24pt" style:font-style-complex="normal" style:font-weight-complex="bold" style:text-emphasize="none" style:text-scale="100%" style:font-relief="none"/>
    </style:style>
    <style:style style:name="T1" style:family="text">
      <style:text-properties style:font-name="Palatino" style:font-name-asian="Palatino" style:font-name-complex="Palatino"/>
    </style:style>
    <style:style style:name="T2" style:family="text">
      <style:text-properties style:font-name="Palatino" fo:font-size="10pt" fo:font-style="normal" style:font-style-asian="normal" style:font-style-complex="normal"/>
    </style:style>
    <style:style style:name="T3" style:family="text">
      <style:text-properties style:font-name="Palatino" fo:font-size="10pt" fo:font-style="normal" fo:font-weight="normal" style:font-style-asian="normal" style:font-weight-asian="normal" style:font-style-complex="normal" style:font-weight-complex="normal"/>
    </style:style>
    <style:style style:name="T4" style:family="text">
      <style:text-properties style:text-position="super 58%"/>
    </style:style>
    <style:style style:name="T5" style:family="text">
      <style:text-properties style:text-position="super 58%" fo:font-style="normal" style:font-style-asian="normal" style:font-style-complex="normal"/>
    </style:style>
    <style:style style:name="T6" style:family="text">
      <style:text-properties style:text-position="super 58%" fo:font-weight="normal" style:font-weight-asian="normal" style:font-weight-complex="normal"/>
    </style:style>
    <style:style style:name="T7" style:family="text">
      <style:text-properties style:font-name-asian="TimesNewRomanPSMT" style:font-name-complex="TimesNewRomanPSMT"/>
    </style:style>
    <style:style style:name="T8" style:family="text">
      <style:text-properties style:font-name="Cochin1"/>
    </style:style>
    <style:style style:name="T9" style:family="text">
      <style:text-properties style:font-name="Cochin1" fo:font-style="normal" style:font-name-asian="DejaVu Sans" style:font-style-asian="normal" style:font-name-complex="DejaVu Sans" style:font-style-complex="normal"/>
    </style:style>
    <style:style style:name="T10" style:family="text">
      <style:text-properties fo:font-style="italic" style:font-style-asian="italic" style:font-style-complex="italic"/>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style:font-name="Times"/>
    </style:style>
    <style:style style:name="T14" style:family="text">
      <style:text-properties style:font-name="Times" fo:font-style="normal" style:font-style-asian="normal" style:font-style-complex="normal"/>
    </style:style>
    <style:style style:name="T15" style:family="text">
      <style:text-properties fo:font-style="normal" style:font-style-asian="normal" style:font-style-complex="normal"/>
    </style:style>
    <style:style style:name="T16" style:family="text">
      <style:text-properties style:font-name="DejaVu Sans" style:font-name-asian="DejaVu Sans" style:font-name-complex="DejaVu Sans"/>
    </style:style>
    <style:style style:name="T17" style:family="text">
      <style:text-properties style:font-name="DejaVu Sans" fo:font-style="normal" style:font-name-asian="DejaVu Sans" style:font-style-asian="normal" style:font-name-complex="DejaVu Sans" style:font-style-complex="normal"/>
    </style:style>
    <style:style style:name="T18" style:family="text">
      <style:text-properties style:font-name="DejaVu Sans" fo:font-style="italic" style:font-name-asian="DejaVu Sans" style:font-style-asian="italic" style:font-name-complex="DejaVu Sans" style:font-style-complex="italic"/>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background-color="#ffff00"/>
    </style:style>
    <style:style style:name="T22" style:family="text">
      <style:text-properties fo:background-color="transparent"/>
    </style:style>
    <style:style style:name="T23" style:family="text">
      <style:text-properties style:font-name-asian="American Typewriter5" style:font-name-complex="American Typewriter5"/>
    </style:style>
    <style:style style:name="T24" style:family="text">
      <style:text-properties style:font-name="American Typewriter3" style:font-name-asian="American Typewriter5" style:font-name-complex="American Typewriter5"/>
    </style:style>
    <style:style style:name="T25" style:family="text">
      <style:text-properties style:font-style-asian="normal" style:font-style-complex="normal"/>
    </style:style>
    <style:style style:name="T26" style:family="text">
      <style:text-properties style:font-name="American Typewriter2"/>
    </style:style>
    <style:style style:name="T27" style:family="text">
      <style:text-properties fo:color="#000000" style:text-outline="false" style:text-line-through-style="none" style:text-position="0% 100%" style:font-name="American Typewriter3" fo:font-size="24pt" fo:font-style="normal" fo:text-shadow="none" style:text-underline-style="none" fo:font-weight="bold" style:font-name-asian="MS Gothic" style:font-size-asian="24pt" style:font-style-asian="normal" style:font-weight-asian="bold" style:font-name-complex="Tahoma" style:font-size-complex="24pt" style:font-style-complex="normal" style:font-weight-complex="bold" style:text-emphasize="none" style:text-scale="90%" style:font-relief="none"/>
    </style:style>
    <style:style style:name="fr1" style:family="graphic" style:parent-style-name="Frame">
      <style:graphic-properties style:vertical-pos="from-top" style:vertical-rel="page" style:horizontal-pos="from-left" style:horizontal-rel="page" fo:background-color="transparent" style:background-transparency="100%" style:shadow="none">
        <style:background-image/>
        <style:columns fo:column-count="1" fo:column-gap="0cm"/>
      </style:graphic-properties>
    </style:style>
    <style:style style:name="fr2" style:family="graphic" style:parent-style-name="Frame">
      <style:graphic-properties style:vertical-pos="top" style:vertical-rel="page-content" style:horizontal-pos="center" style:horizontal-rel="page-content"/>
    </style:style>
    <style:style style:name="fr3" style:family="graphic" style:parent-style-name="Frame">
      <style:graphic-properties fo:margin-left="0.199cm" fo:margin-right="0.199cm" fo:margin-top="0.199cm" fo:margin-bottom="0.199cm" style:wrap="dynamic" style:number-wrapped-paragraphs="no-limit" style:vertical-pos="top" style:vertical-rel="paragraph" style:horizontal-pos="center" style:horizontal-rel="paragraph-content" fo:background-color="transparent" style:background-transparency="100%" style:shadow="none">
        <style:background-image/>
        <style:columns fo:column-count="1" fo:column-gap="0cm"/>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71cm" svg:stroke-color="#000000" draw:marker-start-width="0.3cm" draw:marker-start-center="false" draw:marker-end-width="0.3cm" draw:marker-end-center="false" draw:stroke-linejoin="miter" draw:fill="bitmap" draw:fill-color="#000000" draw:secondary-fill-color="#c0c0c0" draw:fill-gradient-name="Gradient_20_1" draw:fill-hatch-name="Black_20_-45_20_Degrees" draw:fill-image-name="Space_20_Metal" draw:textarea-horizontal-align="center" draw:textarea-vertical-align="middle" draw:auto-grow-height="false" draw:fit-to-size="false" fo:min-height="0cm" fo:min-width="0cm" fo:padding-top="0.152cm" fo:padding-bottom="0.152cm" fo:padding-left="0.272cm" fo:padding-right="0.272cm" fo:wrap-option="wrap" draw:shadow="hidden" draw:shadow-offset-x="0.199cm" draw:shadow-offset-y="0.199cm" draw:shadow-color="#808080" draw:shadow-opacity="100%" style:protect="position size" style:run-through="background" style:vertical-pos="middle" style:vertical-rel="baseline" style:horizontal-pos="from-left"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2" svg:x="2.492cm" svg:y="19.898cm" svg:width="17.002cm" style:rel-width="100%" draw:z-index="0">
        <draw:text-box fo:min-height="6.181cm">
          <text:h text:style-name="Heading_20_2" text:outline-level="2">Experience Costs</text:h>
          <table:table table:name="Table3" table:style-name="Table3">
            <table:table-column table:style-name="Table3.A"/>
            <table:table-column table:style-name="Table3.B"/>
            <table:table-column table:style-name="Table3.C"/>
            <table:table-row>
              <table:table-cell table:style-name="Table3.A1" office:value-type="string">
                <text:p text:style-name="P16">Trait Increase</text:p>
              </table:table-cell>
              <table:table-cell table:style-name="Table3.B1" office:value-type="string">
                <text:p text:style-name="P16">Cost</text:p>
              </table:table-cell>
              <table:table-cell table:style-name="Table3.C1" office:value-type="string">
                <text:p text:style-name="P16">Training Times</text:p>
              </table:table-cell>
            </table:table-row>
            <table:table-row>
              <table:table-cell table:style-name="Table3.A2" office:value-type="string">
                <text:p text:style-name="Table_20_Contents">Divisional Ability</text:p>
              </table:table-cell>
              <table:table-cell table:style-name="Table3.B2" office:value-type="string">
                <text:p text:style-name="P17">TODO</text:p>
              </table:table-cell>
              <table:table-cell table:style-name="Table3.C2" office:value-type="string">
                <text:p text:style-name="P17">TODO</text:p>
              </table:table-cell>
            </table:table-row>
            <table:table-row>
              <table:table-cell table:style-name="Table3.A2" office:value-type="string">
                <text:p text:style-name="Table_20_Contents">Divisional Charm</text:p>
              </table:table-cell>
              <table:table-cell table:style-name="Table3.B3" office:value-type="float" office:value="8">
                <text:p text:style-name="Table_20_Contents">8</text:p>
              </table:table-cell>
              <table:table-cell table:style-name="Table3.C2" office:value-type="string">
                <text:p text:style-name="Table_20_Contents">(Min. Ability) days</text:p>
              </table:table-cell>
            </table:table-row>
            <table:table-row>
              <table:table-cell table:style-name="Table3.A2" office:value-type="string">
                <text:p text:style-name="Table_20_Contents">Non-Divisional Charm</text:p>
              </table:table-cell>
              <table:table-cell table:style-name="Table3.B3" office:value-type="float" office:value="12">
                <text:p text:style-name="Table_20_Contents">12</text:p>
              </table:table-cell>
              <table:table-cell table:style-name="Table3.C2" office:value-type="string">
                <text:p text:style-name="Table_20_Contents">(Min. Ability + Min. Essence) days</text:p>
              </table:table-cell>
            </table:table-row>
            <table:table-row>
              <table:table-cell table:style-name="Table3.A2" office:value-type="string">
                <text:p text:style-name="Table_20_Contents">Spell (Occult Divisional)</text:p>
              </table:table-cell>
              <table:table-cell table:style-name="Table3.B3" office:value-type="float" office:value="10">
                <text:p text:style-name="Table_20_Contents">10</text:p>
              </table:table-cell>
              <table:table-cell table:style-name="Table3.C2" office:value-type="string">
                <text:p text:style-name="Table_20_Contents">(spell circle) weeks</text:p>
              </table:table-cell>
            </table:table-row>
            <table:table-row>
              <table:table-cell table:style-name="Table3.A2" office:value-type="string">
                <text:p text:style-name="Table_20_Contents">Spell (Occult not Divisional)</text:p>
              </table:table-cell>
              <table:table-cell table:style-name="Table3.B3" office:value-type="float" office:value="12">
                <text:p text:style-name="Table_20_Contents">12</text:p>
              </table:table-cell>
              <table:table-cell table:style-name="Table3.C2" office:value-type="string">
                <text:p text:style-name="Table_20_Contents">(spell circle) weeks</text:p>
              </table:table-cell>
            </table:table-row>
            <table:table-row>
              <table:table-cell table:style-name="Table3.A2" office:value-type="string">
                <text:p text:style-name="Table_20_Contents">Essence (to 3)</text:p>
              </table:table-cell>
              <table:table-cell table:style-name="Table3.B2" office:value-type="string">
                <text:p text:style-name="Table_20_Contents">(rating x 9)</text:p>
              </table:table-cell>
              <table:table-cell table:style-name="Table3.C2" office:value-type="string">
                <text:p text:style-name="Table_20_Contents">immediate</text:p>
              </table:table-cell>
            </table:table-row>
            <table:table-row>
              <table:table-cell table:style-name="Table3.A8" office:value-type="string">
                <text:p text:style-name="Table_20_Contents">Essence (above 3)</text:p>
              </table:table-cell>
              <table:table-cell table:style-name="Table3.B8" office:value-type="string">
                <text:p text:style-name="Table_20_Contents">(rating x 9)</text:p>
              </table:table-cell>
              <table:table-cell table:style-name="Table3.C8" office:value-type="string">
                <text:p text:style-name="Table_20_Contents">(rating) months</text:p>
              </table:table-cell>
            </table:table-row>
          </table:table>
          <text:p text:style-name="P1"><text:span text:style-name="Inline_20_Heading"/></text:p>
        </draw:text-box>
      </draw:frame>
      <draw:frame draw:style-name="fr2" draw:name="Frame4" text:anchor-type="page" text:anchor-page-number="6" svg:width="17.002cm" style:rel-width="100%" svg:height="24.702cm" fo:min-height="100%" draw:z-index="2">
        <draw:text-box>
          <text:h text:style-name="P26" text:outline-level="1">Character Creation Summary</text:h>
          <text:h text:style-name="Heading_20_2" text:outline-level="2">Step One: Character Concept</text:h>
          <text:p text:style-name="Text_20_body">Choose concept, Division, optionally parametadivision, and Motivation.</text:p>
          <text:p text:style-name="Text_20_body">Note Division’s anima powers.</text:p>
          <text:h text:style-name="Heading_20_2" text:outline-level="2">Step Two: Attributes</text:h>
          <text:p text:style-name="Text_20_body">Note that all Attributes start with one dot before you add any.</text:p>
          <text:p text:style-name="Text_20_body">Prioritize the three categories: Physical, Social, Mental (8/6/4).</text:p>
          <text:h text:style-name="Heading_20_2" text:outline-level="2">Step Three: Abilities</text:h>
          <text:p text:style-name="Text_20_body">Note Divisional Abilities. <text:s/>Discordian Exalted have three Favored Abilities.</text:p>
          <text:p text:style-name="Text_20_body">Choose Abilities (28<text:span text:style-name="T1">—at least</text:span> 9 must be from Divisional Abilities, at least one in each; none may be higher than 3 without spending bonus points)</text:p>
          <text:h text:style-name="Heading_20_2" text:outline-level="2">Step Four: Advantages</text:h>
          <text:p text:style-name="Text_20_body">Choose Backgrounds (12<text:span text:style-name="T1">—</text:span>none may be higher than 3 without spending bonus points), Charms (10<text:span text:style-name="T1">—</text:span>at least 5 from Divisional Attributes) and Virtues (6<text:span text:style-name="T1">—a</text:span>ll must be at least 1; Divisional must be at least 2; none may be higher than 3 without spending bonus points)</text:p>
          <text:h text:style-name="Heading_20_2" text:outline-level="2">Step Five: Finishing Touches</text:h>
          <text:p text:style-name="Text_20_body">Record Essence (2), Willpower (total of two highest virtues<text:span text:style-name="T1">—may </text:span>not start at 8 unless at least two Virtues are 4 or higher); Personal Essence ([Essence x 2½] + Willpower), Peripheral Essence ([Essence x 5] + Willpower + [the sum of character’s Virtues]) and health levels (7, plus any gained from Charms).</text:p>
          <text:h text:style-name="Heading_20_2" text:outline-level="2">Bonus Points</text:h>
          <text:p text:style-name="Text_20_body">Bonus Points (23) may be spent at any time during character creation.</text:p>
          <text:p text:style-name="P12">Bonus Points</text:p>
          <table:table table:name="Table1" table:style-name="Table1">
            <table:table-column table:style-name="Table1.A"/>
            <table:table-column table:style-name="Table1.B"/>
            <table:table-row table:style-name="Table1.1">
              <table:table-cell table:style-name="Table1.A1" office:value-type="string">
                <text:p text:style-name="Table_20_Heading">Trait</text:p>
              </table:table-cell>
              <table:table-cell table:style-name="Table1.B1" office:value-type="string">
                <text:p text:style-name="Table_20_Heading">Cost</text:p>
              </table:table-cell>
            </table:table-row>
            <table:table-row table:style-name="Table1.1">
              <table:table-cell table:style-name="Table1.A2" office:value-type="string">
                <text:p text:style-name="Table_20_Contents">Attribute</text:p>
              </table:table-cell>
              <table:table-cell table:style-name="Table1.B2" office:value-type="float" office:value="4">
                <text:p text:style-name="Table_20_Contents">4</text:p>
              </table:table-cell>
            </table:table-row>
            <table:table-row table:style-name="Table1.1">
              <table:table-cell table:style-name="Table1.A2" office:value-type="string">
                <text:p text:style-name="Table_20_Contents">Ability</text:p>
              </table:table-cell>
              <table:table-cell table:style-name="Table1.B3" office:value-type="string">
                <text:p text:style-name="Table_20_Contents">2 (1 if Divisional or Favored)</text:p>
              </table:table-cell>
            </table:table-row>
            <table:table-row table:style-name="Table1.1">
              <table:table-cell table:style-name="Table1.A2" office:value-type="string">
                <text:p text:style-name="Table_20_Contents">Background</text:p>
              </table:table-cell>
              <table:table-cell table:style-name="Table1.B3" office:value-type="string">
                <text:p text:style-name="Table_20_Contents">1 (2 if raised above 3)</text:p>
              </table:table-cell>
            </table:table-row>
            <table:table-row table:style-name="Table1.1">
              <table:table-cell table:style-name="Table1.A2" office:value-type="string">
                <text:p text:style-name="Table_20_Contents">Specialty</text:p>
              </table:table-cell>
              <table:table-cell table:style-name="Table1.B3" office:value-type="string">
                <text:p text:style-name="Table_20_Contents">1 (2 per 1 if in a Divisional or Favored Ability)</text:p>
              </table:table-cell>
            </table:table-row>
            <table:table-row table:style-name="Table1.1">
              <table:table-cell table:style-name="Table1.A2" office:value-type="string">
                <text:p text:style-name="Table_20_Contents">Virtue</text:p>
              </table:table-cell>
              <table:table-cell table:style-name="Table1.B2" office:value-type="float" office:value="3">
                <text:p text:style-name="Table_20_Contents">3</text:p>
              </table:table-cell>
            </table:table-row>
            <table:table-row table:style-name="Table1.1">
              <table:table-cell table:style-name="Table1.A2" office:value-type="string">
                <text:p text:style-name="Table_20_Contents">Willpower</text:p>
              </table:table-cell>
              <table:table-cell table:style-name="Table1.B2" office:value-type="float" office:value="2">
                <text:p text:style-name="Table_20_Contents">2</text:p>
              </table:table-cell>
            </table:table-row>
            <table:table-row table:style-name="Table1.1">
              <table:table-cell table:style-name="Table1.A2" office:value-type="string">
                <text:p text:style-name="Table_20_Contents">Intimacies</text:p>
              </table:table-cell>
              <table:table-cell table:style-name="Table1.B3" office:value-type="string">
                <text:p text:style-name="Table_20_Contents">3 to increase starting Intimacies to (Willpower + Compassion)</text:p>
              </table:table-cell>
            </table:table-row>
            <table:table-row table:style-name="Table1.1">
              <table:table-cell table:style-name="Table1.A2" office:value-type="string">
                <text:p text:style-name="Table_20_Contents">Essence</text:p>
              </table:table-cell>
              <table:table-cell table:style-name="Table1.B2" office:value-type="float" office:value="9">
                <text:p text:style-name="Table_20_Contents">9</text:p>
              </table:table-cell>
            </table:table-row>
            <table:table-row table:style-name="Table1.1">
              <table:table-cell table:style-name="Table1.A10" office:value-type="string">
                <text:p text:style-name="Table_20_Contents">Charms</text:p>
              </table:table-cell>
              <table:table-cell table:style-name="Table1.B10" office:value-type="string">
                <text:p text:style-name="Table_20_Contents">6 (4 if Divisional or Favored)</text:p>
              </table:table-cell>
            </table:table-row>
          </table:table>
          <text:p text:style-name="Text_20_body"/>
        </draw:text-box>
      </draw:frame>
      <text:h text:style-name="P27" text:outline-level="1">First Page</text:h>
      <text:p text:style-name="Title"><draw:custom-shape text:anchor-type="as-char" draw:z-index="1" draw:style-name="gr1" draw:text-style-name="P45" svg:width="13.001cm" svg:height="3.001cm"><text:p text:style-name="P44"><text:span text:style-name="T27">Discordians</text:span></text:p><draw:enhanced-geometry svg:viewBox="0 0 21600 21600" draw:extrusion="false" draw:extrusion-rotation-angle="-25 350" dr3d:projection="parallel" draw:extrusion-first-light-direction="(0 -50000 10000)" draw:extrusion-second-light-direction="(0 50000 10000)" dr3d:shade-mode="flat" draw:extrusion-metal="false" draw:extrusion-specularity="0%" draw:extrusion-diffusion="0%" draw:extrusion-viewpoint="(0cm 3.472cm 25cm)" draw:extrusion-origin="0 -0.5" draw:extrusion-skew="50 9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38"><text:span text:style-name="T26"/></text:p>
      <text:p text:style-name="Subtitle">The Manual Of Exalted Power</text:p>
      <text:p text:style-name="Quotations_20__28_short_29_"/>
      <text:p text:style-name="Quotations_20__28_short_29_"><text:span text:style-name="T26">All Rights Reversed (K). Reprint what you like.<text:line-break/>Or even the bits you don’t like.</text:span></text:p>
      <text:p text:style-name="Quotations_20__28_short_29_"><text:span text:style-name="T26"/></text:p>
      <text:h text:style-name="Heading_20_1" text:outline-level="1">Meta: What needs to be in here?</text:h>
      <text:list xml:id="list1237438606" text:style-name="List_20_1">
        <text:list-item>
          <text:p text:style-name="P41">Background: History, status quo, motivations, goals, possible futures; effect of Great Curse and/or Great Contagion</text:p>
        </text:list-item>
        <text:list-item>
          <text:p text:style-name="P41">Castes</text:p>
        </text:list-item>
        <text:list-item>
          <text:p text:style-name="P41">Charms, Martial Arts, Sorcery?</text:p>
        </text:list-item>
        <text:list-item>
          <text:p text:style-name="P41">Numerology?</text:p>
        </text:list-item>
        <text:list-item>
          <text:p text:style-name="P41">Backgrounds</text:p>
        </text:list-item>
        <text:list-item>
          <text:p text:style-name="P41">Samples: Characters; Artifacts, Manses &amp; Hearthstones; Antagonists, Creatures, Sidekicks &amp; Troops</text:p>
        </text:list-item>
      </text:list>
      <text:h text:style-name="Heading_20_1" text:outline-level="1">Introduction</text:h>
      <text:p text:style-name="Text_20_body">You hold in your hands one of the Great Books of ancient mythic para-history fnord. <text:s/>This document describes the background, powers and context of the Exalted of Eris, goddess of discord.</text:p>
      <text:h text:style-name="Heading_20_1" text:outline-level="1">Chapter One: Eris Discordia</text:h>
      <text:h text:style-name="Heading_20_2" text:outline-level="2">Background</text:h>
      <text:p text:style-name="Quotations_20__28_short_29_">“I can explain it to you,<text:line-break/>but I can’t understand it for you.”</text:p>
      <text:p text:style-name="P8">There are many theories about where the Erisian, or Discordian, Exalted have come from and what they are up to. <text:s/>Some, all or none of the following may be true; but one thing is certain: they’re causing trouble out there somewhere.</text:p>
      <text:h text:style-name="Heading_20_2" text:outline-level="2">Origins</text:h>
      <text:h text:style-name="Heading_20_3" text:outline-level="3">Erisian Exalted</text:h>
      <text:p text:style-name="Text_20_body">Rumors have been circulating, among those circles which don’t officially exist, that there is a new kind of Exalt appearing, in Creation and elsewhere (and maybe even Elsewhere – but who could tell?). <text:s/>So far these are confined to elder Sidereals and Lunars, plus certain obscure gods, but these things always leak. <text:s/>Lytek has said nothing about any discrepancies among those in his care, but he may just be keeping quiet about it, or there may be some not under his control – nobody can be quite sure Autochthon didn’t do some favors for some other parties before disappearing.</text:p>
      <text:p text:style-name="Text_20_body">There is no clear pattern to the things which have been observed, and individually they might be explained away, but there are just slightly too many of them for comfort. <text:s/>Heroes too powerful to be mortals, even enlightened ones, who carry out some dramatic rescue and then disappear without trace. <text:s/>Traveling preachers who somehow manage to read clear heresy into the Immaculate texts, upsetting the control of Realm satrapies. <text:s/>Creatures seen in the Deep Wyld which take on and shrug off the madness of its many forms at will, yet show no reaction to iron. <text:s/>Unexpected changes in the Loom, with little of the damage usually caused by powerful Essence use and without the holes in the pattern which follow those outside Fate. <text:s/>A dark-armored figure seen emerging from remote shadowlands, playing strange tunes on a flute and leading crowds of ghosts, which gradually disappear. <text:s/>Strange artifacts found by cave-mouths on the lower slopes of Meru, by those put there to guard it, carrying Essence but with no discernible function. <text:s/>The only connecting threads seem to be that these events subtly stir things in ways which have greater implications than expected; and a name: Eris Discordia.</text:p>
      <text:h text:style-name="Heading_20_3" text:outline-level="3">Eris Herself</text:h>
      <text:p text:style-name="Text_20_body">There are many possibilities as to the true nature of Eris, although almost all inhabitants of Creation and its neighboring realms are completely unaware of her, so to call them theories would be to give them rather more substance than they deserve. <text:s/>The storyteller should consider the following to be … loose canon.</text:p>
      <text:p text:style-name="Text_20_body">The simplest explanation is that the Goddess of Chaos is just that: a Celestial goddess who has so far been sidelined and forgotten, or who has hidden herself deliberately. <text:s/>Perhaps she <text:span text:style-name="T10">was</text:span><text:span text:style-name="T15"> known in the First Age but took advantage of the breaking of the Mask to conceal herself from unwanted attentions. <text:s/>Perhaps the sixth Maiden who was created to make decisions for the five has gained a mind, of sorts, of her own. <text:s/>She may be some Forbidden and forgotten god (a god of the Wyld, or of world-wide upheaval), who has gained access to a left-over stash of Exaltations, or is worried that the return of the Solars might bring true peace this time.</text:span></text:p>
      <text:p text:style-name="P1">Some of the very few scholars who have investigated her legends believe that there is no such being, and that the “Erisian Exalts” are simply Exalted of known types in whom the madness of the First Age has taken new form, or Sidereals playing particularly convoluted games – hard to tell the difference, sometimes.</text:p>
      <text:p text:style-name="P1">The fact that even some of the older gods have heard of her only in distant legends suggests a more worrying possibility, however (which just so happens to be Eris’ favorite). <text:s/>It may be that she is another Primordial, one who avoided involvement in the War and perhaps even most of Creation’s history. <text:s/>One story (known to her followers as “the Doctrine of the Original Snub”) holds that she was excluded from a party planned by the other gods, so she sneaked in and planted a golden apple inscribed “To the most beautiful”, and left them to fight over it. <text:s/>If one reads “gods” as Primordials, the party as the founding of Creation, and the apple as the idea for the Games of Divinity, then all the strife since makes a bit more sense<text:soft-page-break/>—or at least, we’d know who to blame.</text:p>
      <text:p text:style-name="P1">Among those who have dared to contemplate this last line of thought, some believe that she wishes the dissolution of Creation, not to Oblivion but as a return to the pure Chaos of the Wyld. <text:s/>On the other hand, some say that it was Eris who first planted the idea of forming a stable Creation, as she found complete Chaos boring. <text:s/>If anyone can do anything they like, nobody really needs to come into conflict, and where’s the fun in that? <text:s/>Among those who have been in the Wyld long enough to have more than two hands, it is acknowledged that, whatever she might want today, she’s likely to change her mind tomorrow, so one shouldn’t really take any of these theories stories too seriously.</text:p>
      <text:p text:style-name="Text_20_body">Other rumors include the following.</text:p>
      <text:list xml:id="list937110421" text:continue-numbering="true" text:style-name="List_20_1">
        <text:list-item>
          <text:p text:style-name="P28">Perhaps it was <text:span text:style-name="T10">she</text:span> who suggested to the more well-known Celestial Maidens that some Exalted of their own would save them spending quite as much time worrying about the Loom (while secretly hoping they’d end up meddling as much as other mortals).</text:p>
        </text:list-item>
        <text:list-item>
          <text:p text:style-name="P28">She is said to have both helped the Wyld invasion of Creation when it seemed in danger of overrunning the Wyld (complete Order being as boring as complete Chaos), and to have sent her agents to fight off the Wyld invasion, when it looked like Creation might be destroyed;</text:p>
        </text:list-item>
        <text:list-item>
          <text:p text:style-name="P28">She could be the goddess of the Yozi’s binding, or of the borders of Creation, or some other force which wrestles with balancing what is permitted and what is not.</text:p>
        </text:list-item>
        <text:list-item>
          <text:p text:style-name="P28">Maybe she is the goddess of the Reclamation, who would become the latest of the Forbidden, if only her existence were known. After all, she and her Chosen display Malfeas’ arrogance in placing themselves at the center of things, without expecting everyone else to agree; Cecelyne’s fascination with borders and rules, with as much will to free others from them as to make them conform; an understanding of proper order that mirrors She Who Lives In Her Name, without believing that it is fixed, or even feasible; Adorjan’s mad freedom of will, without destructive cruelty; the Ebon Dragon’s blithe willingness to lie, without it being a compulsion.</text:p>
        </text:list-item>
        <text:list-item>
          <text:p text:style-name="P28">Or … as the Primordials’ souls were carved and warped to make them what they are now, perhaps she is a new Primordial, spontaneously formed from the off-cuts.</text:p>
        </text:list-item>
      </text:list>
      <text:p text:style-name="Text_20_body">But frankly, if it wasn’t for the fact that she’s been largely forgotten, the list of rumors <text:span text:style-name="T10">not</text:span><text:span text:style-name="T15"> involving her would probably be shorter than the list of things she’s supposedly poked her Celestial Spanner into. <text:s/>Regardless of her origin and nature, the real questions are: why is she getting involved in things now, and what does she want?</text:span></text:p>
      <text:p text:style-name="P1">That’s assuming, of course, that she exists at all. <text:s/>One thought which has occurred to nobody (except perhaps some Erisians) is that mortals may be Exalting all by themselves. <text:s/>If this were true, the established powers would likely hope for some explanation along the lines of the Salinan Working, and then look to pin down said insane sorceror and make him or her revoke it. <text:s/>However, it’s just possible that the Essence of mortal-kind has finally been abused enough that some of this Exaltation business has rubbed off on their souls, and it’s begun to happen spontaneously, under no-one’s control …</text:p>
      <text:p text:style-name="P1"><draw:frame draw:style-name="fr3" draw:name="Frame1" text:anchor-type="paragraph" svg:width="18.621cm" style:rel-width="90%" draw:z-index="3"><draw:text-box fo:min-height="0.499cm"><text:h text:style-name="P40" text:outline-level="4">Sidebar: The Time of the Primordials</text:h><text:p text:style-name="Text_20_body"><text:span text:style-name="T15">For the Dragon-Blooded, the Primordials are a left-over of the past, fading in power along with many other heretical terrors. <text:s/>For the Celestial Exalted, too, they are a defeated enemy, even if they do occasionally need to be reminded to stay that way. <text:s/>But few seem to consider how that millennium-or-so of captivity appears from </text:span><text:span text:style-name="T10">their</text:span><text:span text:style-name="T15"> point of view. <text:s/>The brief lives of mortals fade into a blur for long-lived Exalted; how, then, must those years seem to the Primordials? <text:s/>If the founding of Creation was indeed a party to them, perhaps their current confinement within Malfeas is equivalent to waking up the next morning, hung over in a jail cell somewhere. <text:s/>In that case, the whimsical Eris might distract them from their revenge by dangling some other golden carrot in front of their bleary eyes and, if only someone could find a stable and self-sustaining configuration for Creation, they could fade forever into the group nightmares of mortal kind …</text:span></text:p></draw:text-box></draw:frame></text:p>
      <text:p text:style-name="TODO"><text:span text:style-name="T15">T</text:span>he Good Book of Bad Words says, <text:span text:style-name="T7">“Eris Discordia is in Limbo, where all we virtuous pagans and our gods and goddesses go between lifetimes.”</text:span></text:p>
      <text:p text:style-name="P1"/>
      <text:p text:style-name="TODO">[Aneristic vs. Eristic Principles: “Reality” in PD == “Essence” in Exalted.]</text:p>
      <text:h text:style-name="Heading_20_2" text:outline-level="2">Aims</text:h>
      <text:p text:style-name="Quotations_20__28_short_29_">“I tell you, one must still have chaos in one<text:line-break/>to give birth to a dancing star!”<text:line-break/><text:soft-page-break/>– Nietzsche</text:p>
      <text:p text:style-name="Quotations_20__28_short_29_">“There’s nothing Nietzsche couldn’t teach ya<text:line-break/>’bout the raising of the wrist.”<text:line-break/>– Bruce</text:p>
      <text:p text:style-name="Text_20_body">Eris chooses from those who are beginning to understand that it is necessary to maintain a balance between the forces of Order and Chaos, to allow the underlying Essence to express itself fully. <text:s/>She shows them the (probably) absolute truth of this in a moment of revelation, at the point of their Exaltation. <text:s/>After that, she pretty much leaves them to their own devices. <text:s/>You never can predict when she might decide to intercede for or otherwise prod her Chosen, though.</text:p>
      <text:p text:style-name="Text_20_body">The goal of these Exalted, then, is to maintain the creative tension between these two extremes. <text:s/>Manifestations of order include great mysteries such as Creation, Yu-Shan, the body of Autochthon and so one, but also mundane tyrannies, hierarchies and bureaucracies. <text:s/>Chaos is most obviously epitomized by the Wyld, and the destruction wrought by Abyssals and their un-kind, but also by civil war, heresies, barbarians and the like. <text:s/>Discordians tweak things to try to keep it all in balance, as best they can. <text:s/>Those who travel in Creation will tend to provoke disruption and confusion, whereas those who venture into the Wyld try to get things a bit more organized.</text:p>
      <text:p text:style-name="Text_20_body">It is unclear why more of the Erisian Exalts are appearing now (or how many of them there are), but one possibility is that, since so much of Creation fell to the Wyld after the First Age, they have been spending time out there attempting to redress the balance, and are returning now that some plans are coming to fruition. <text:s/>They may have had a hand or three in Autochthon’s return, to speed this up – or then again, they may be here to interfere with the rise in orderliness which will inevitably accompany him. <text:s/>On a less cosmic level, they could be taking advantage of the disruption in the Realm to modify the power structures. <text:s/>A single central Empire isn’t the only possibility, surely? <text:s/>These and other motivations are not mutually exclusive, given the subtly disorganized organizations involved.</text:p>
      <text:h text:style-name="Heading_20_2" text:outline-level="2">Society</text:h>
      <text:p text:style-name="Quotations_20__28_short_29_">“Some of our bishops have a one-man cabal.<text:line-break/>Some work together. <text:s/>Some never do explain.”</text:p>
      <text:p text:style-name="Text_20_body">There is no single organized Discordian social structure ~ or at least, that’s what they claim. <text:s/>There are, however, a few disorganized groups who come together for temporary projects, discussion of long-term plans for the Universe, and bowling nights. <text:s/>When they do form groups, these are generally referred to as cabals, rather than circles; except, of course, that they are generally not referred to, being cabals. <text:s/>Discordians like to inveigle themselves into existing structures, the better to subvert them. <text:s/>They share with the Sidereals the characteristic of an Arcane Fate, which makes this somewhat easier. <text:s/>Although they may keep up one persona for a few years, or revisit one over an extended period, they tend to travel widely and come up with new guises in each location.</text:p>
      <text:h text:style-name="Heading_20_3" text:outline-level="3">Organizations</text:h>
      <text:p text:style-name="Text_20_body">Some of the less obscure titles and societies are briefly described here.</text:p>
      <text:p text:style-name="Text_20_body"><text:span text:style-name="T19">The Austral Illuminati:</text:span> This society claims to have influence over most of the southern part of Creation and beyond, manipulating events so as to bring the “light of confusion” to as many people (and Fair Folk) as possible. <text:s/>Intercepted communications bearing their seal (a triangular green gem with a carving of an eye) suggest that they have covert influence in the south within the Guild, some Realm outposts and the Delzhan tribes, and are looking to extend their reach. <text:s/>Of course, they might be lying. <text:s/>Membership is by invitation only.</text:p>
      <text:p text:style-name="Text_20_body"><text:span text:style-name="T19">The Ersatz Heterarch:</text:span> This title describes a single person, but in fact there seem to be a number of people using it—perhaps as many as a hundred, although clearly not all are Exalted. <text:s/>Some are mortal mystics with an appropriate miseducation, with a number of sorcerers among them. <text:s/>The members of this group have taken it upon themselves to find, test and train those claiming to be newly Exalted by Eris. <text:s/>After all, when the defining traits of those drawn to the goddess of discord include confusion and deception, you can’t be too careful. <text:s/>They rely as much on networks of contacts as on magical means to find these random factors, but seem to have more luck than the Wyld Hunt have in tracking Solars. <text:s/>The nature of their tests is unclear, but rumored to be painful. <text:s/>They claim to be attempting to assess all Erisian exalts and organize them into one big network with the most suitable people (according to their tests) in charge. <text:s/>Secretly they <text:soft-page-break/>are looking for the coming one one known as the Reverend Mother, who they believe will explain everything for them.</text:p>
      <text:p text:style-name="P22"><text:span text:style-name="T19">The Party for More Parties:</text:span><text:span text:style-name="T20"> A loose collection of criminals, rebels and greedy politicians, this organization is funded and supplied by Discordians from three different cabals, and works to subvert existing political groups.</text:span></text:p>
      <text:p text:style-name="P22"><text:span text:style-name="T20">Some time ago, [invent name here—3</text:span><text:span text:style-name="T6">rd</text:span><text:span text:style-name="T20"> or Indivisibles] went into the Wyld in the far north-east of creation, and returned with a number of mutations. <text:s/>She cured herself of most of these, but failed to realize she had also become a Plague Carrier. <text:s/>Those who succumbed to the illness (including herself, for a time) found that one of their group loyalties was gradually reversed, until they were driven to form an opposing group. <text:s/>After an irritating few months in which she harried her own cabal at every turn, they managed to pin her down and extract the disease spirit. <text:s/>Impressed with the upheaval she had left in her wake, they kept the spirit alive rather than “curing” it, and have seeded it into a number of slaves and prostitutes owned by the Guild. <text:s/>Its low virulence means that it is most often spread through intimate contact, so they try to arrange as many Dragon-Blooded orgies as they can, but it will sometimes spread more freely. <text:s/>See “Contrariety” in the section on Disease in </text:span><text:span text:style-name="T20"><text:bookmark-ref text:reference-format="chapter" text:ref-name="__RefHeading__2753_478467263"/></text:span><text:span text:style-name="T20"><text:bookmark-ref text:reference-format="text" text:ref-name="__RefHeading__2753_478467263">Chapter Eight: Panoply</text:bookmark-ref></text:span><text:span text:style-name="T20">.</text:span></text:p>
      <text:p text:style-name="TODO"><text:span text:style-name="T19">The Apple Corps:</text:span> [blah]</text:p>
      <text:p text:style-name="TODO"><text:span text:style-name="T19">The House of Mirrors:</text:span> [blah]</text:p>
      <text:p text:style-name="TODO"><text:span text:style-name="T19">The Five-Fingered Hand:</text:span> [blah]</text:p>
      <text:p text:style-name="TODO">Other:<text:span text:style-name="T20"> The Citizens Committee for Concerned Citizens, The Party for War on Evil, The Party for More Parties.</text:span></text:p>
      <text:p text:style-name="TODO">[TODO: more]</text:p>
      <text:h text:style-name="Heading_20_3" text:outline-level="3">Cabals</text:h>
      <text:p text:style-name="Text_20_body"><text:span text:style-name="T19">The House of Mirrors:</text:span> This group of Erisians publicly seeks to extend her influence among all people, by spreading knowledge about her and encouraging faith in her ideals (while vainly trying to discourage direct worship). <text:s/>They keep a low profile and start small cults in widely-spread locations, trying to present her as simply a goddess of the Age of Sorrows. <text:s/>These followers don’t oppose worship of other gods, though they make a point of not sticking to the Immaculate calendar for such things, to the irritation of Yu-Shan’s accountants. <text:s/>They have even made some inroads into the lower ranks of the Guild, whose members inevitably read greed and selfishness into the “do whatever you want” philosophy espoused. <text:s/>The cabal is greatly aided in its efforts by the manse from which they take their name.</text:p>
      <text:p text:style-name="P21">TODO</text:p>
      <text:h text:style-name="Heading_20_1" text:outline-level="1">Chapter Two: Character Creation</text:h>
      <text:p text:style-name="Quotations_20__28_short_29_">“That man lives best who’s fain<text:line-break/>to live half mad, half sane.”<text:line-break/>– Jan van Stijevoort</text:p>
      <text:h text:style-name="Heading_20_2" text:outline-level="2">[Thematics]</text:h>
      <text:p text:style-name="Text_20_body">Discordians are not heroes; they would rather be iconoclasts than icons. <text:s/>Like all Exalted, they do certain things amazingly well, but mostly they just do their own thing.</text:p>
      <text:p text:style-name="Text_20_body">They are not Solars. <text:s/>In battle they’re as likely to sneak off after they’ve started a conflict, as to lead a glorious charge. <text:s/>They do not stand with the gods, except to make funny faces behind their backs.</text:p>
      <text:p text:style-name="Text_20_body">They are not Lunars. <text:s/>They may shape societies, but they seek balance rather than victory or survival. <text:s/>They’re certainly no stewards, either, favoring the sociological equivalent of throwing a spanner or some clogs in the works, then legging it.</text:p>
      <text:p text:style-name="Text_20_body">They are not the Dragon-Blooded. <text:s/>They are Princes only of themselves, and usually quite Maculate. <text:s/>They don’t pass on their exaltation through breeding, as far as any one knows. Wouldn’t turn down a good orgy, though.</text:p>
      <text:p text:style-name="Text_20_body">They are not the Sidereals. <text:s/>True, they have some power over the Loom of Fate, but they are just as adept at bending any form of Reality to their whims, in a modest way. <text:s/>Also, they would only work in a large forward-planning organization if it were necessary to counter an overdose of disorganization somewhere: they’re only bureaucrats if it suits them.</text:p>
      <text:p text:style-name="Text_20_body">They are certainly not the Abyssals. <text:s/>Death and rebirth are part of the balance they hum along to, but the idea of total Oblivion is at once horrific and laughable to them.</text:p>
      <text:p text:style-name="Text_20_body">They are not the Alchemicals. <text:s/>Autochthon may have had a hand in their creation, perhaps unwittingly, but they certainly don’t follow the templates of his Chosen and Built. <text:s/>They are nonetheless found within his body, for the struggle between the Eight Nations on one hand, and the Gremlins playing out the Maker’s sickness on the other, is just the sort of trouble which attracts them. <text:s/>Plus, there’s all those cool toys.</text:p>
      <text:p text:style-name="Text_20_body">They are not the Infernals, either. <text:s/>It’s possible that they are born of some Primordial-level power but, if so, it’s not one grieving over and railing against some unjust binding. <text:s/>Their sense of Virtue is much closer to the mortal norm, too (as long as you include madmen).</text:p>
      <text:p text:style-name="Text_20_body">So, what are they, then? <text:s/>They are mischief-makers and mystics, tricksters and eccentrics, anarchists and clowns, who see their own truths with such unquestioned conviction that they gradually bend the world to fit them. <text:s/>Loki, Coyote, El-ahrairah, V, the Fool of the Tarot—these are some of their counterparts in our myths.</text:p>
      <text:p text:style-name="Text_20_body">They are women and men who have touched enlightenment, and found that it has stuck to them for some reason, but see their own humanity all the more clearly for it. <text:s/>They are possessed of the typical Virtues, but also extol such alternatives as Laziness, Impatience and Hubris. <text:s/>Champions of free will, they will gladly force it on others, whether they like it or not.</text:p>
      <text:h text:style-name="Heading_20_1" text:outline-level="1">Chapter Three: Traits</text:h>
      <text:h text:style-name="Heading_20_2" text:outline-level="2">Divisions</text:h>
      <text:p text:style-name="Quotations_20__28_short_29_">“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text:p>
      <text:p text:style-name="Text_20_body">Each Division has a number of favored Abilities, which provide Excellencies and reduced Experience costs, plus a Divisional Virtue.</text:p>
      <text:p text:style-name="Text_20_body">As well as the usual Exalted information, this book provides an Erisian Element and an Exalted Affinity for each Division. <text:s/>Erisians are able to gain magical material bonuses depending on their Division or Parametadivision: if the description of a Parametadivision specifies a magical material, that overrides the material associated with the Division.</text:p>
      <text:h text:style-name="Heading_20_3" text:outline-level="3">Anima Effects</text:h>
      <text:p text:style-name="Text_20_body">As the Chosen of one of the Maidens (maybe) and natural troublemakers, Discordians are close in some ways to Sidereal Exalted. <text:s/>Their anima will show in the same unshaped way, at the same levels of Essence expenditure (see p. 118 of the Sidereals book), though all Divisions have the same orange glow.</text:p>
      <text:p text:style-name="Text_20_body">When it is visible, Discordians can, at no extra cost, make their anima appear to belong to the Exalted type with which their Division has an Affinity, although this does not actually grant them the corresponding anima effects. <text:s/>By spending 3 motes, they can change this appearance to any other Exalted type for one scene. <text:s/>To aid in infiltrating various power groups, they can commit 5 motes and 1 willpower to change their apparent Essence signature indefinitely, regardless of whether their anima is visible (<text:span text:style-name="T10">e.g.</text:span><text:span text:style-name="T15">, even when they are asleep</text:span>), but only according to their Affinity.</text:p>
      <text:p text:style-name="Text_20_body">Alternatively, they can commit 1 willpower to hide the fact that they have enlightened Essence, making them appear to be an ordinary mortal of Essence 1 (or, if they normally have Essence 4 or more, a heroic mortal with Essence 2 and no mote pool). <text:s/>This effect continues even as the Exalt spends motes, though observers may be able to determine the source of the power. <text:s/>If they are seen using an Obvious Charm, or if (seen or not) they spend 11 or more motes of their peripheral Essence, then the effect is lost immediately and the willpower becomes uncommitted.</text:p>
      <text:p text:style-name="Text_20_body">When their anima appearance is changed in this way, magical powers which can determine the type of an Exalt’s Essence (such as the Solar Charm All-Encompassing Sorcerer’s Sight) will also perceive the purported type. <text:s/>Attempts to see through this (<text:span text:style-name="T10">e.g.</text:span><text:span text:style-name="T15">, with a further Intelligence + Occult roll with the aforementioned Charm), or even to determine the exact type of the Exalt’s Essence when his anima is not visible, are subject to an external penalty equal to his Essence.</text:span></text:p>
      <text:h text:style-name="Heading_20_3" text:outline-level="3">Other Affinity Effects</text:h>
      <text:p text:style-name="Text_20_body">In order that they may blend in with those they are trying to influence, the Affinity of a Discordian also confers upon them any cosmetic effects which would be appropriate. <text:s/>Thus those in the parametadivison called the The Division by Zero will give a fairly convincing impression of walking corpses, whereas those in the 2nd Division might have animal tells, and those in the 3rd Division show some of the elemental coloring of the Dragon-Blooded, if their Essence is high enough.</text:p>
      <text:h text:style-name="P39" text:outline-level="3">1<text:span text:style-name="T4">st</text:span> Division – Anchor</text:h>
      <text:p text:style-name="P9">[The Discordians of the 1<text:span text:style-name="T4">st</text:span> Division are priests.]</text:p>
      <text:p text:style-name="Text_20_body"><text:span text:style-name="Inline_20_Heading">Symbol:</text:span> “<text:span text:style-name="T16">●</text:span>”, “<text:span text:style-name="T18">ⵙ</text:span>”, solid? circle</text:p>
      <text:p text:style-name="Text_20_body"><text:span text:style-name="Inline_20_Heading">Element:</text:span> Orange</text:p>
      <text:p text:style-name="Text_20_body"><text:span text:style-name="Inline_20_Heading">Magical Material:</text:span> Orichalchum</text:p>
      <text:p text:style-name="Text_20_body"><text:span text:style-name="Inline_20_Heading">Affinity:</text:span> Solar</text:p>
      <text:p text:style-name="Text_20_body"><text:span text:style-name="Inline_20_Heading">Anima effects:</text:span> <text:span text:style-name="T15">Common Solar anima effects, at a cost of 1 mote each:</text:span></text:p>
      <text:list xml:id="list673584358" text:continue-numbering="true" text:style-name="List_20_1">
        <text:list-item>
          <text:p text:style-name="P29">Cause her caste mark to glow brightly for a scene (as if the character had spend 4-7 motes of Peripheral Essence). <text:s/>The character may cause any Solar caste mark to appear.</text:p>
        </text:list-item>
        <text:list-item>
          <text:p text:style-name="P29">Cause her anima to glow brightly enough to read by for a scene (as if the character had spent 8-10 motes of Peripheral Essence).</text:p>
        </text:list-item>
        <text:list-item>
          <text:p text:style-name="P29">Know the precise time of day for the rest of the scene.</text:p>
        </text:list-item>
      </text:list>
      <text:p text:style-name="Text_20_body">By spending 5 motes, an Anchorite can enhance their self-focus to unnatural levels for one scene, removing one point from all internal penalties of any sort (e.g., from wounds). <text:s/>This effect applies automatically once his anima banner reaches the 4-7 mote level.</text:p>
      <text:p text:style-name="P1">By spending 10 motes, internal penalties up to the character’s Essence are removed for the scene. <text:s/>This effect costs 5 motes once his anima banner reaches the 11-15 mote level; it is not reduced further at the 16+ level.</text:p>
      <text:p text:style-name="Text_20_body"><text:span text:style-name="Inline_20_Heading">Associations:</text:span> Pre-conscious; Narcissus, Being-One; Focus; Thoughtless Selfishness; Beautiful Sunsets</text:p>
      <text:p text:style-name="Text_20_body"><text:span text:style-name="Inline_20_Heading">Sobriquets:</text:span> The Most Beautiful; Anchorites; The Voices Whistling in the Dark; The Ignorant Children; The Traveling Sailsmen; The Law Unto Themselves</text:p>
      <text:p text:style-name="Text_20_body"><text:span text:style-name="Inline_20_Heading">Concepts:</text:span> monk, hermit, free runner, lighthouse keeper, sailor, gamekeeper, explorer</text:p>
      <text:p text:style-name="Text_20_body"><text:span text:style-name="Inline_20_Heading">Virtue:</text:span> Conviction</text:p>
      <text:p text:style-name="Text_20_body"><text:span text:style-name="Inline_20_Heading">Abilities:</text:span> Martial Arts, Survival, Athletics, Sail, Awareness</text:p>
      <text:p text:style-name="Text_20_body"><text:span text:style-name="Inline_20_Heading">Quote:</text:span> <text:span text:style-name="T12">“The Nagas of the South-East Mountain Tribes say that the sun shines by day because, being a woman, it is afraid to venture out by night.”</text:span></text:p>
      <text:h text:style-name="P39" text:outline-level="3">2<text:span text:style-name="T4">nd</text:span> Division – Arrow</text:h>
      <text:p text:style-name="Text_20_body">The chosen of this Division are at home, being born of confusion, in mimicking the volatile natures of the chosen of Luna. <text:s/>They will have some form of Tell similar to true Lunars, and may carry moonsilver tattoos as well. <text:s/>These tattoos never form the correct patterns to have their intended effect, though: the Moonlight Lyres have little need of such protection, being inherently able to shake off Wyld taint. <text:s/>A contested (Perception + Occult) roll against the character’s (Essence + Appearance + Investigation) may reveal the flaw in the tattoo’s design, if any have cause to look for it.</text:p>
      <text:p text:style-name="Text_20_body"><text:span text:style-name="Inline_20_Heading">Symbol:</text:span> <text:span text:style-name="T10">“</text:span><text:span text:style-name="T18">ⵀ</text:span><text:span text:style-name="T10">”, “</text:span><text:span text:style-name="T17">☯</text:span><text:span text:style-name="T10">”, </text:span>Yin-Yang, Holy Chao</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15">Common Lunar anima effects, at a cost of 1 mote each:</text:span></text:p>
      <text:list xml:id="list1849807278" text:continue-numbering="true" text:style-name="List_20_1">
        <text:list-item>
          <text:p text:style-name="P29">Cause her caste mark and tattoos to glow brightly for a scene (as if the character has spent four to seven motes of Peripheral Essence).</text:p>
        </text:list-item>
        <text:list-item>
          <text:p text:style-name="P29">Cause her anima to glow brightly enough to read by for a scene (as if the character has spent eight to 10 motes of Peripheral Essence).</text:p>
        </text:list-item>
        <text:list-item>
          <text:p text:style-name="P29">Cause her Tell to become unmistakable and impossible to miss for a Tell.</text:p>
        </text:list-item>
        <text:list-item>
          <text:p text:style-name="P29">Know the precise day of the lunar month, the phase of the moon and the time of day for the rest of the scene.</text:p>
        </text:list-item>
      </text:list>
      <text:p text:style-name="P1">By spending 1 mote the character may alternatively cause her tattoos (if any) and Tell to completely vanish for one scene.</text:p>
      <text:p text:style-name="P1">By spending 5 motes, a Moonlight Lyre can skilfully read the desires of those around her. <text:s/>This grants her a bonus number of dice equal to her Essence on any Investigation (or Socialize) rolls for Reading Motivation of a single subject. <text:s/>This bonus is not included in the limit for dice added by Charms. <text:s/><text:span text:style-name="T21">This effect applies automatically once her anima banner reaches the 4-7 mote level.</text:span></text:p>
      <text:p text:style-name="Text_20_body"><text:span text:style-name="T15">By spending 10 motes, a Matchmaker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 <text:s/>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 <text:s/>This effect costs 5 motes once his anima banner reaches the 11-15 mote level and 2 motes at the 16+ level.</text:p>
      <text:p text:style-name="Text_20_body">A Matchmaker may alternatively spend 10 motes to permanently cure herself of one point of Wyld- or demesne-induced mutation. <text:s/>The cost of this power does not decrease as anima banner flare increases.</text:p>
      <text:p text:style-name="Text_20_body"><text:span text:style-name="Inline_20_Heading">Associations:</text:span> Id; Desire, Lovers, Becoming-One; Curiosity; Loneliness</text:p>
      <text:p text:style-name="Text_20_body"><text:span text:style-name="Inline_20_Heading">Sobriquets:</text:span> Storytellers; Matchmakers; The Moonlight Lyres; The Soft and Steady Hand; Invaders of the Faith</text:p>
      <text:p text:style-name="Text_20_body"><text:soft-page-break/><text:span text:style-name="Inline_20_Heading">Concepts:</text:span> adventurer, bard, detective, trader, evangelist / missionary, clown, <text:span text:style-name="T10">agent provocateur</text:span></text:p>
      <text:p text:style-name="Text_20_body"><text:span text:style-name="Inline_20_Heading">Virtue:</text:span> Compassion</text:p>
      <text:p text:style-name="Text_20_body"><text:span text:style-name="Inline_20_Heading">Abilities:</text:span> Archery, Medicine, Performance, Investigation, Ride</text:p>
      <text:p text:style-name="TODO"><text:span text:style-name="Inline_20_Heading">Quote:</text:span> TODO</text:p>
      <text:h text:style-name="P39" text:outline-level="3">3<text:span text:style-name="T4">rd</text:span> Division – Apple</text:h>
      <text:p text:style-name="Text_20_body">The leaders, fighters and executive action brigade of the Discordians, this Division makes things happen by organizing, persuading and, if necessary, hitting people until they act together.</text:p>
      <text:p text:style-name="Text_20_body"><text:span text:style-name="Inline_20_Heading">Symbol:</text:span> “<text:span text:style-name="T13">Ỏ</text:span>”, “<text:span text:style-name="T13">Φ</text:span>”, “<text:span text:style-name="T18">ⵕ</text:span>”, “<text:span text:style-name="T18">ⵚ</text:span>”, “<text:span text:style-name="T18">ტ</text:span>” – stylized Apple</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Anima effects:</text:span> <text:span text:style-name="T21">[Richard reckons that flat-out duplicating all anima effects is unfair in terms of game balance, and the illusory anima flux would be enough to convince people. <text:s/>Maybe this will do instead?]</text:span> Soldiers in the Apple Corps must choose a particular Elemental type to mimic initially, and may spend 1 point of Willpower as a miscellaneous action to change to a different Element indefinitely. <text:s/>Doing so while anima powers are in use will cancel their effect – and doubtless confuse any onlookers.</text:p>
      <text:p text:style-name="Text_20_body">By spending 5 motes, a character may gain some benefits of his selected element for one scene. <text:s/>Firstly, he may add his Essence in dice to attempts to resist damage from environmental effects, where Wood includes plant toxins. <text:s/>Secondly, at Step 10 of attack resolution, he may subtract 1 from any damage caused by the relevant element, to a minimum of 0, even if it is not from an environmental source. <text:s/>For example, this applies to damage from the anima power of a Fire Aspect Dragon-Blooded. <text:s/>Lastly, a specific power is available corresponding to each element.</text:p>
      <text:list xml:id="list893969436" text:continue-numbering="true" text:style-name="List_20_1">
        <text:list-item>
          <text:p text:style-name="P29">For Air, leaping distance is multiplied by the his Essence.</text:p>
        </text:list-item>
        <text:list-item>
          <text:p text:style-name="P29">For Earth, his Essence is added to rolls to resist grappling or knockback.</text:p>
        </text:list-item>
        <text:list-item>
          <text:p text:style-name="P29">For Fire, he can ignite flammable materials with a touch.</text:p>
        </text:list-item>
        <text:list-item>
          <text:p text:style-name="P29">For Water, he can breathe water as easily as air, and will not drown.</text:p>
        </text:list-item>
        <text:list-item>
          <text:p text:style-name="P29">For Wood, he can exude a mild plant toxin: living creatures with whom he makes skin-to-skin contact must make a successful (Stamina + Resistance) roll against the character’s Essence or be affected for the rest of the scene. <text:s/>The poison causes no damage but imposes a -1 internal penalty due to nausea. <text:s/>Multiple doses stack their penalties, up to the character’s Essence.</text:p>
        </text:list-item>
      </text:list>
      <text:p text:style-name="Text_20_body">For 10 motes, in mass combat, the Knights of The Five-Sided Temple may raise or lower the Drill or Valor of a unit in which they hold a significant position (not necessarily overall command), by 1 point, for one scene. <text:s/>In social combat, the same expenditure allows the Taskmaster to raise or lower the Loyalty or (number of nearby extras permitting) Magnitude of a social unit, by one point, again for only one scene. <text:s/>Extras added to or removed from a unit will drift back to their original associations once the effect ends, slightly puzzled as to why they ended up elsewhere. <text:s/><text:span text:style-name="T15">This effect costs 5 motes once his anima banner reaches the 11-15 mote level; it is not reduced further at the 16+ level.</text:span></text:p>
      <text:p text:style-name="Text_20_body"><text:span text:style-name="Inline_20_Heading">Associations:</text:span> Ego; Strife, Competition, Jealousy; Teamwork, Pride</text:p>
      <text:p text:style-name="Text_20_body"><text:span text:style-name="Inline_20_Heading">Sobriquets:</text:span> The Apple Corps; The Knights of The Five-Sided Temple; Tower-Builders; Taskmasters; Overseers</text:p>
      <text:p text:style-name="Text_20_body"><text:span text:style-name="Inline_20_Heading">Concepts:</text:span> leader, warrior, negotiator, courtier, diplomat, foreman, mayor</text:p>
      <text:p text:style-name="Text_20_body"><text:span text:style-name="Inline_20_Heading">Virtue:</text:span> Valor</text:p>
      <text:p text:style-name="Text_20_body"><text:span text:style-name="Inline_20_Heading">Abilities:</text:span> Melee, War, Presence, Socialize, Linguistics</text:p>
      <text:p text:style-name="Text_20_body"><text:span text:style-name="Inline_20_Heading">Other rules:</text:span> Anima flux does not truly apply to these Exalts,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a -1 external penalty on any attacks or other actions directed at the Exalt, from characters who are unable to soak lethal damage with Stamina (i.e., excluding Exalts), as they instinctively try to avoid the (non-existent) damage. <text:s/>At the 16+ level it imposes a penalty equal to the character’s permanent Essence, which applies to all characters. <text:s/>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p>
      <text:p text:style-name="Text_20_body">Members of this division are able to become part of a Sworn Brotherhood and receive all the benefits of that connection. <text:s/>However, this is likely to be extremely risky unless the Exalt can find some Dragon-Blooded who have strayed very far from doctrine indeed.</text:p>
      <text:p text:style-name="TODO"><text:span text:style-name="Inline_20_Heading">Quote:</text:span> “We Erisians seldom pray, it is much too dangerous.”</text:p>
      <text:h text:style-name="P39" text:outline-level="3">4<text:span text:style-name="T4">th</text:span> Division – Archway</text:h>
      <text:p text:style-name="P6">While the 1<text:span text:style-name="T4">st</text:span> division includes those wondering holy men who inspire strange followings, the 4<text:span text:style-name="T4">th</text:span> division is composed more of those who consciously study mysteries and secrets. <text:s/>They may even run sizable covert organizations or networks.</text:p>
      <text:p text:style-name="Text_20_body"><text:span text:style-name="Inline_20_Heading">Symbol:</text:span> “<text:span text:style-name="T16">✩</text:span>”, Pentacle</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15">Common Sidereal anima effects, at a cost of 1 mote each:</text:span></text:p>
      <text:list xml:id="list1452522149" text:continue-numbering="true" text:style-name="List_20_1">
        <text:list-item>
          <text:p text:style-name="P29">Make her caste mark obvious for one minute, as if the character had spent 8-10 motes of Peripheral Essence. <text:s/>The cast mark shines with the symbol and color of any Maiden the character chooses.</text:p>
        </text:list-item>
        <text:list-item>
          <text:p text:style-name="P29">Know the exact time and date by sensing the position of celestial bodies – or other significant bodies, meaning this ability works in alternate realities such as Malfeas or (insofar as time has meaning there) the Wyld.</text:p>
        </text:list-item>
        <text:list-item>
          <text:p text:style-name="P28"><text:span text:style-name="T15">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ext_20_body"><text:span text:style-name="T15">Spending 5 motes gives the Gatekeeper insight into how to bypass barriers.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This effect applies automatically once her anima banner reaches the 4-7 mote level.</text:p>
      <text:p text:style-name="Text_20_body">By spending 10 motes, one of the Unhinged can step fully into or out of Fate,<text:span text:style-name="T15"> for one scene. <text:s/>Stepping outside Fate grants immunity to any Charms with the Fate keyword, to the crafting or transferring of crafted destinies, and to being located via the Loom of Fate. <text:s/>It may be done reflexively whenever such an effect would apply to the character. <text:s/>Stepping fully into Fate, the Exalt negates that aspect of her recumbent destiny, allowing these S</text:span>idereal effects to occur as normal. <text:s/>The confusion of identity that the recumbent destiny causes is not removed. <text:s/>This effect costs 5 motes once her anima banner reaches the 11-15 mote level and 2 motes at the 16+ level.</text:p>
      <text:p text:style-name="Text_20_body"><text:span text:style-name="Inline_20_Heading">Associations:</text:span> Collective Unconscious; Confusion, Duplicity; Flexibility, Learning</text:p>
      <text:p text:style-name="Text_20_body"><text:span text:style-name="Inline_20_Heading">Sobriquets:</text:span> They Who Stand in the Doorway; Foolish Sages; The Gatekeepers; The Unhinged; Mid-day Shadows</text:p>
      <text:p text:style-name="Text_20_body"><text:span text:style-name="Inline_20_Heading">Concepts:</text:span> shaman, mystic, thief, spy, philosopher, messenger, wizard</text:p>
      <text:p text:style-name="Text_20_body"><text:span text:style-name="Inline_20_Heading">Virtue:</text:span> Choose any one.</text:p>
      <text:p text:style-name="Text_20_body"><text:span text:style-name="Inline_20_Heading">Abilities:</text:span> Thrown, Dodge, Larceny, Stealth, Occult</text:p>
      <text:p text:style-name="Text_20_body"><text:span text:style-name="Inline_20_Heading">Quote:</text:span> <text:span text:style-name="T12">“Study Demonology with an enemy this Sun-day”</text:span></text:p>
      <text:h text:style-name="P39" text:outline-level="3">5<text:span text:style-name="T4">th</text:span> Division – Anvil</text:h>
      <text:p text:style-name="P8">The Erisians of this Division may seem paradoxical in their love of order, and some gleefully oppose the efforts of other Discordian Exalted; but as one of their many holy books said: “<text:span text:style-name="T7">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Text_20_body"><text:span text:style-name="Inline_20_Heading">Symbol:</text:span> “<text:span text:style-name="T18">⬠</text:span>”, Pentagon</text:p>
      <text:p text:style-name="Text_20_body"><text:span text:style-name="Inline_20_Heading">Element:</text:span> Prickle</text:p>
      <text:p text:style-name="Text_20_body"><text:span text:style-name="Inline_20_Heading"><text:span text:style-name="T22">Magical Material:</text:span></text:span><text:span text:style-name="T22"> Any of orichalcum, moonsilver, jade, starmetal, soulsteel, and possibly others such as gossamer, at storyteller discretion. <text:s/></text:span></text:p>
      <text:p text:style-name="Text_20_body"><text:span text:style-name="Inline_20_Heading">Affinity:</text:span> Alchemical</text:p>
      <text:p text:style-name="TODO"><text:span text:style-name="Inline_20_Heading">Anima effects:</text:span> </text:p>
      <text:p text:style-name="TODO"><text:span text:style-name="T15">Common Alchemical anima effects, at a cost of 1 mote each [Need more info from 2</text:span><text:span text:style-name="T5">nd</text:span><text:span text:style-name="T15"> Ed]:</text:span></text:p>
      <text:list xml:id="list249464856" text:continue-numbering="true" text:style-name="List_20_1">
        <text:list-item>
          <text:p text:style-name="P30">Cause her caste mark to glow brightly for a scene (as if the character had spend 4-7 motes of Peripheral Essence). <text:s/>The character may cause any Solar caste mark to appear.</text:p>
        </text:list-item>
        <text:list-item>
          <text:p text:style-name="P30">Cause her anima to glow brightly enough to read by for a scene (as if the character had spent 8-10 motes of Peripheral Essence).</text:p>
        </text:list-item>
        <text:list-item>
          <text:p text:style-name="P30">Know the precise time of day for the rest of the scene.</text:p>
        </text:list-item>
      </text:list>
      <text:p text:style-name="P23">Member of the Authority must choose a particular Alchemical type to mimic initially, and may spend 1 point of Willpower as a miscellaneous action to change to a different magical material alignment indefinitely. <text:s/>Doing so while anima powers are in use will cancel their effect – and doubtless confuse any onlookers. <text:s/>If changing alignment means that it no longer matches some artifacts which a character has already attuned, the attunement is unaffected, but he will no longer gain material-specific bonuses when wielding it, unless and until his anima powers are activated.</text:p>
      <text:p text:style-name="P20">By spending 5 motes reflexively, a figure of Authority can gain access to the material-specific bonuses of all their attuned artifacts, regardless of their own current alignment, at no additional attunement cost and without the need for a (Wits + Lore) roll. <text:s/>This effect lasts for one scene, and applies automatically once her anima banner reaches the 4-7 mote level.</text:p>
      <text:p text:style-name="P23">By spending 10 motes reflexively, one of the Architects can, for the rest of the scene, apply combat bonuses to her attacks and defense, as if her weapons and armor were made of her aligned magical material, regardless of their actual composition. <text:s/>Weapons bonuses apply also to mundane weapons and bare-handed attacks, the latter being treated as Melee weapons for the purpose of determining which bonuses to apply. <text:s/>Armor bonuses likewise apply even if the character is wearing mundane armor, or none at all.</text:p>
      <text:p text:style-name="P23">If the character’s weapons or armor are already made of the same material, the bonuses are doubled. <text:s/>If they are made of a different material, and she has managed to access its bonuses, the effects do not stack; rather the maximum value from either material is used for each trait. <text:s/>For example, if the character is aligned with orichalcum (+1 to Accuracy, Defense and Rate) and wields a moonsilver weapon whose bonuses they have accessed (+2 to Accuracy and Defense) then they gain total bonuses of +2 to Accuracy and Defense, and +1 to Rate. <text:s/>This effect costs 5 motes once her anima banner reaches the 11-15 mote level and is not reduced further at the 16+ level.</text:p>
      <text:p text:style-name="Text_20_body"><text:span text:style-name="Inline_20_Heading">Associations:</text:span> Super-Ego; Grey, Ordered, Controlling; Dogma, Rigidity</text:p>
      <text:p text:style-name="Text_20_body"><text:span text:style-name="Inline_20_Heading">Sobriquets:</text:span> Greys; Bishops of Greyface; The Architects; The Authority; The Unbending Arm; They Who Carve Truth in Stone</text:p>
      <text:p text:style-name="Text_20_body"><text:span text:style-name="Inline_20_Heading">Concepts:</text:span> bureaucrat, judge, blacksmith, vigilante, scholar</text:p>
      <text:p text:style-name="Text_20_body"><text:span text:style-name="Inline_20_Heading">Virtue:</text:span> Temperance</text:p>
      <text:p text:style-name="Text_20_body"><text:span text:style-name="Inline_20_Heading">Abilities:</text:span><text:span text:style-name="Inline_20_Heading"><text:span text:style-name="T20"> </text:span></text:span>Integrity, Resistance, Craft, Lore, Bureaucracy</text:p>
      <text:p text:style-name="Text_20_body"><text:span text:style-name="Inline_20_Heading">Other rules:</text:span><text:span text:style-name="Inline_20_Heading"><text:span text:style-name="T20"> The cosmetic effects of Divisional </text:span></text:span><text:span text:style-name="Inline_20_Heading"><text:span text:style-name="T20">affinity for the Greys extend to them leaving chemical trails as anima levels rise. <text:s/>However, this is only an Illusion and will gradually fade, vanishing by the end of the scene. <text:s/>The usual rules for resisting Illusions apply, though onlookers will generally not do so unless they specifically detect Illusions or have a reason to suspect the Erisian is not the Alchemical she appears to be.</text:span></text:span></text:p>
      <text:p text:style-name="Text_20_body"><text:span text:style-name="Inline_20_Heading">Quote:</text:span> “Do not bend. <text:s/>Folding, spindling or mutilating may be permitted according to local by-laws.” Or, “The part with the greatest number of degrees of freedom ultimately governs the system”.</text:p>
      <text:h text:style-name="P25" text:outline-level="2">Parametadivisions</text:h>
      <text:p text:style-name="Text_20_body">The Chosen of Eris have many varied and overlapping concerns so, when their Exaltations are embodied, they do not always fit within the basic divisions. <text:s/>The following parametadivisons modify the default character creation process: they are created as if they belonged to another, but their Element, Exalted Affinity and anima effects are changed as below.</text:p>
      <text:p text:style-name="TODO">[Need something for Dragon Kings?]</text:p>
      <text:h text:style-name="P39" text:outline-level="3">Division by Zero</text:h>
      <text:p text:style-name="P2">“Don’t let them immanentize the eschaton!”</text:p>
      <text:p text:style-name="Text_20_body">The members of this alternate thread are drawn from all the other Divisions, if they choose to devote themselves to opposing the Abyssals, and their allies in all Exalted types.</text:p>
      <text:p text:style-name="Text_20_body"><text:span text:style-name="Inline_20_Heading">Symbol:</text:span> <text:span text:style-name="T10">“</text:span><text:span text:style-name="T14">Ø</text:span><text:span text:style-name="T15">”, “</text:span><text:span text:style-name="T18">ⵁ</text:span><text:span text:style-name="T15">”; zero</text:span></text:p>
      <text:p text:style-name="P1"><text:span text:style-name="Inline_20_Heading">Element:</text:span> Dirt</text:p>
      <text:p text:style-name="Text_20_body"><text:span text:style-name="Inline_20_Heading">Magical Material:</text:span> Soulsteel</text:p>
      <text:p text:style-name="P1"><text:span text:style-name="Inline_20_Heading">Affinity:</text:span> Abyssal</text:p>
      <text:p text:style-name="Text_20_body"><text:span text:style-name="Inline_20_Heading">Anima effects:</text:span> Common Abyssal anima effects, at a cost of 1 mote each:</text:p>
      <text:list xml:id="list1171561557" text:continue-numbering="true" text:style-name="List_20_1">
        <text:list-item>
          <text:p text:style-name="P29">Cause their anima to flare to any level of display up to the 8–10 mote level. This display lasts for a scene or until reflexively dismissed, after which the character’s anima dims to its actual level.</text:p>
        </text:list-item>
        <text:list-item>
          <text:p text:style-name="P29">Attune her Essence to the emanations of the Underworld for a scene, extending this sixth sense to a radius of (Essence x 100) yards.</text:p>
        </text:list-item>
      </text:list>
      <text:p text:style-name="TODO">By spending 1 mote, the character can switch between respiring normal and death-aspected Essence, until the next sunset or sunrise (or equivalent time in the Underworld). <text:s/>These Exalted respire normal Essence, except when they choose to show an Abyssal anima banner, in which case they respire death-aspected Essence by default.</text:p>
      <text:p text:style-name="TODO">By spending 5 motes, a Finger of the Left Hand can focus his life energy for one scene, overcoming one point worth of any external penalties from a single source. <text:s/>The character may reflexively choose a different source once per action, at any step of attack resolution. <text:s/>This effect applies automatically once his anima banner reaches the 4-7 mote level.</text:p>
      <text:p text:style-name="P19">By spending 10 motes, external penalties up to the character’s Essence are removed for the scene, from any one source, which may be changed once per action. <text:s/>Alternatively the character may choose to remove one point of external penalties from any and all sources for the scene. <text:s/>This effect costs 5 motes once his anima banner reaches the 11-15 mote level; it is not reduced further at the 16+ level.</text:p>
      <text:p text:style-name="P1"><text:span text:style-name="Inline_20_Heading">Associations:</text:span> Being; Creativity; Awakening, Reincarnation; Over-eagerness, Excess</text:p>
      <text:p text:style-name="P1"><text:span text:style-name="Inline_20_Heading">Sobriquets:</text:span> Men in Black; The Left Hand of Darkness; The Overflow from The Void; The Fruit of Salted Earth; Singers of the Last and First Lullaby</text:p>
      <text:p text:style-name="Text_20_body"><text:span text:style-name="Inline_20_Heading"><text:span text:style-name="T15">Concepts:</text:span></text:span><text:span text:style-name="T15"> midwife, playboy, artist, gardener, undertaker, necromancer</text:span></text:p>
      <text:h text:style-name="P39" text:outline-level="3">Division of Labor</text:h>
      <text:p text:style-name="Text_20_body">Discordians who enter into this parametadivision select a Jadeborn Caste to emulate. <text:s/>Their general appearance will fit that Caste, though they cannot mimic a specific individual. <text:s/>They may at any time spend 5 motes and 1 willpower to change their appearance to another Caste indefinitely. <text:s/>Unless disguises or other Larceny effects are employed, they can only produce one specific appearance per Caste. <text:s/>Observers are unlikely to realize that the different outward faces belong to the same individual, unless they witness the transformation or have other reasons to suspect the shared identity.</text:p>
      <text:p text:style-name="Text_20_body"><text:span text:style-name="Inline_20_Heading">Symbol:</text:span> <text:span text:style-name="T10">“</text:span><text:span text:style-name="T18">∆</text:span><text:span text:style-name="T9">”, “</text:span><text:span text:style-name="T18">☖</text:span><text:span text:style-name="T15">”; mountain</text:span></text:p>
      <text:p text:style-name="P1"><text:span text:style-name="Inline_20_Heading">Element:</text:span> Focus</text:p>
      <text:p text:style-name="Text_20_body"><text:span text:style-name="Inline_20_Heading">Magical Material:</text:span> Jade</text:p>
      <text:p text:style-name="P1"><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orange anima appear as a “Jadeborn anima”, it will manifest as follows.</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461334865" text:continue-numbering="true" text:style-name="List_20_1">
        <text:list-item>
          <text:p text:style-name="P28">Jade Sense: spending 1 mote reflexively allows the Exalt to detect the existence of jade within (Essence x 5) yards; a further mote gives the direction; and a third tells whether it contains the soul of a Jadeborn. <text:s/>This ability is active automatically at the 4-7 mote level.</text:p>
        </text:list-item>
        <text:list-item>
          <text:p text:style-name="P28">Wyld Resistance: spending 1 mote reflexively gives them (Essence) extra dice to resist any given Wyld effect. <text:s/>This effect is active automatically at the 8-10 mote level.</text:p>
        </text:list-item>
      </text:list>
      <text:p text:style-name="Text_20_body">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P9">[Need a 10-mote power as well? <text:s/>Something to do with binding oneself to service?]</text:p>
      <text:p text:style-name="P1"><text:span text:style-name="Inline_20_Heading">Associations:</text:span> Construction; Building, Making; Long-Term Plans, Dedication, Devotion, Zeal; Faithful Service, Grudging Service</text:p>
      <text:p text:style-name="P1"><text:span text:style-name="Inline_20_Heading">Sobriquets:</text:span> Brick-layers; Underlings; Keystones; The Favorite Slaves; The Uprising Pillars</text:p>
      <text:p text:style-name="Text_20_body"><text:span text:style-name="Inline_20_Heading"><text:span text:style-name="T15">Concepts:</text:span></text:span><text:span text:style-name="T15"> worker, craftsman, servant, slave, automaton</text:span></text:p>
      <text:h text:style-name="P39" text:outline-level="3">The Indivisibles</text:h>
      <text:p text:style-name="Quotations_20__28_short_29_">“Form is emptiness … Emptiness is form …<text:line-break/>One should not think <text:line-break/>that these are two separate things.”</text:p>
      <text:p text:style-name="P8">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it becomes the character’s natural form and is not a Shaping effect. <text:s/>If the character leaves this parametadivision through Divisional Realignment, she returns to her original form, and any Shaping effects active upon her are removed.</text:p>
      <text:p text:style-name="P8">An Exalt entering the ranks of the Indivisibles also gains latent Graces corresponding to the values of her Willpower and each of her Virtues, at the time she enters the parametadivision. <text:s/>These Graces are not normally accessible, e.g., for Shaping combat, but become usable by spending Essence as described below.</text:p>
      <text:p text:style-name="Text_20_body"><text:span text:style-name="Inline_20_Heading">Symbol:</text:span> <text:span text:style-name="T15">None</text:span></text:p>
      <text:p text:style-name="P1"><text:span text:style-name="Inline_20_Heading">Element:</text:span> Dream</text:p>
      <text:p text:style-name="Text_20_body"><text:span text:style-name="Inline_20_Heading">Magical Material:</text:span> No override</text:p>
      <text:p text:style-name="P1"><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orange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One of the Indivisibles may spend 5 motes to access her latent Graces for one scene. <text:s/>They are accessible for no cost once the character’s anima reaches the 4-7 mote level.</text:p>
      <text:p text:style-name="TODO">[Richard suggests this, unless/until we think of something better: Spending 10 motes allows her to carry out Craft (Gossamer) actions for one scene, at a rating equivalent to her highest other Craft, with a minimum of 1. ???</text:p>
      <text:p text:style-name="TODO">Maybe this parametadivision should have the “cure one Shaping effect” power, instead of the 3<text:span text:style-name="T4">rd</text:span> Division? <text:s/>Maybe they can inflict temporary mutations on themselves?]</text:p>
      <text:p text:style-name="P1"><text:span text:style-name="Inline_20_Heading">Associations:</text:span> Dreams, Nightmares; Impossible Perfection, Generosity, Caprice; Jealousy, Hunger; Madness, Dissolution</text:p>
      <text:p text:style-name="P1"><text:span text:style-name="Inline_20_Heading">Sobriquets:</text:span> The Ragged Edge; Unmakers; Reformers; The Unity Committee; The Waking Dreamers</text:p>
      <text:p text:style-name="Text_20_body"><text:span text:style-name="Inline_20_Heading"><text:span text:style-name="T15">Concepts:</text:span></text:span><text:span text:style-name="T15"> rebel, trickster, madman, heroic fool, suicidally dedicated warrior or assassin, raksha double-agent</text:span></text:p>
      <text:h text:style-name="P39" text:outline-level="3">The Sub-Division</text:h>
      <text:p text:style-name="Text_20_body"><text:span text:style-name="Inline_20_Heading">Symbol:</text:span> <text:span text:style-name="T15">“#”, mesh</text:span></text:p>
      <text:p text:style-name="P1"><text:span text:style-name="Inline_20_Heading">Element:</text:span> Binding</text:p>
      <text:p text:style-name="Text_20_body"><text:span text:style-name="Inline_20_Heading">Magical Material:</text:span> Any magical material tainted with Vitriol</text:p>
      <text:p text:style-name="P1"><text:span text:style-name="Inline_20_Heading">Affinity:</text:span> Infernals</text:p>
      <text:p text:style-name="Text_20_body"><text:span text:style-name="Inline_20_Heading"><text:span text:style-name="T2">Anima effects:</text:span></text:span><text:span text:style-name="Inline_20_Heading"><text:span text:style-name="T3"> Common Infernal anima effects, costing one mote each:</text:span></text:span></text:p>
      <text:list xml:id="list1542916094" text:continue-numbering="true" text:style-name="List_20_1">
        <text:list-item>
          <text:p text:style-name="P31">Cause his caste mark to glow brightly for a scene (as if the character has spent 4-7 motes of Peripheral Essence).</text:p>
        </text:list-item>
        <text:list-item>
          <text:p text:style-name="P31">Cause his caste mark to clearly illuminate everything within a 10 yard radius for a scene (as if the character has spent 4-7 motes of Peripheral Essence).</text:p>
        </text:list-item>
        <text:list-item>
          <text:p text:style-name="P31">Sense the nearest entry point into the Yozi realm or the nearest pathway that leads to the desert of Cecelyne.</text:p>
        </text:list-item>
      </text:list>
      <text:p text:style-name="P18">[Fill in some anima powers. <text:s/>Add Vitriol taint temporarily for extra/agg damage? <text:s/>Command 1<text:span text:style-name="T4">st</text:span>-Circle demons?]</text:p>
      <text:p text:style-name="P1"><text:span text:style-name="Inline_20_Heading">Associations:</text:span> Old Powers; Founding, Origination; Hierarchy, Obedience, Knowing One’s Place; Rebellion, Resentment</text:p>
      <text:p text:style-name="P1"><text:span text:style-name="Inline_20_Heading">Sobriquets:</text:span> The True Religion; The Urgent Legion; Inmates; Revivalists; The Tied and Sleeping; Brass Eyes</text:p>
      <text:p text:style-name="Text_20_body"><text:span text:style-name="Inline_20_Heading"><text:span text:style-name="T15">Concepts:</text:span></text:span><text:span text:style-name="T15"> historian, prison guard, heretic, reckless thaumaturge, demonic cult member, nostalgic curmudgeon, wise old weaver</text:span></text:p>
      <text:h text:style-name="P25" text:outline-level="2">Divisional Realignment</text:h>
      <text:p text:style-name="P1">A choice of division, or parametadivision, is made at character creation time, but need not be fixed. <text:s/>If a cabal of five or more Erisians from different divisions meet during Calibration, they may join in the day-long rite of Divisional Realignment, at a cost of 12xp. <text:s/>Certain artifacts, manses or other sources of power might allow the rite to take place at other times or with fewer participants, perhaps at greater cost. <text:s/>This allows them each to move to a different parametadivison or to take on the equivalent effects of one of the original divisions. <text:s/>Each Exalt must change division, and all must end up in a different division from where they started. <text:s/>This also changes the favored Abilities for the character, affecting experience costs from that point on.</text:p>
      <text:h text:style-name="Heading_20_2" text:outline-level="2">The Great Curse</text:h>
      <text:p text:style-name="Text_20_body">It may be because the Discordian Exalted were created long after the Primordial War,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Spending Willpower to act against her primary Virtue, or to apply unnatural mental influence, gains a point of Hodge – overriding the will of the individual, their inherent chaos, is just wrong, y’see. <text:s/>Spending Willpower to act against her Divisional Virtue, or to resist unnatural mental influence, gains a point of Podge – resisting the will of others causes instability, too. <text:s/>If her primary and Divisional virtues are the same, resisting that Virtue gains a point of each. <text:s/>In either case she can gain no more than one point of each per scene.</text:p>
      <text:p text:style-name="Text_20_body">When the count of Hodge reaches 10 (or more), <text:s/>the character is driven to <text:span text:style-name="T15">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Failing that, take the most dominant social structure of the town, kingdom or similar large grouping in which the Exalt finds herself. <text:s/>Failing that, </text:span><text:span text:style-name="T10">i.e.</text:span><text:span text:style-name="T15">,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15">When the count of Podge reaches 10 (or more), </text:span>the character is driven to act strictly in accordance with the dominant order<text:span text:style-name="T15">, again insofar as she understands it. <text:s/>If both reach or pass 10, the character must support the dominant order and oppose the next most dominant, or the other way round – her choice. <text:s/>If the dominant order is an environmental one, the next most dominant will be the next-nearest environmental one. <text:s/>This effect lasts one scene, after which both counts reset to zero.</text:span></text:p>
      <text:h text:style-name="Heading_20_2" text:outline-level="2">Arcane Fate</text:h>
      <text:p text:style-name="Text_20_body">Since the Exaltation of these Blessed Madmen stems from a source outside Fate, and a capricious one at that, they are shrouded in a manner similar to the Chosen of the Five Maidens. <text:s/>They are not able to wear different destinies as are the Sidereals but have a single Recumbent Destiny, which enables them to lie low whenever they wish, which is most of the time. <text:s/>Those who attempt to recall the presence, identity or actions of one of the Chosen of Eris must make a (Wits + Occult) roll at a penalty equal to the Exalt’s Essence, at the same intervals. <text:s/>Those who fail will have only the haziest of recollections; those who succeed will remember some of what happened but with the details confused – 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A group of witnesses will generally share the same incorrect views unless they succeed on the above roll.</text:p>
      <text:p text:style-name="Text_20_body">On the other hand, these Lucky Fools don’t have to work so hard if they <text:span text:style-name="T10">do</text:span><text:span text:style-name="T15"> want to be recognized. <text:s/>If they succeed on a (Wits + Occult) roll of their own, with no extra penalties, they can allow themselves to be clearly remembered. <text:s/>They may still apply mundane or magical effects to disguise themselves, but nobody will be confused about what they saw. <text:s/>This clarity extends to all observers – they cannot pick and choose who will recognize them. <text:s/>Certain backgrounds allow this suppression of recumbent destiny to succeed automatically.</text:span></text:p>
      <text:p text:style-name="P1">As well as provoking confusion in direct witnesses, the recumbent destiny offers some protection from the machinations of the Sidereals. <text:s/>Whenever it is in effect, an Erisian adds his or her Essence to any <text:soft-page-break/>opposing or defensive rolls against Charms with the Fate keyword, to the difficulty of Sidereal shaping destinies to affect the character (regardless of whether the effect would be harmful or beneficial), and to attempts to locate the character by inspecting the Loom of Fate.</text:p>
      <text:p text:style-name="P1"/>
      <text:p text:style-name="P24"><text:span text:style-name="Inline_20_Heading"><text:span text:style-name="T15">Essence and Maximums:</text:span></text:span><text:span text:style-name="T15"> Essence maximums related to aging so far appear to follow those for Solars; however, Priests of Eris older than 200 or so </text:span><text:span text:style-name="T15">years have never been encountered. <text:s/>This may be because they don’t last much longer than that, or simply because they really have only recently be introduced to Creation. <text:s/>Or maybe the elder Discordians are just better at hiding.</text:span></text:p>
      <text:h text:style-name="Heading_20_2" text:outline-level="2">Backgrounds</text:h>
      <text:h text:style-name="Heading_20_3" text:outline-level="3">Standard Backgrounds</text:h>
      <text:p text:style-name="Text_20_body">All of the standard backgrounds apply to Discordian Exalted, but most are altered in some way.</text:p>
      <text:h text:style-name="Heading_20_4" text:outline-level="4">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4" text:outline-level="4">Artifact</text:h>
      <text:p text:style-name="Text_20_body">Given the obscurity in which they have so far labored, Discordian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4" text:outline-level="4">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zation.</text:p>
      <text:p text:style-name="Text_20_body">Interacting with a backing organization requires a temporary lifting of recumbent destiny, with the usual implications for being generally recognized.</text:p>
      <text:h text:style-name="Heading_20_4" text:outline-level="4">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for major contacts, but requires a (Wits + Occult) roll for minor ones. <text:s/>While this obfuscation is lifted, onlookers will also recognize the character.</text:p>
      <text:h text:style-name="Heading_20_4" text:outline-level="4">Cult</text:h>
      <text:p text:style-name="Text_20_body">Members of the Discordian Society are strongly discouraged from having cults themselves – it being a <text:soft-page-break/>non-prophet organization – 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This succeeds automatically but means that, as usual, onlookers will recognize the character, too.</text:p>
      <text:h text:style-name="Heading_20_4" text:outline-level="4">Familiar</text:h>
      <text:p text:style-name="Text_20_body">This background applies as normal to the Children of Eris. <text:s/>Familiars always recognize the character, regardless of whether or not the recumbent destiny is in effect.</text:p>
      <text:h text:style-name="Heading_20_4" text:outline-level="4">Followers</text:h>
      <text:p text:style-name="Text_20_body">Discordians seem to be better at founding Cults – or encouraging others to found their own, just for kicks – 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15">•</text:p>
          </table:table-cell>
          <table:table-cell table:style-name="Table2.A1" office:value-type="string">
            <text:p text:style-name="Table_20_Contents">Provides a single follower.</text:p>
          </table:table-cell>
        </table:table-row>
        <table:table-row>
          <table:table-cell table:style-name="Table2.A2" office:value-type="string">
            <text:p text:style-name="P15">••</text:p>
          </table:table-cell>
          <table:table-cell table:style-name="Table2.A2" office:value-type="string">
            <text:p text:style-name="Table_20_Contents">Provides up to 5 followers.</text:p>
          </table:table-cell>
        </table:table-row>
        <table:table-row>
          <table:table-cell table:style-name="Table2.A1" office:value-type="string">
            <text:p text:style-name="P15">•••</text:p>
          </table:table-cell>
          <table:table-cell table:style-name="Table2.A1" office:value-type="string">
            <text:p text:style-name="Table_20_Contents">Provides 20 followers.</text:p>
          </table:table-cell>
        </table:table-row>
        <table:table-row>
          <table:table-cell table:style-name="Table2.A2" office:value-type="string">
            <text:p text:style-name="P15">••••</text:p>
          </table:table-cell>
          <table:table-cell table:style-name="Table2.A2" office:value-type="string">
            <text:p text:style-name="Table_20_Contents">Provides a loyal band of 100 followers.</text:p>
          </table:table-cell>
        </table:table-row>
        <table:table-row>
          <table:table-cell table:style-name="Table2.A1" office:value-type="string">
            <text:p text:style-name="P15">•••••</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4" text:outline-level="4">Influence</text:h>
      <text:p text:style-name="Text_20_body">Discordians are able to gain influence in society as well as Solar Exalts, though they usually prefer to do so only with some magical disguise in effect, since they must lift their recumbent destiny in order to gain fame and exercise their influence, and this lifting is not automatic.</text:p>
      <text:h text:style-name="Heading_20_4" text:outline-level="4">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4" text:outline-level="4">Mentor</text:h>
      <text:p text:style-name="Text_20_body">This background applies as normal to the 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4" text:outline-level="4">Resources</text:h>
      <text:p text:style-name="Text_20_body">This background functions normally for Discordian Exalts. <text:s/>They prefer sources of income which are hard to track back to them, but that is a matter of flavor rather than mechanics.</text:p>
      <text:h text:style-name="Heading_20_3" text:outline-level="3"><text:soft-page-break/>Extra Backgrounds</text:h>
      <text:h text:style-name="Heading_20_4" text:outline-level="4">Pineal Gland</text:h>
      <text:p text:style-name="Text_20_body">This background represents the character’s intuitive connection to Eris herself, through mystical enhancement of an organ placed just above the eyes in the anatomy of all human being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Accessing the pineal gland in this manner is a miscellaneous action.</text:p>
      <text:p text:style-name="Text_20_body">Using up “channels” of this Background during a story does not reduce its value in Numerology actions.</text:p>
      <text:h text:style-name="Heading_20_4" text:outline-level="4">Echoes</text:h>
      <text:p text:style-name="Text_20_body">The Discordian Exalted did not exist (or at least, were not present in Creation) in the First Age, which can be inconvenient for those of them attempting to pass as some other kind of Exalt. <text:s/>Eris is skilled in appropriating others’ ideas, however, and has given her Children a way to tap into this ancient wisdom (or ancient foolishness, as the case may be).</text:p>
      <text:p text:style-name="Text_20_body">Each point in this background allows the character to access fragments of the memories of a single now-deceased Exalt of any type. <text:s/>The memories will cover only a single exaltation, not multiple lifetimes, and may or may not match those memories which, for instance, Lytek would have chosen. <text:s/>By spending a point of Willpower, the character can adjust their Essence signature to precisely match that of the echoed Exaltation for a single scene, provided their current apparent anima and Essence type matches. <text:s/>This faking of identity might allow the character to, for instance, activate an individually-keyed First Age artifact, or pass as a particular Sidereal with increased confidence.</text:p>
      <text:p text:style-name="Text_20_body">Note that Discordians do not normally have any access to memories of the previous hosts of their Exaltations. <text:s/>If they buy this Background for the Discordian Exalted type, they are guaranteed to have memories of previous hosts of their own Exaltation, as opposed to any other Discordian.</text:p>
      <text:p text:style-name="Text_20_body">If the character has three or more points in this background, for any Exalted types, she can pass on parts of her own identity to future bearers of her Exaltation. <text:s/>She will pass on carry (Echoes – 2) of her Intimacies when she dies, along with some fragments of memory around the subject of the Intimacy.</text:p>
      <text:h text:style-name="Heading_20_2" text:outline-level="2">Erisian Elements</text:h>
      <text:p text:style-name="Text_20_body">All who live in or near Creation are aware of the five Elements which define it. <text:s/>Those with long memories know that in distant days there were others, such as vitriol (Kimbery’s element). <text:s/>The chosen of Eris, however, have been given a glimpse of the extent to which the set of elements is as much part of the imagination as of reality. <text:s/>The Bringers of Confusion each have power over an element not normally seen in Creation – not because it is absent, but simply because it is not perceived as such.</text:p>
      <text:p text:style-name="Text_20_body">The Priests of Disruption are able to exercise powers of Erisian Elemental Expression (as an Occult Charm) and Erisian Elemental Rejuvenation (as a Resistance Charm), similar to those available to elementals (Exalted, p. 302). <text:s/>They work only with the element matching their Division o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 – 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 – fruit such as oranges and peaches; sunrises and sunsets; glowing embers; fading leaves; various creatures, from cats to demons.</text:p>
      <text:p text:style-name="Text_20_body"><text:span text:style-name="Inline_20_Heading">Sweet:</text:span> The literal sensation of food and drink, plus some other things pleasurable and energizing – fruits such as strawberries and peaches; new love, and old; the glow after love-making; fitting revenge; religious ecstasy.</text:p>
      <text:p text:style-name="Text_20_body"><text:span text:style-name="Inline_20_Heading">Boom:</text:span> Explosions from various sources – 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 – lilies, incense, rich wine; rotting meat, truffles, <text:soft-page-break/>strong cheese; body odor; fervor, sexual vigor or deviance, bigotry; blatant lies; great art and beauty.</text:p>
      <text:p text:style-name="Text_20_body"><text:span text:style-name="Inline_20_Heading">Prickle:</text:span> Unease, physical or otherwise – 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 – 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 – devotion, worship, zeal; idealistic love or incurable hatred; dedication to a profession, masterful construction; meditation, trance.</text:p>
      <text:p text:style-name="Text_20_body"><text:span text:style-name="Inline_20_Heading">Dream:</text:span> Unreal things brought to mind – the stories and fears of sleep, natural or otherwise; hopes, aspirations and goals; unattainable perfection, frustration; daydreams, distraction, withdrawal from reality.</text:p>
      <text:p text:style-name="Text_20_body"><text:span text:style-name="Inline_20_Heading">Binding:</text:span><text:span text:style-name="T20"> Things constrained, externally or by their natural relationships – 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Indivisibles, at least, are likely to heal surprisingly quickly overnight; members of the Division by Zero have been known to carry boxes of earth around to sleep in; and those in the Sub-Division bound by an oath sanctified by an Eclipse-caste Solar might find it has some peculiar side-effects.</text:p>
      <text:h text:style-name="Heading_20_1" text:outline-level="1">Chapter Four: Charms</text:h>
      <text:p text:style-name="TODO">[“Celestial Spanner Xxx”?]</text:p>
      <text:p text:style-name="P1">Discordian Exalted are not able to learn the Charms of other Exalted, though other Exalted who can learn “foreign” Charms, such as Zenith Caste Solars, may learn Discordian ones. <text:s/>However, Discordians can automatically change the Obvious aspects of their Charms to mimic other Charm effects they’ve witnessed or heard of, as long as they are at least as Obvious. <text:s/>Also, they are quite capable of developing custom Charms equivalent in power level to any other Exalted type. <text:s/>Indeed, they’re encouraged to do so, to keep their opponents guessing.</text:p>
      <text:h text:style-name="Heading_20_2" text:outline-level="2">Excellencies</text:h>
      <text:p text:style-name="Text_20_body">The First (Ability) Excellency, Essence Overwhelming: 1m adds 2 dice to pool, up to Essence.</text:p>
      <text:p text:style-name="Text_20_body">The Second (Ability) Excellency, Essence Triumphant: 2m adds 1 success, up to Essence. <text:s/>Can’t buy off penalties, as Sidereals can.</text:p>
      <text:p text:style-name="Text_20_body">The Third (Ability) Excellency, Essence Revisited: 3m gives a re-roll, may choose either result; the other result is stored for later use. The next time this Excellency is invoked, the result of the previously stored roll applies; no further roll is made. <text:s/>This Excellency <text:span text:style-name="T10">can</text:span><text:span text:style-name="T15"> be Comboed with the first two. <text:s/>By itself, it has no effect on static values derived from the relevant Ability, but it can be used in Combos with other Charms which do, such as the first two Excellencies. <text:s/>The Exalt can store a number of rolls up to his permanent Essence. <text:s/>Thus, a character with Essence 2 may invoke this Excellency once and store a roll; on his next invocation, he may either use that roll, or store another; on his third invocation, he must use one of the two stored rolls.</text:span></text:p>
      <text:p text:style-name="Text_20_body">The Other (Ability) Excellency, Essence Discounted: each 2m reduces the cost of the first three Excellencies by 1m for one scene, to a minimum of 0, with a maximum reduction of the character’s permanent Essence.</text:p>
      <text:p text:style-name="Text_20_body"/>
      <text:p text:style-name="TODO">[The following three need reviewing for game balance.] [Richard reckons the first two below need a keyword, prob. Shaping, and aren’t Excellencies as they affect others – Insolencies?]</text:p>
      <text:p text:style-name="Text_20_body">The Fourth (Ability) Excellency, Essence Confounding: 4m forces opponent to re-roll and choose less desirable result. If the opponent applies the Essence Resurgent in the same action (regardless of the step [does that make sense?]), this Excellency costs 2m, and neither character’s Excellency comes into effect, with the opponent’s motes remaining unspent.</text:p>
      <text:p text:style-name="Text_20_body">The Fifth (Ability) Excellency, Essence Ominous: each 4m raises target number for opponent by 1, up to a maximum of 10; but they can’t botch.</text:p>
      <text:h text:style-name="Heading_20_2" text:outline-level="2">1<text:span text:style-name="T4">st</text:span> Division</text:h>
      <text:h text:style-name="Heading_20_3" text:outline-level="3">Martial Arts</text:h>
      <text:p text:style-name="Text_20_body">Tree for Unity with opponent’s moves, including redirecting attacks</text:p>
      <text:p text:style-name="Text_20_body">Tree for confusing opponent</text:p>
      <text:h text:style-name="Heading_20_3" text:outline-level="3">Survival</text:h>
      <text:p text:style-name="Text_20_body">Self-sustenance</text:p>
      <text:p text:style-name="Text_20_body">Survival in harsh Elemental conditions, the Wyld, the Labyrinth</text:p>
      <text:p text:style-name="Text_20_body">Shelter in unexpected / tiny places</text:p>
      <text:h text:style-name="Heading_20_3" text:outline-level="3">Athletics</text:h>
      <text:p text:style-name="Text_20_body">Tree for Walking on water, fire, walls, air etc. <text:s/>(Throw self at ground, and miss.)</text:p>
      <text:p text:style-name="Text_20_body">Tree for using Athletics to enhance appearance, attacks, dodge, stealth.</text:p>
      <text:p text:style-name="Text_20_body">Tree for instinctive reactions? (Or would that be Dodge?)</text:p>
      <text:h text:style-name="Heading_20_3" text:outline-level="3">Sail</text:h>
      <text:p text:style-name="Text_20_body">Tree for mystical travel (e.g., teleportation while isolated?, “astral” travel); “sail beyond the sunset”</text:p>
      <text:p text:style-name="Text_20_body">Tree for communing with water, scrying etc.</text:p>
      <text:h text:style-name="Heading_20_3" text:outline-level="3"><text:soft-page-break/>Awareness</text:h>
      <text:p text:style-name="Text_20_body">Long-distance / high-acuity senses; scrying</text:p>
      <text:p text:style-name="Text_20_body">Notice mental influence, deceit, larceny (tells / pantomimes)</text:p>
      <text:p text:style-name="Text_20_body">Awareness of geomancy, fate, … ???</text:p>
      <text:h text:style-name="Heading_20_2" text:outline-level="2">2<text:span text:style-name="T4">nd</text:span> Division</text:h>
      <text:h text:style-name="Heading_20_3" text:outline-level="3">Archery</text:h>
      <text:p text:style-name="Text_20_body">Tree for summoning/using arrows/weapons</text:p>
      <text:p text:style-name="Text_20_body">Tree for inflicting love/conflict/confusion, instead of damage</text:p>
      <text:p text:style-name="Text_20_body">Tree for strange attacks: delayed, through barriers, spying/bugging</text:p>
      <text:h text:style-name="Heading_20_3" text:outline-level="3">Medicine</text:h>
      <text:p text:style-name="Text_20_body">Tree for ignoring, deferring or changing the effects of damage</text:p>
      <text:p text:style-name="Text_20_body">Tree for healing emotional, psychic, spiritual damage</text:p>
      <text:p text:style-name="Text_20_body">Tree for creating strange effects (euphoria, seeing spirits, faking death)</text:p>
      <text:h text:style-name="Heading_20_3" text:outline-level="3">Performance</text:h>
      <text:p text:style-name="Text_20_body">Tree for persuasion, weaving epics, salesmanship [careful not to duplicate Presence], seduction</text:p>
      <text:p text:style-name="Text_20_body">Tree for confusion, distraction/disruption [careful not to duplicate Presence], illusions</text:p>
      <text:p text:style-name="Text_20_body">“Dream Concoction Method”, “Legend in An Afternoon” – for spinning off dreams to feed the Fair Folk, without suffering damage oneself.</text:p>
      <text:h text:style-name="Heading_20_3" text:outline-level="3">Investigation</text:h>
      <text:p text:style-name="Text_20_body">Tree for discovering others’ motivations &amp; trigger points</text:p>
      <text:p text:style-name="Text_20_body">Tree for trading, true valuations</text:p>
      <text:p text:style-name="Text_20_body">Tree for noticing connections, or disturbances in natural patterns</text:p>
      <text:p text:style-name="Text_20_body">Maybe even changing reality by constructing evidence, somehow?</text:p>
      <text:h text:style-name="Heading_20_3" text:outline-level="3">Ride</text:h>
      <text:p text:style-name="Text_20_body">Tree for endowing their mounts with abilities, from basic useful ones up to intelligence, Essence etc.</text:p>
      <text:p text:style-name="Text_20_body">Tree for union with mount, controlling it better and borrowing its abilities (senses, strength, speed etc.)</text:p>
      <text:p text:style-name="Text_20_body">Tree for summoning / “unexpectedly finding” mounts of various power levels – not just horses</text:p>
      <text:p text:style-name="Text_20_body">Tree for “riding” / being-ridden-by objects, animals and even other people (but not spirits), loa-style</text:p>
      <text:h text:style-name="Heading_20_2" text:outline-level="2">3<text:span text:style-name="T4">rd</text:span> Division</text:h>
      <text:h text:style-name="Heading_20_3" text:outline-level="3">Melee</text:h>
      <text:p text:style-name="Text_20_body">Tree for improvising weapons from random objects, elements (e.g., air) etc.</text:p>
      <text:p text:style-name="Text_20_body">Tree for provoking conflict/confusion between/among enemies</text:p>
      <text:p text:style-name="Text_20_body">Tree for turning enemies’ strengths/attacks against them; defusing desire to attack</text:p>
      <text:p text:style-name="Text_20_body">Tree for attacking with surprise, while seeming not to attack, from unexpected directions etc.</text:p>
      <text:h text:style-name="Heading_20_3" text:outline-level="3">War</text:h>
      <text:p text:style-name="Text_20_body">Tree for provoking conflict/confusion between/among enemies, on a larger scale</text:p>
      <text:p text:style-name="Text_20_body">Tree for turning enemies’ strengths/attacks against them, on a larger scale; defusing desire to attack (rout)</text:p>
      <text:p text:style-name="Text_20_body">Tree for attacking with surprise, while seeming not to attack, from unexpected directions etc., on a larger scale</text:p>
      <text:p text:style-name="Text_20_body">Tree for increasing effective stats (esp. Drill) of forces while appearing to lessen them; inspiring <text:soft-page-break/>foolhardiness; guerilla/flashmob action (Grass Rises Up Technique)</text:p>
      <text:h text:style-name="Heading_20_3" text:outline-level="3">Presence</text:h>
      <text:p text:style-name="Text_20_body">Tree for overriding/abnegating others’ identities/will, or subjugating/combining it to improve group action</text:p>
      <text:p text:style-name="Text_20_body">Tree for subverting/bestowing authority; appearing to have the presence of someone else</text:p>
      <text:p text:style-name="Text_20_body">Tree for gaining/diverting attention [careful not to duplicate Performance]</text:p>
      <text:p text:style-name="Text_20_body">Tree for supplementing mental/social/linguistic-in-person attacks</text:p>
      <text:h text:style-name="Heading_20_3" text:outline-level="3">Socialize</text:h>
      <text:p text:style-name="Text_20_body">Understanding &amp; subverting social norms &amp; desires</text:p>
      <text:p text:style-name="Text_20_body">Disrupting intentions</text:p>
      <text:p text:style-name="Text_20_body">Spreading ideas/heresy; forming a loose following, or a coordinated group (flashmob again)</text:p>
      <text:h text:style-name="Heading_20_3" text:outline-level="3">Linguistics</text:h>
      <text:p text:style-name="Text_20_body">Tree for duplicating and manipulating written comms (Xerox; Letter-without-a-letter Technique; unbreakable (one-way ;-) cypher)</text:p>
      <text:p text:style-name="Text_20_body">Tree for duplicating and manipulating verbal comms (Babel; Turkey Curse; Forked Tongue Technique)</text:p>
      <text:p text:style-name="Text_20_body">Tree for mental control / confusion via language</text:p>
      <text:p text:style-name="Text_20_body">Tree for communicating without language, or learning a language temporarily.</text:p>
      <text:h text:style-name="Heading_20_2" text:outline-level="2">4<text:span text:style-name="T4">th</text:span> Division</text:h>
      <text:h text:style-name="Heading_20_3" text:outline-level="3">Thrown</text:h>
      <text:p text:style-name="Text_20_body">Tree for improvising weapons from random objects, elements (e.g., air) etc. (Bowling)</text:p>
      <text:p text:style-name="Text_20_body">Tree for provoking conflict/confusion between/among enemies</text:p>
      <text:p text:style-name="Text_20_body">Tree for attacking with surprise, while seeming not to attack, from unexpected directions etc.</text:p>
      <text:p text:style-name="Text_20_body">Tree for throwing things with non-combat effects (magical containment, spying, pickpocketing)</text:p>
      <text:h text:style-name="Heading_20_3" text:outline-level="3">Dodge</text:h>
      <text:p text:style-name="Text_20_body">Tree for evading attacks (single, multiple, onslaught, combined etc.); have evasion penalize the enemy</text:p>
      <text:p text:style-name="Text_20_body">Tree for evading misfortune (crippling, poison, Fate, entire battle, death, area-effect, …)?</text:p>
      <text:p text:style-name="Text_20_body">Tree for avoiding physical environmental “attacks” (avalanches, falls, drowning, …)? <text:s/>“Brownian motion”</text:p>
      <text:h text:style-name="Heading_20_3" text:outline-level="3">Larceny</text:h>
      <text:p text:style-name="Text_20_body">Tree for disguise (or making people mistake someone else for <text:span text:style-name="T15">you; also, disguising number)</text:span></text:p>
      <text:p text:style-name="Text_20_body">Tree for theft, con tricks, cheating in trades, oath-breaking, ?trap-rigging</text:p>
      <text:p text:style-name="Text_20_body">Tree for breaking-and-entering</text:p>
      <text:p text:style-name="Text_20_body">Tree for redirecting, removing or causing suspicion (“I don’t know, man, I didn’t do it”; planting evidence)</text:p>
      <text:h text:style-name="Heading_20_3" text:outline-level="3">Stealth</text:h>
      <text:p text:style-name="Text_20_body">Tree for hiding self (Hidden in plain sight; proper invisibility, also with concealment in other senses)</text:p>
      <text:p text:style-name="Text_20_body">Tree for hiding others, groups, or largish objects (Elephant in the Room)</text:p>
      <text:p text:style-name="Text_20_body">Tree for not leaving traces/evidence [or is that Larceny? Survival?]</text:p>
      <text:h text:style-name="Heading_20_3" text:outline-level="3">Occult</text:h>
      <text:p text:style-name="Text_20_body">Tree for communicating with spirits (and admonishing, embarrassing etc. gods?)</text:p>
      <text:p text:style-name="Text_20_body">Tree for “riding” / being-ridden-by spirits and elementals (but not objects, animals or people), loa-style</text:p>
      <text:p text:style-name="Text_20_body">Tree for seeing Essence flows, etc. (also Fate manipulations?)</text:p>
      <text:p text:style-name="Text_20_body"><text:soft-page-break/>Temporary Ordination (like Essence Lending Method?)?</text:p>
      <text:p text:style-name="Text_20_body">Tree for dealing with demons, Fair Folk etc.</text:p>
      <text:p text:style-name="Text_20_body">Triangle / Square / Pentacle Circle Sorcery</text:p>
      <text:p text:style-name="Text_20_body">Elemental manipulation?</text:p>
      <text:h text:style-name="Heading_20_2" text:outline-level="2">5<text:span text:style-name="T4">th</text:span> Division</text:h>
      <text:h text:style-name="Heading_20_3" text:outline-level="3">Integrity</text:h>
      <text:p text:style-name="Text_20_body">Tree for ignoring/redirecting shaping effects.</text:p>
      <text:list xml:id="list1355076752" text:style-name="L1">
        <text:list-item>
          <text:p text:style-name="P32">Perhaps something which allows the Charm user to take on Wyld mutations while in there, but shake them off on returning to Creation?</text:p>
        </text:list-item>
      </text:list>
      <text:p text:style-name="Text_20_body">Tree for ignoring/redirecting mental influences.</text:p>
      <text:list xml:id="list695709291" text:style-name="L2">
        <text:list-item>
          <text:p text:style-name="P33">E.g., making the opponent convinced that their attack has succeeded, when in fact it fails.</text:p>
        </text:list-item>
      </text:list>
      <text:p text:style-name="Text_20_body">Tree for ignoring/redirecting Fate manipulations.</text:p>
      <text:h text:style-name="Heading_20_3" text:outline-level="3">Resistance</text:h>
      <text:p text:style-name="Text_20_body">Tree for basic physical enhancement, e.g., Durability of Oak Meditation.</text:p>
      <text:p text:style-name="Text_20_body">Tree for improvising protection/armor, from physical objects, elements, etc.</text:p>
      <text:p text:style-name="Text_20_body">Tree for ignoring damage, distributing it equally across objects, allies, enemies etc.</text:p>
      <text:p text:style-name="Text_20_body">Tree for “re-writing” plagues, crippling effects etc. to conform to own biology, making them harmless, or undoing them over time.</text:p>
      <text:h text:style-name="Heading_20_3" text:outline-level="3">Craft</text:h>
      <text:p text:style-name="Text_20_body">Tree for imposing order</text:p>
      <text:list xml:id="list1869894431" text:style-name="L3">
        <text:list-item>
          <text:p text:style-name="P34">Mass production</text:p>
        </text:list-item>
        <text:list-item>
          <text:p text:style-name="P34">Making existing things conform to existing patterns, or to blueprints. <text:s/>Extracting blueprints from existing things.</text:p>
        </text:list-item>
      </text:list>
      <text:p text:style-name="Text_20_body">Tree for disassembling or re-assembling (e.g., repairing one thing, using another)</text:p>
      <text:p text:style-name="Text_20_body">Tree for improvising unexpected uses from an object (think “A-Team” :-).</text:p>
      <text:p text:style-name="Text_20_body">Tree for protecting things from damage, Shaping etc.</text:p>
      <text:h text:style-name="Heading_20_3" text:outline-level="3">Lore</text:h>
      <text:p text:style-name="Text_20_body">Tree for knowing things without texts/evidence.</text:p>
      <text:p text:style-name="Text_20_body">Tree for educating others, voluntarily or otherwise. <text:s/>Temporary effects? <text:s/>Replacing facts they already know (or is that more like Memory-Reweaving Discipline)?</text:p>
      <text:p text:style-name="Text_20_body">Tree for boosting Essence, Willpower etc. <text:s/>Also for reducing/transferring Limit and other Great Curse effects?</text:p>
      <text:p text:style-name="Text_20_body">Tree for opposing the Fair Folk / Sidereals (directly, or to counter Shaping effects, or even to re-write existing effects)?</text:p>
      <text:p text:style-name="Text_20_body">Something like Immanent Solar Glory, but gain Essence for interfering with a system, rather than maintaining it?</text:p>
      <text:p text:style-name="Text_20_body"/>
      <text:h text:style-name="Heading_20_3" text:outline-level="3">Bureaucracy</text:h>
      <text:p text:style-name="Text_20_body">Tree for manipulating systems</text:p>
      <text:list xml:id="list1024826481" text:style-name="L4">
        <text:list-item>
          <text:p text:style-name="P35">Learning systems – think </text:p>
        </text:list-item>
        <text:list-item>
          <text:p text:style-name="P35">Manipulating decisions based on bureaucratic forms/processes.</text:p>
        </text:list-item>
        <text:list-item>
          <text:p text:style-name="P35">Creating new forms/processes to achieve desired ends.</text:p>
        </text:list-item>
        <text:list-item>
          <text:p text:style-name="P35">Discover/re-write official/recorded information about people.</text:p>
        </text:list-item>
        <text:list-item>
          <text:p text:style-name="P35">Official vs. Surreptitious Business</text:p>
        </text:list-item>
        <text:list-item>
          <text:p text:style-name="P35">Uncovering secrets through analyzing side channels of bureaucracy (from “Zambian cybernetics genius”)</text:p>
        </text:list-item>
        <text:list-item>
          <text:p text:style-name="P35">Inserting temporary “stealth” systems to achieve effects without creating real Projects.</text:p>
        </text:list-item>
      </text:list>
      <text:p text:style-name="Text_20_body"><text:soft-page-break/>Tree for improving/worsening systems mid- or long-term. <text:s/>(Do it without the “downsizing” of the Solar Charm :-)</text:p>
      <text:p text:style-name="Text_20_body">Communicating with pattern spiders, to adjust Fate in a way which they don’t object to. <text:s/>(Loom-as-Harp Technique; Limited Loom Panic)</text:p>
      <text:h text:style-name="Heading_20_2" text:outline-level="2">Martial Arts</text:h>
      <text:p text:style-name="TODO">[TODO … not sure I can be bothered with these, except maybe the Bureaucracy-related one :-)]</text:p>
      <text:h text:style-name="Heading_20_3" text:outline-level="3">1: Martial Arts</text:h>
      <text:p text:style-name="Text_20_body">Talking to the Hand</text:p>
      <text:h text:style-name="Heading_20_3" text:outline-level="3">2: Performance</text:h>
      <text:p text:style-name="Text_20_body">Big Top / Great Ultimate / T’ai Chi</text:p>
      <text:h text:style-name="Heading_20_3" text:outline-level="3">3: War</text:h>
      <text:p text:style-name="Text_20_body">Hand Signals Form</text:p>
      <text:h text:style-name="Heading_20_3" text:outline-level="3">4: Occult</text:h>
      <text:p text:style-name="Text_20_body">Form Without Form</text:p>
      <text:h text:style-name="Heading_20_3" text:outline-level="3">5: Bureaucracy</text:h>
      <text:p text:style-name="Text_20_body">Form Request Form</text:p>
      <text:h text:style-name="Heading_20_2" text:outline-level="2">Sorcery</text:h>
      <text:p text:style-name="P24">TODO</text:p>
      <text:h text:style-name="Heading_20_1" text:outline-level="1">Chapter Five: Numerology</text:h>
      <text:p text:style-name="Text_20_body">The Disciples of Indiscipline do not have access to the Loom of Fate and the pattern spiders, as the Sidereals do, but their mysterious benefactor has provided them with an alternative way to mess around with the details of existence. <text:s/>Erisian Numerology is based on an intuitive understanding of and direct interference with the structure of reality, mediated by the pineal gland. <text:s/>As such, it is more limited in scope and duration than Astrology but perhaps more flexible, and able to operate outside Fate. <text:s/>It functions equally well in Creation, Yu-Shan, Malfeas, the Underworld and Autochthonia. <text:s/>It even works in the Wyld, although the Shaping abilities of the raksha make them more likely to be able to counter its effects.</text:p>
      <text:p text:style-name="Text_20_body">Numerology is also carefully balanced to avoid attracting the wrath of the pattern spiders, when operating within Fate; that’s not to say that they won’t notice at all, but there is no build-up of Paradox for Discordians. <text:s/>The effects are achieved by sheer force of Eristic will, avoiding the need to manipulate Essence flows directly. <text:s/>This means that, while many Charms can be duplicated to some extent, the cost is in some ways higher, and the effects double-edged.</text:p>
      <text:p text:style-name="TODO">[This section is almost certainly full of game-ruining imbalances, and even unfairness between Divisions, so it’ll need some thought and play-testing.]</text:p>
      <text:h text:style-name="Heading_20_2" text:outline-level="2">Working the Numbers</text:h>
      <text:p text:style-name="Text_20_body">To apply a Numerological effect, an Erisian Exalt must take the following steps.</text:p>
      <text:list xml:id="list1229560042" text:continue-list="list1542916094" text:style-name="List_20_1">
        <text:list-item>
          <text:p text:style-name="P28">Determine his Numerology point total for the effect.</text:p>
        </text:list-item>
        <text:list-item>
          <text:p text:style-name="P28">Choose a duration, range and scope, and a specific target fitting that scope.</text:p>
        </text:list-item>
        <text:list-item>
          <text:p text:style-name="P28">Choose one or more values to be affected.</text:p>
        </text:list-item>
        <text:list-item>
          <text:p text:style-name="P28">Select a mechanism of balance for the effect.</text:p>
        </text:list-item>
        <text:list-item>
          <text:p text:style-name="P28">Take a miscellaneous action (Speed 5, DV -2) and spend one or more points of temporary Willpower.</text:p>
        </text:list-item>
      </text:list>
      <text:h text:style-name="Heading_20_3" text:outline-level="3">Numerology Points</text:h>
      <text:p text:style-name="Text_20_body">An Erisian has (Essence + Pineal Gland) points to spend on any Numerological effect. <text:s/>Thus buying up the Pineal Gland background is the easiest way to increase one’s power in this arena.</text:p>
      <text:p text:style-name="TODO">[Could limit the number of Numerology effects per day/season/story based on PG rating?]</text:p>
      <text:h text:style-name="Heading_20_3" text:outline-level="3">Duration</text:h>
      <text:p text:style-name="Text_20_body">The duration of the effect is always at least one action, and can be increased by spending Numerology points, as follows.</text:p>
      <table:table table:name="Table4" table:style-name="Table4">
        <table:table-column table:style-name="Table4.A"/>
        <table:table-column table:style-name="Table4.B"/>
        <table:table-row>
          <table:table-cell table:style-name="Table4.A1" office:value-type="string">
            <text:p text:style-name="P16">Numerology<text:line-break/>Points</text:p>
          </table:table-cell>
          <table:table-cell table:style-name="Table4.A1" office:value-type="string">
            <text:p text:style-name="P16">Duration</text:p>
          </table:table-cell>
        </table:table-row>
        <table:table-row>
          <table:table-cell table:style-name="Table4.A2" office:value-type="float" office:value="0">
            <text:p text:style-name="Table_20_Contents">0</text:p>
          </table:table-cell>
          <table:table-cell table:style-name="Table4.A1" office:value-type="string">
            <text:p text:style-name="Table_20_Contents">One action</text:p>
          </table:table-cell>
        </table:table-row>
        <table:table-row>
          <table:table-cell table:style-name="Table4.A3" office:value-type="float" office:value="1">
            <text:p text:style-name="Table_20_Contents">1</text:p>
          </table:table-cell>
          <table:table-cell table:style-name="Table4.B3" office:value-type="string">
            <text:p text:style-name="Table_20_Contents">One scene or hour</text:p>
          </table:table-cell>
        </table:table-row>
        <table:table-row>
          <table:table-cell table:style-name="Table4.A2" office:value-type="float" office:value="2">
            <text:p text:style-name="Table_20_Contents">2</text:p>
          </table:table-cell>
          <table:table-cell table:style-name="Table4.A1" office:value-type="string">
            <text:p text:style-name="Table_20_Contents">One day</text:p>
          </table:table-cell>
        </table:table-row>
        <table:table-row>
          <table:table-cell table:style-name="Table4.A3" office:value-type="float" office:value="3">
            <text:p text:style-name="Table_20_Contents">3</text:p>
          </table:table-cell>
          <table:table-cell table:style-name="Table4.B3" office:value-type="string">
            <text:p text:style-name="Table_20_Contents">One week</text:p>
          </table:table-cell>
        </table:table-row>
        <table:table-row>
          <table:table-cell table:style-name="Table4.A2" office:value-type="float" office:value="4">
            <text:p text:style-name="Table_20_Contents">4</text:p>
          </table:table-cell>
          <table:table-cell table:style-name="Table4.A1" office:value-type="string">
            <text:p text:style-name="Table_20_Contents">One month</text:p>
          </table:table-cell>
        </table:table-row>
        <table:table-row>
          <table:table-cell table:style-name="Table4.A3" office:value-type="float" office:value="5">
            <text:p text:style-name="Table_20_Contents">5</text:p>
          </table:table-cell>
          <table:table-cell table:style-name="Table4.B3" office:value-type="string">
            <text:p text:style-name="Table_20_Contents">One season</text:p>
          </table:table-cell>
        </table:table-row>
      </table:table>
      <text:p text:style-name="Text_20_body">No more than 5 points can be spent on increasing the duration.</text:p>
      <text:h text:style-name="Heading_20_3" text:outline-level="3">Range</text:h>
      <text:p text:style-name="Text_20_body">By default the Numerologist must touch her target to affect it, but the range can be extended by spending more points.</text:p>
      <table:table table:name="Table6" table:style-name="Table6">
        <table:table-column table:style-name="Table6.A"/>
        <table:table-column table:style-name="Table6.B"/>
        <table:table-row>
          <table:table-cell table:style-name="Table6.A1" office:value-type="string">
            <text:p text:style-name="P16">Numerology<text:line-break/>Points</text:p>
          </table:table-cell>
          <table:table-cell table:style-name="Table6.A1" office:value-type="string">
            <text:p text:style-name="P16">Duration</text:p>
          </table:table-cell>
        </table:table-row>
        <table:table-row>
          <table:table-cell table:style-name="Table6.A2" office:value-type="float" office:value="0">
            <text:p text:style-name="Table_20_Contents">0</text:p>
          </table:table-cell>
          <table:table-cell table:style-name="Table6.A1" office:value-type="string">
            <text:p text:style-name="Table_20_Contents">Touch</text:p>
          </table:table-cell>
        </table:table-row>
        <text:soft-page-break/>
        <table:table-row>
          <table:table-cell table:style-name="Table6.A3" office:value-type="float" office:value="1">
            <text:p text:style-name="Table_20_Contents">1</text:p>
          </table:table-cell>
          <table:table-cell table:style-name="Table6.B3" office:value-type="string">
            <text:p text:style-name="Table_20_Contents">5 yards</text:p>
          </table:table-cell>
        </table:table-row>
        <table:table-row>
          <table:table-cell table:style-name="Table6.A2" office:value-type="float" office:value="2">
            <text:p text:style-name="Table_20_Contents">2</text:p>
          </table:table-cell>
          <table:table-cell table:style-name="Table6.A1" office:value-type="string">
            <text:p text:style-name="Table_20_Contents">50 yards</text:p>
          </table:table-cell>
        </table:table-row>
        <table:table-row>
          <table:table-cell table:style-name="Table6.A3" office:value-type="float" office:value="3">
            <text:p text:style-name="Table_20_Contents">3</text:p>
          </table:table-cell>
          <table:table-cell table:style-name="Table6.B3" office:value-type="string">
            <text:p text:style-name="Table_20_Contents">500 yards</text:p>
          </table:table-cell>
        </table:table-row>
        <table:table-row>
          <table:table-cell table:style-name="Table6.A2" office:value-type="float" office:value="4">
            <text:p text:style-name="Table_20_Contents">4</text:p>
          </table:table-cell>
          <table:table-cell table:style-name="Table6.A1" office:value-type="string">
            <text:p text:style-name="Table_20_Contents">5 miles</text:p>
          </table:table-cell>
        </table:table-row>
        <table:table-row>
          <table:table-cell table:style-name="Table6.A3" office:value-type="float" office:value="5">
            <text:p text:style-name="Table_20_Contents">5</text:p>
          </table:table-cell>
          <table:table-cell table:style-name="Table6.B3" office:value-type="string">
            <text:p text:style-name="Table_20_Contents">50 miles</text:p>
          </table:table-cell>
        </table:table-row>
      </table:table>
      <text:h text:style-name="Heading_20_3" text:outline-level="3">Scope</text:h>
      <text:p text:style-name="Text_20_body">The scope of the effect, similarly, is always at least one individual creature or object. <text:s/>For creatures, the number of points here equates to the Magnitude of the unit affected. <text:s/>For objects, take the number of humans in a unit of that Magnitude, standing in close formation, and use that as rough guide to the volume which can be affected – approximately 2 cubic yards each. <text:s/>The effect can be worked on only part of a larger object, e.g., to weaken part of a wall, but it can only affect multiple objects if they are substantially the same and all within the affected volume, e.g., several small huts. <text:s/>The effect cannot be applied to several different kinds of objects within a given volume, just as it cannot be applied to several different social or military groups in a given area. <text:s/>It can be applied to a general volume of space, as long as it contains mostly the same substance, e.g., air, or water. <text:s/>As with duration, the maximum number of points which can be spent here is five.</text:p>
      <text:h text:style-name="Heading_20_3" text:outline-level="3">Target</text:h>
      <text:p text:style-name="Text_20_body">Having chosen the scope of the effect, the character must nominate a specific target. <text:s/>If that target is an Essence-wielder with Essence greater than the Discordian, there will be an additional cost for each point of difference between the target’s essence and his own. <text:s/>This cost may be paid in Numerology points (sacrificing some aspects of the overall effect), temporary Willpower points, or some combination. <text:s text:c="2"/>If the difference is more than 5, the effect will automatically fail. <text:s text:c="2"/>Without advance knowledge of the target’s Essence (e.g., through performing a Numerological Assay as described below), the character will not discover this cost until she has committed to the Numerology action.</text:p>
      <text:p text:style-name="Text_20_body">Targeting characters with lesser Essence does not give any bonuses. <text:s/>A worker of Numerology may choose himself as the target of an effect, but must of course take on the consequences of Balance.</text:p>
      <text:h text:style-name="Heading_20_3" text:outline-level="3">Affected Values</text:h>
      <text:p text:style-name="Text_20_body">After spending points on duration, range and scope, the remaining points are spent to increase or decrease various values. <text:s/>Each value may be modified only once in a given effect, and only by one point. <text:s/>The cost of modifying a given value depends on the underlying Division to which the Priest of Eris belongs: those listed below under his own Division cost 1 point each; those in neighboring Divisions (assuming 1 and 5 are neighboring) cost 2, and those in the remaining Divisions cost 3. <text:s/>The character may choose not to spend some of these remaining points.</text:p>
      <text:p text:style-name="Text_20_body">Changes to a value do not affect static values pre-calculated from it, only subsequent rolls and calculations made as part of actions, including Charm use. <text:s/>So, for instance, modifying a target’s Dodge would not change her DV, but would change the distance which she can cover when using Leaping Dodge Method, since that value is not calculated until the Charm is used. <text:s/>Similarly, modifying Dexterity would not affect DV, but it would affect a Move or Dash action.</text:p>
      <text:p text:style-name="TODO">[Is the above paragraph really reasonable? <text:s/>Static values are kinda mean to be shorthand for rolling dice, after all.]</text:p>
      <text:p text:style-name="Text_20_body">Any Attribute, Ability or Virtue may be modified, though the costs vary depending on the character’s Division. <text:s/>None may be lowered below 0 or above 5.</text:p>
      <text:h text:style-name="Heading_20_4" text:outline-level="4">1st Division</text:h>
      <text:p text:style-name="Text_20_body">In addition to their Divisional Abilities, the Anchorites can modify the effects of poisons and sources of environmental trauma, divided into the following aspects:</text:p>
      <text:list xml:id="list284296522" text:continue-numbering="true" text:style-name="List_20_1">
        <text:list-item>
          <text:p text:style-name="P28">damage value</text:p>
        </text:list-item>
        <text:list-item>
          <text:p text:style-name="P28">damage type (B/L/A)</text:p>
        </text:list-item>
        <text:list-item>
          <text:p text:style-name="P28">damage interval (action, minute, day, hour)</text:p>
        </text:list-item>
        <text:list-item>
          <text:p text:style-name="P28">toxicity value</text:p>
        </text:list-item>
        <text:list-item>
          <text:p text:style-name="P28">toxicity tag (M/-/L)</text:p>
        </text:list-item>
      </text:list>
      <text:p text:style-name="Text_20_body">Note that substances which are not already harmful cannot be made so, since there could be no Balance <text:soft-page-break/>to such a change. <text:s/>Poisons may be rendered temporarily harmless through Numerology, but their effects will </text:p>
      <text:p text:style-name="Text_20_body">They can also affect a target’s penalties with regard to low visibility situations. <text:s/>The aspects which can be changed are:</text:p>
      <text:list xml:id="list324336388" text:continue-numbering="true" text:style-name="List_20_1">
        <text:list-item>
          <text:p text:style-name="P28">relevant distances: a distance of 0 can be raised to 10 yards, or a distance of 10 yards or less reduced to 0; other distances can be multiplied or divided by 10</text:p>
        </text:list-item>
        <text:list-item>
          <text:p text:style-name="P28">the external penalty itself (by default -1 for poor visibility, -2 for none)</text:p>
        </text:list-item>
      </text:list>
      <text:p text:style-name="Text_20_body">The above effects can either apply to the prevailing conditions within a volume of space (taking that “object” as the effect’s target), to a volume of some substance (such as <text:s/>or to all individuals within the scope (who may then move elsewhere but still be affected). <text:s/>These changes affect the abilities of those affected (or those who wander into the affected area), rather than the amount of light in an area, which may be a rather strange experience.</text:p>
      <text:p text:style-name="Text_20_body">They may also modify the effective permanent Essence of a target. <text:s/>This does not change mote pools or availability of Charms, Sorcery and so on, since those are static calculations. <text:s/>However, it may change the effects of Charms later used by or applied to the target. <text:s/>For example, a Solar archer who had her effective Essence rating reduced from 3 to 2 would no longer be able to activate the effect of There Is No Wind which allows her to increase her weapon Range to her maximum visibility; similarly, she would only be able to buy up to 3 extra attacks with Trance of Unhesitating Speed. <text:s/>She would still be able to use Accuracy Without Distance (Essence minimum 3) if she had learned it, though. <text:s/>In particular, this change <text:span text:style-name="T10">does</text:span><text:span text:style-name="T15"> affect the potential extra cost for other characters subsequently applying Numerology to a target with greater Essence.</text:span></text:p>
      <text:p text:style-name="TODO">Lastly, they may affect the values of Limit, Resonance, Clarity [or, ...???]. <text:s/>This Numerological effect might trigger Limit Break, for instance, but it cannot undo it once it has begun (since Limit has reset to 0 after that point).</text:p>
      <text:h text:style-name="Heading_20_4" text:outline-level="4">2nd Division</text:h>
      <text:p text:style-name="Text_20_body">The manipulations which come most easily to the Matchmakers are as follows.</text:p>
      <text:p text:style-name="Text_20_body">They may increase or decrease the Control rating for animals, vehicles, automata etc.</text:p>
      <text:p text:style-name="Text_20_body">They may adjust the number of Intimacies a being or social unit has, causing them to temporarily forget or gain one Intimacy (chosen by the storyteller). <text:s/>For social units, these Intimacies are Policies.</text:p>
      <text:p text:style-name="Text_20_body">They may modify either the effective permanent Willpower rating of the target, or the number of points of temporary Willpower. <text:s/>If the permanent total is changed, the current temporary value does not immediately change in line. <text:s/>For social units, this affects Loyalty.</text:p>
      <text:h text:style-name="Heading_20_4" text:outline-level="4">3rd Division</text:h>
      <text:p text:style-name="Text_20_body">The warriors of the Apple Corps are, unsurprisingly, most skilled in influencing what happens in the thick of battle. <text:s/>They favor modifying the following values for all kinds of creature (excluding automata, unless they somehow possess life, e.g., God-Striders).</text:p>
      <text:list xml:id="list1111982739" text:continue-numbering="true" text:style-name="List_20_1">
        <text:list-item>
          <text:p text:style-name="P28">Join Battle/Debate <text:span text:style-name="T10">and</text:span><text:span text:style-name="T15"> DV/MDV for unexpected attacks (both modified together)</text:span></text:p>
        </text:list-item>
        <text:list-item>
          <text:p text:style-name="P28">Dodge or Parry DV</text:p>
        </text:list-item>
        <text:list-item>
          <text:p text:style-name="P28">Dodge or Parry MDV</text:p>
        </text:list-item>
        <text:list-item>
          <text:p text:style-name="P28">Knockdown Threshold <text:span text:style-name="T10">and</text:span><text:span text:style-name="T15"> Pool (both modified together)</text:span></text:p>
        </text:list-item>
        <text:list-item>
          <text:p text:style-name="P28"><text:span text:style-name="T15">Stunning Threshold </text:span><text:span text:style-name="T10">and</text:span><text:span text:style-name="T15"> Pool (both modified together)</text:span></text:p>
        </text:list-item>
        <text:list-item>
          <text:p text:style-name="P29">Natural soak value, across all types of damage – this implies that increasing this value will allow even mortals to soak at least one level of lethal and of aggravated damage, while also increasing their bashing soak. <text:s/>Soak for each type cannot be reduced below 0.</text:p>
        </text:list-item>
        <text:list-item>
          <text:p text:style-name="P29">Number of -4 Health levels – if reduced to no -4 Health levels, further reductions take away Incapacitated levels, then Dying levels</text:p>
        </text:list-item>
      </text:list>
      <text:p text:style-name="P1">These Erisians are also adept at modifying those weapons which are used by a single individual (as opposed to large-scale weapons which require a team of operators). <text:s/>Each of the statistics of a weapon or item of armor may be adjusted individually, with Range being doubled or halved, the rest (including ability minimums and attunement costs) being adjusted by a single point. <text:s/>One weapon tag may also be added or removed, if it remotely makes sense to do so; e.g., adding the S tag to the target’s daiklave, so that it requires a miscellaneous action to “reload” after each attack; or removing the “F” tag from a flame piece, so that it can only be used as a short club. <text:s/>Storyteller discretion is required here.</text:p>
      <text:p text:style-name="Text_20_body"><text:span text:style-name="T15">They can also, if in a more peaceful mood, modify the Magnitude of a social unit. <text:s/>Any gains or losses in numbers must be made up of beings with an Essence rating (or, in the unlikely case of sociable automata, Artifact rating) no more than half the character’s own Essence, rounded </text:span><text:span text:style-name="T10">down</text:span><text:span text:style-name="T15">. <text:s/>Where do these people come from (or go to)? <text:s/>Best not to ask ...</text:span></text:p>
      <text:h text:style-name="Heading_20_4" text:outline-level="4"><text:soft-page-break/>4th Division</text:h>
      <text:p text:style-name="Text_20_body">For Charms or Sorcery effects which have a duration other than Instant or Indefinite, the Unhinged can increase or decrease the duration. <text:s/>They are able to change the value but not the order of magnitude, e.g., extend one scene to two, but not to one day. <text:s/>The effect must be one which has already begun, so fortunate timing is required to be able to apply this to effects which last only one action. <text:s/>A duration of one scene can be reduced, causing the effect to cut out at some storyteller-selected point during the scene. <text:s/>A duration of one action can be reduced, causing the effect to end on the tick after the Numerology action. <text:s/>Durations of literal time periods, e.g., 5 minutes, can always be changed.</text:p>
      <text:p text:style-name="Text_20_body">Additionally, the Gatekeepers are able to alter the benefits a character receives through his Backgrounds. <text:s/>Some storyteller interpretation is needed here: gaining a point in the Artifact Background does not modify existing artifacts, or cause a new short daiklave to appear instantly on the target’s person, but it may make them likely to stumble on one within the duration. <text:s/>Similarly, reducing the Artifact background will not cause the target to immediately lose attunement to one of their artifacts but they may “soon” temporarily lose one. <text:s/>For Backgrounds such as Allies, Contacts and so on, the target may gain or lose favor with these people or groups, while the Numerology is in effect. <text:s/>The Numerologist is able to choose which Background is affected, but not which particular Artifact, Ally and so on.</text:p>
      <text:h text:style-name="Heading_20_4" text:outline-level="4">5th Division</text:h>
      <text:p text:style-name="Text_20_body">More suited to the large-scale organization of the battlefield than the fury of close combat, the Overseers have a knack for influencing large battles. <text:s/>They are good at modifying the mass combat values of Drill, Endurance, Might, Armor, Morale, Speed or even Magnitude of a unit, and can also adjust the number of Heroes, Sorcerers or Relays available to it. <text:s/>This applies to only one unit: if the unit splits, only one part retains the benefits; but the effects stay with the unit regardless of how small or large it subsequently becomes. <text:s/>Additionally, they may adjust the Magnitude of a social unit <text:span text:style-name="T10">if</text:span><text:span text:style-name="T15"> it is a bureaucracy of some description.</text:span></text:p>
      <text:p text:style-name="Text_20_body">Another aspect of their rigid nature makes them skilled in changing the properties of inanimate objects (including all kinds of automata). <text:s/>For simple objects, they can adjust the following.</text:p>
      <text:list xml:id="list1995003888" text:continue-numbering="true" text:style-name="List_20_1">
        <text:list-item>
          <text:p text:style-name="P28">Damaged/Destroyed health levels, to half or double their original rating, together</text:p>
        </text:list-item>
        <text:list-item>
          <text:p text:style-name="P28"><text:soft-page-break/>Soak, again halved or doubled in each category – meaning objects will not gain aggravated soak unless they already had it.</text:p>
        </text:list-item>
      </text:list>
      <text:p text:style-name="Text_20_body">For automata, the same set of values can be modified as 3rd Division Discordians apply to living beings, plus the automaton virtues of Reception, Transmission, Stability and Power, if applicable.</text:p>
      <text:p text:style-name="Text_20_body">For basic artifacts, the Repair rating may be adjusted. <text:s/>For First Age vehicles, they may also adjust the following.</text:p>
      <text:list xml:id="list1671970714" text:continue-numbering="true" text:style-name="List_20_1">
        <text:list-item>
          <text:p text:style-name="P28">Vehicle speed (halve or double)</text:p>
        </text:list-item>
        <text:list-item>
          <text:p text:style-name="P28">Endurance (either halving or doubling the Essence commitment, where provided by the pilot; or else halving or doubling the time until maintenance checks are required <text:span text:style-name="T10">or</text:span><text:span text:style-name="T15"> the time between checks thereafter)</text:span></text:p>
        </text:list-item>
        <text:list-item>
          <text:p text:style-name="P28">Maneuverability</text:p>
        </text:list-item>
        <text:list-item>
          <text:p text:style-name="P28">Crew</text:p>
        </text:list-item>
        <text:list-item>
          <text:p text:style-name="P28">Cargo (halve or double)</text:p>
        </text:list-item>
        <text:list-item>
          <text:p text:style-name="P28">Armor</text:p>
        </text:list-item>
        <text:list-item>
          <text:p text:style-name="P28">Critical Damage Health Levels</text:p>
        </text:list-item>
      </text:list>
      <text:h text:style-name="Heading_20_3" text:outline-level="3">Balance</text:h>
      <text:p text:style-name="Text_20_body">In order to keep Eris happy, or at least to keep her amused, each Numerological effect must incorporate an element of balance. <text:s/>The character must choose one of the following.</text:p>
      <text:list xml:id="list1292074912" text:continue-numbering="true" text:style-name="List_20_1">
        <text:list-item>
          <text:p text:style-name="P28">Numerically opposite changes affect one of the target’s allies, if it is a being or unit, or an adjacent object or area, if not. <text:s/>This other target is chosen by the storyteller, at the same time. <text:s/>It must be of a roughly equivalent power rating; e.g., if the target is a group of extras, the balance affects an equivalent group of extras; if an Essence user, the balance affects an Essence user of within +/-1 Essence. <text:s/>If the storyteller determines that there is no such applicable target within range, this form of Balance cannot be used. <text:s/>The other target may separately resist the Shaping effect of this balance, if it is capable of doing so.</text:p>
        </text:list-item>
        <text:list-item>
          <text:p text:style-name="P28">After spending points on duration, range and scope, only half of the remaining points, rounded up, are spent on modifying values. <text:s/>An equal number are then spent on the same target by the storyteller, making whatever adjustments he or she sees fit. <text:s/>Because these are part of the same effect, the storyteller cannot adjust any of the values chosen by the character, in the opposite direction – each value may be changed only once per effect.</text:p>
        </text:list-item>
        <text:list-item>
          <text:p text:style-name="P28">Numerically opposite changes affect the target for an equal duration, after the initial effect has ended. <text:s/><text:soft-page-break/>This may seem like the easy option, if the Numerologist can arrange to be absent when this happens, but an inventive storyteller will ensure that’s not true: the target might use them to track her down and take revenge, or just generally gain advantage for himself.</text:p>
        </text:list-item>
        <text:list-item>
          <text:p text:style-name="P28">Any other suitable method of balance agreed with the storyteller.</text:p>
        </text:list-item>
      </text:list>
      <text:h text:style-name="Heading_20_3" text:outline-level="3">Activation</text:h>
      <text:p text:style-name="Text_20_body">Once the effect has been determined, it can be activated. <text:s/>It costs one point of temporary Willpower, plus any additional points spent due to the target having a higher Essence than the character.</text:p>
      <text:p text:style-name="Text_20_body">If the range is Touch then the target can apply Dodge or Parry DV to avoid being touched, in which case the effect fails though the Willpower is still spent. <text:s/>If, in addition, the effect targets more than one being or object, then all must be successfully touched (or otherwise in range) for the effect to occur. <text:s/>The duration of the effect begins as soon as the first is touched, but the adjustments do not apply until the last is touched.</text:p>
      <text:p text:style-name="Text_20_body">If the targets are beings with Willpower, and all are successfully touched, or otherwise in range, they may be able to spend Willpower to avoid or reduce the effects. <text:s/>Groups of extras and other creatures with Essence 1 resist as a unit, using the highest Willpower in the group. <text:s/>Beings with Essence 2+ resist individually, using their own Willpower. <text:s/>Each can spend one point of temporary Willpower <text:span text:style-name="T10">per modified value</text:span><text:span text:style-name="T15"> to avoid the change to that particular value, if they have no other applicable defense. <text:s/>Unless the target is willing, this action counts as an attack, so defensive Charms, counterattacks and so on may come into play.</text:span></text:p>
      <text:h text:style-name="Heading_20_2" text:outline-level="2">Numerological Assays</text:h>
      <text:p text:style-name="Text_20_body">With all these options, it may be hard for a character to decide just how best to mess around with an opponent. <text:s/>To help with this a little, the character may perform a Numerological Assay before hand.</text:p>
      <text:p text:style-name="Text_20_body">In combat situations, this is an action with Speed 3, DV -1, similar to an Aim action. <text:s/>Outside combat it is an unrolled dramatic action. <text:s/>The character must propose a particular effect in detail, and they will learn</text:p>
      <text:list xml:id="list852213229" text:continue-numbering="true" text:style-name="List_20_1">
        <text:list-item>
          <text:p text:style-name="P28">which, if any, of the adjustments would be meaningless (e.g., trying to increase an Ability which is already at 5);</text:p>
        </text:list-item>
        <text:list-item>
          <text:p text:style-name="P28">whether the character is one point away from Limit Break or similar effects;</text:p>
        </text:list-item>
        <text:list-item>
          <text:p text:style-name="P28">the amount by which the target’s Essence exceeds the character’s – i.e., the extra cost required in effect points or Willpower;</text:p>
        </text:list-item>
        <text:list-item>
          <text:p text:style-name="P28">whether the target is already under the effects of Numerology and, if so, the exact details of that effect.</text:p>
        </text:list-item>
      </text:list>
      <text:p text:style-name="Text_20_body">They will not learn whether some other effect might be more advantageous.</text:p>
      <text:h text:style-name="Heading_20_2" text:outline-level="2">Other Factors</text:h>
      <text:p text:style-name="Text_20_body">Numerology is a Shaping effect, so Charms such as the Solars’ Integrity-Protecting Prana may apply against it. <text:s/>If the effect is undone some time after it began (e.g., through the use of an Order Affirming Blow) and the Balance effect is one which occurs after the original effect, Balance still applies (and may be separately countered).</text:p>
      <text:p text:style-name="Text_20_body">Numerology doesn’t count as Charm use, so a character can save his Charm use in a given action for, say, reflexive defense Charms. <text:s/>This also means it can’t be used in a Combo with Charms. <text:s/>Conceivably a Supplemental Charm could apply to the working of a Numerological effect but, since it isn’t based on an Attribute or Ability, those cases will be rare.</text:p>
      <text:p text:style-name="Text_20_body">A single target cannot be the subject of more than one Numerological effect from the same character at the same time (nor, indeed, until the Balance effects have played out), though effects from different characters may stack.</text:p>
      <text:p text:style-name="Text_20_body">While a character may be able to stunt a Numerology action, he cannot regain Willpower from doing so, only Essence.</text:p>
      <text:h text:style-name="Heading_20_1" text:outline-level="1">Chapter Six: Storytelling</text:h>
      <text:p text:style-name="Text_20_body">Here’s some dummy chapter content to keep the splitting thing happy.</text:p>
      <text:h text:style-name="Heading_20_1" text:outline-level="1">Chapter Seven: Characters</text:h>
      <text:p text:style-name="TODO">TODO</text:p>
      <text:h text:style-name="Heading_20_2" text:outline-level="2">Historical</text:h>
      <text:h text:style-name="Heading_20_3" text:outline-level="3">Ancient</text:h>
      <text:h text:style-name="Heading_20_4" text:outline-level="4">Sri Sadasti</text:h>
      <text:p text:style-name="Text_20_body">Patron to psychedelic type Discordians. Patron of The Season of Confusion.</text:p>
      <text:p text:style-name="Text_20_body_20_out-dent"><text:span text:style-name="Inline_20_Heading">Division:</text:span> Anchor</text:p>
      <text:h text:style-name="Heading_20_4" text:outline-level="4">Dr. Van van Mojo</text:h>
      <text:p text:style-name="Text_20_body">A Head Doctor of Deep Africa and Maker of Fine Dolls. … Patron of The Season of Discord.</text:p>
      <text:p text:style-name="Text_20_body_20_out-dent"><text:span text:style-name="Inline_20_Heading">Division:</text:span> Arrow</text:p>
      <text:h text:style-name="Heading_20_4" text:outline-level="4">Hung Mung</text:h>
      <text:p text:style-name="Text_20_body">A Sage of Ancient China and Official Discordian Missionary to the Heathen Chinee. He who originally devised THE SACRED CHAO. Patron of The Season of Chaos.</text:p>
      <text:p text:style-name="Text_20_body_20_out-dent"><text:span text:style-name="Inline_20_Heading">Division:</text:span> Apple</text:p>
      <text:h text:style-name="Heading_20_4" text:outline-level="4">Zarathud the Incorrigible</text:h>
      <text:p text:style-name="Text_20_body">Sometimes called Zarathud the Staunch.</text:p>
      <text:p text:style-name="Text_20_body">A hard nosed Hermit of Medieval Europe and Chaosphe Bible Banger. <text:s/>Dubbed "Offender of The Faith." Discovered the Five Commandments. <text:s/>Patron of The Season of Bureaucracy.</text:p>
      <text:p text:style-name="Text_20_body_20_out-dent"><text:span text:style-name="Inline_20_Heading">Division:</text:span> Anvil</text:p>
      <text:h text:style-name="Heading_20_4" text:outline-level="4">The Elder Malaclypse</text:h>
      <text:p text:style-name="Text_20_body_20_out-dent"><text:span text:style-name="Inline_20_Heading">Division:</text:span> Archway</text:p>
      <text:p text:style-name="Text_20_body">A wandering Wiseman of Ancient Mediterrania ("Med-Terra" or middle earth), who followed a 5-pointed Star through the alleys of Rome, Damascus, Baghdad, Jerusalem, Mecca and Cairo, bearing a sign that seemed to read "DOOM". <text:s/>This is a misunderstanding. <text:s/>The sign actually read "DUMB". … Patron of The Season of The Aftermath.</text:p>
      <text:h text:style-name="Heading_20_3" text:outline-level="3">Less Ancient</text:h>
      <text:h text:style-name="Heading_20_4" text:outline-level="4">The Reverend Hypocrates Magoun</text:h>
      <text:p text:style-name="Text_20_body_20_out-dent"><text:span text:style-name="Inline_20_Heading">Division:</text:span> Anchor</text:p>
      <text:h text:style-name="Heading_20_4" text:outline-level="4">Fang the Unwashed, WKC</text:h>
      <text:p text:style-name="Text_20_body_20_out-dent"><text:span text:style-name="Inline_20_Heading">Division:</text:span> Arrow</text:p>
      <text:h text:style-name="Heading_20_4" text:outline-level="4">Emperor Nellens Jo-Shu</text:h>
      <text:p text:style-name="Text_20_body">A couple of seasons after the disappearance of the Scarlet Empress, some fragments of House Iselsi started to receive reports of a possible new claimant of power in the Scavenger Lands. <text:s/>Apparently a minor but beloved middle-aged scion of Nellens, based in one of their River Province tributaries, had declared himself Emperor Jo-Shu. <text:s/>Agents of the Eye arrived there a week or two in advance of heavily-armed House Mnemon “negotiators”, on the chance he would be, or could be made to seem, a valid successor.</text:p>
      <text:p text:style-name="Text_20_body"><text:soft-page-break/>On arrival, however, they were sorely disappointed. <text:s/>The Wood-Aspect Dragon-Blood in question was clearly insane: dressed in a ragged parody of proper House attire, unkempt hair filled with fading twigs and leaves, and a gaze which seemed always half in dream.</text:p>
      <text:p text:style-name="Text_20_body">Further investigation revealed that his fragile rice trade with the Blessed Isle had fallen apart with the confusion of the Empress’ fall. <text:s/>He had become bankrupt, cut off from the main House, and went into seclusion, living off the remains of his unshipped goods. <text:s/>He was not seen for several months, then suddenly reappeared in his current sorry state.</text:p>
      <text:p text:style-name="Text_20_body">He had indeed proclaimed himself Emperor, but his only “subjects” were local mortals who had previously known of and favored him, humoring him in his madness. <text:s/>The Eye agents abandoned their quest in disgust. <text:s/>When the Mnemon party arrived their reactions were a mixture of amusement and contempt, and they left him alone, considering it a waste of time and beneath them even to threaten him.</text:p>
      <text:p text:style-name="Text_20_body">Since then, Emperor Jo-Shu has issued “currency” in the form of leaves and, to the irritation of the Guild, <text:s/>the locals have gone so far as to carry out some minor trade with them. <text:s/>Indeed, it has had the effect of stimulating trade, since the “money” decays, rather than gaining interest in a bank, and only Jo-Shu himself can issue more. <text:s/>His reputation as a pleasant eccentric has grown and he has gained some informal influence: mad though he may be, he is still a Prince of the Earth, and capable of using his powers to help his friends. <text:s/>Claiming a fear of sailing, he has called for a bridge to be built to the Blessed Isle, so that he can take his rightful place in the Imperial City. <text:s/>A few volunteers occasionally add some more planks of wood to what is barely even a pier, but this is all a game, of course.</text:p>
      <text:p text:style-name="Text_20_body_20_out-dent"><text:span text:style-name="Inline_20_Heading">Division:</text:span> Apple</text:p>
      <text:h text:style-name="Heading_20_4" text:outline-level="4">Saint Gulik</text:h>
      <text:p text:style-name="Text_20_body">Messenger of the Goddess. <text:s/>He is a Roach.</text:p>
      <text:p text:style-name="Text_20_body_20_out-dent"><text:span text:style-name="Inline_20_Heading">Division:</text:span> Archway</text:p>
      <text:p text:style-name="Text_20_body"/>
      <text:h text:style-name="Heading_20_4" text:outline-level="4">Malaclypse the Younger</text:h>
      <text:p text:style-name="Text_20_body_20_out-dent"><text:span text:style-name="Inline_20_Heading">Division:</text:span> Anvil</text:p>
      <text:h text:style-name="Heading_20_2" text:outline-level="2">Signature</text:h>
      <text:h text:style-name="Heading_20_3" text:outline-level="3">1st: xxx</text:h>
      <text:h text:style-name="Heading_20_3" text:outline-level="3">2nd: xxx</text:h>
      <text:h text:style-name="Heading_20_3" text:outline-level="3">Apple, Division by Zero: Vlad the Inhaler</text:h>
      <text:h text:style-name="Heading_20_3" text:outline-level="3">4th: xxx</text:h>
      <text:p text:style-name="Text_20_body"/>
      <text:p text:style-name="Quotations">A serious young man found the conflicts within the Realm, after the disappearance of the Empress, confusing. He went to many people seeking a way of resolving within himself the discords that troubled him, but he remained troubled.</text:p>
      <text:p text:style-name="Quotations">One night in a tea-house, a self-ordained Immaculate Master said to him, “Go to the dilapidated manse you will find at this address which I have written down for you. Do not speak to those who live there; you must remain silent until the moon rises tomorrow night. Go to the large room on the right of the main hallway, sit in the lotus position on top of the rubble in the northeast corner, face the corner, and meditate.”</text:p>
      <text:p text:style-name="Quotations">He did as the Immaculate Master instructed. His meditation was frequently interrupted by worries. He worried whether or not the rest of the plumbing fixtures would fall from the second floor bathroom to join the pipes and other debris he was sitting on. He worried how he would know when the moon rose on the next night. He worried about what the people who walked <text:soft-page-break/>through the room said about him.</text:p>
      <text:p text:style-name="Quotations">His worrying and meditation were disturbed when, as if in a test of his faith, ordure fell from the second floor onto him. At that time two people walked into the room. The first asked the second who the man sitting there was. The second replied, “Some say he is a holy man. Others say he is a shithead.”</text:p>
      <text:p text:style-name="Quotations">Hearing this, the man was enlightened.</text:p>
      <text:p text:style-name="Text_20_body">sdfsdfsdf</text:p>
      <text:h text:style-name="Heading_20_3" text:outline-level="3">5th: xxx</text:h>
      <text:h text:style-name="Heading_20_1" text:outline-level="1"><text:bookmark text:name="__RefHeading__2753_478467263"/>Chapter Eight: Panoply<text:bookmark-end text:name="__RefHeading__2753_478467263"/></text:h>
      <text:h text:style-name="Heading_20_2" text:outline-level="2">Manses and Demesnes</text:h>
      <text:h text:style-name="Heading_20_3" text:outline-level="3">The House of Mirrors<text:line-break/>(Sidereal Manse <text:span text:style-name="T24">•••••</text:span>)</text:h>
      <text:p text:style-name="Text_20_body">Headquarters of the Cabal of the same name. <text:s/>This powerful construction is extremely difficult to find, despite being built at the end of a pier, in the middle of a small lake in the South-Eastern jungles. <text:s/>Only the attuned hearthstone bearers can find it. <text:s/>It is made entirely of mirrors and panes of glass, arranged in an ever-shifting triangular pattern. <text:s/>Anyone who is not an attuned hearthstone bearer may enter (if they can find it), but cannot easily leave: there is no puzzle to solve, but characters must spend 5 points of Willpower to bring themselves to ignore the confounding reflections and leave.</text:p>
      <text:p text:style-name="Text_20_body">The manse produces five hearthstones: they provide no Essence to an attuned bearer, but they enable him or her to create up to five magical doorways to and from the House, though there is a maximum of 23 doorways at any one time. <text:s/>Such a doorway can only be created in a reflective surface such as a mirror, shield, pool, or sheet of ice. <text:s/>The doorway is only visible to and usable by a hearthstone bearer. <text:s/>Creating a doorway takes a day of focused meditation, and 2 points of Willpower, after which it persists until the object is destroyed, or the doorway is reallocated. <text:s/>A bearer can only create a doorway to the manse, from wherever he currently stands: he cannot open doors from the manse to arbitrary locations. <text:s/>However, the doorways can reach back from any realm of reality. <text:s/>Walking through the doorway requires the expenditure of 5 motes of Essence or one point of Willpower.</text:p>
      <text:p text:style-name="Text_20_body">Reallocation of a doorway can happen if the bearer has already created five doorways, or he has created fewer, but 23 have been created by all bearers combined. <text:s/>In that case, he may choose any one existing doorway to be re-used. <text:s/>The object to which it is attached will return to normal. <text:s/>When reallocating a doorway, a hearthstone bearer will know which doorway was most recently used by each other hearthstone bearer; thus he can avoid inconveniencing them too much. <text:s/>If an object with an attached doorway is destroyed, the doorway disappears and becomes free for reallocation.</text:p>
      <text:p text:style-name="Text_20_body">Those holding a hearthstone may read, in the depths of the reflections, around them, a number of useful facts about the physical and social surroundings which exist on the other side of each doorway. <text:s/>This information is far from complete, but studying it for a scene before passing through any given doorway allows them +5 dice on any rolls to blend in socially with the target area, or to convince others they they are familiar with it. <text:s/>This bonus applies to only one area at a time, for each hearthstone bearer.</text:p>
      <text:p text:style-name="Text_20_body_20_out-dent"><text:span text:style-name="Inline_20_Heading">Game Effects:</text:span></text:p>
      <text:p text:style-name="Text_20_body">Creation Points: 15</text:p>
      <text:list xml:id="list1883103669" text:continue-numbering="true" text:style-name="List_20_1">
        <text:list-item>
          <text:p text:style-name="P28">Rating: 10</text:p>
        </text:list-item>
        <text:list-item>
          <text:p text:style-name="P28">Hearthstone Reduction: 5</text:p>
        </text:list-item>
      </text:list>
      <text:p text:style-name="Text_20_body">Powers:</text:p>
      <text:list xml:id="list2160664753" text:continue-numbering="true" text:style-name="List_20_1">
        <text:list-item>
          <text:p text:style-name="P28">Reality Archive: 2</text:p>
        </text:list-item>
        <text:list-item>
          <text:p text:style-name="P28">Puzzle Manse: 3</text:p>
        </text:list-item>
        <text:list-item>
          <text:p text:style-name="P28">Outside Fate: 4</text:p>
        </text:list-item>
        <text:list-item>
          <text:p text:style-name="P28">Portal Creation: 6</text:p>
        </text:list-item>
      </text:list>
      <text:h text:style-name="Heading_20_3" text:outline-level="3">The Pentagon<text:line-break/>(Air Manse <text:span text:style-name="T23">••••</text:span>)</text:h>
      <text:p text:style-name="Text_20_body">Somewhere deep in the mountains to the east of the Silent Crescent lies The Pentagon, the heart of a Discordian (dis-)information and intelligence-gathering network, home of the Austral Illuminati. <text:s/>This manse is connected to others which share information on politics, happenings and plots throughout multiple realities. <text:s/>Quite how many reporting stations there are, where they lie, and what qualities they possess, is unknown.</text:p>
      <text:p text:style-name="Text_20_body">The manse is a low, five-sided structure of black basalt with hardened adamant slit windows watching all access paths. <text:s/>It includes a central courtyard of the same shape, and the internal windows are similarly hardened. <text:s/>The overall structure has been carefully constructed to blend in with its surroundings, despite its regular structure, so attempts to locate it physically are at a -4 external penalty. <text:s/>The terrain around it is harsh but access ways do exist, whose locations are a closely-guarded secret.</text:p>
      <text:p text:style-name="Text_20_body"><text:soft-page-break/>There are three floors below ground housing the library and the information-processing systems of its workers. <text:s/>The hearth room is two floors below ground, in the center, and is a dodecahedral chamber with smoky matte walls, the hearthstone floating in mid-air at the center.</text:p>
      <text:p text:style-name="Text_20_body_20_out-dent"><text:span text:style-name="Inline_20_Heading">Game Effects:</text:span></text:p>
      <text:p text:style-name="Text_20_body">Creation Points: 12</text:p>
      <text:list xml:id="list647838610" text:continue-numbering="true" text:style-name="List_20_1">
        <text:list-item>
          <text:p text:style-name="P28">Rating: 8</text:p>
        </text:list-item>
        <text:list-item>
          <text:p text:style-name="P28">Hearthstone Sacrifice: 2</text:p>
        </text:list-item>
        <text:list-item>
          <text:p text:style-name="P28">Maintenance: 2. <text:s/>42 of The Grey Men (or an equivalent number of other volunteers) must walk in procession 23 times around around the inner courtyard, following the internal walls, muttering specific incomprehensible secrets under their breath. <text:s/>This takes most of the day, and must be performed monthly. <text:s/>This ritual might draw the attention of nearby or overhead observers.</text:p>
        </text:list-item>
      </text:list>
      <text:p text:style-name="Text_20_body">Powers:</text:p>
      <text:list xml:id="list785233689" text:continue-numbering="true" text:style-name="List_20_1">
        <text:list-item>
          <text:p text:style-name="P28">Network Node: 1. <text:s/>The manse is connected to a number of other intel-collection outposts across Creation (and possibly in other realms).</text:p>
        </text:list-item>
        <text:list-item>
          <text:p text:style-name="P28">Externally Hardened: 2. <text:s/>A reduced version of the Armored power: the manse has an increased soak of 14L/21B externally, due to its Essence-reinforced basalt shell, but still only 6L/12B internally.</text:p>
        </text:list-item>
        <text:list-item>
          <text:p text:style-name="P28">Basic Provider: 2. <text:s/>Like Provider, but only caters for a group of Magnitude equal to (rating – 1), <text:span text:style-name="T10">i.e.</text:span><text:span text:style-name="T15">, 3, or 150 people</text:span>. <text:s/>The air is breathable but feels stale, the food is nourishing but bland, and so on.</text:p>
        </text:list-item>
        <text:list-item>
          <text:p text:style-name="P28">Bound Intelligence Staff: 2. <text:s/>Like Bound Servant Force, but provides a group up to (rating – 1). <text:s/>Specifically, there are 115 Grey Men: human-like figures with empty, unreflective black eyes, who serve as investigators, analysts, defenders and occasionally hosts. <text:s/>They have the Virtue attributes of automata, though they still need to breath and eat; whether they are affected by poison is unknown.</text:p>
        </text:list-item>
        <text:list-item>
          <text:p text:style-name="P28">Intelligence Library: 3. <text:s/>Like Archive, but only covers 3 Specialties, which must be in Investigation, Lore, Occult, Larceny, Bureaucracy, Linguistics or Socialize. <text:s/>The set of specialties can be changed over time by the intelligence operations of the Grey Men and the connected manses, at the rate of 1 dot per two seasons. <text:s/>The training effect of an Archive exists, but each student may learn at most three specialties (or increase three Abilities) from the Library, even if its contents later change.</text:p>
        </text:list-item>
        <text:list-item>
          <text:p text:style-name="P28">Grey Dragon’s Wing: 3. <text:s/>Like Veil of Shadows, but additionally makes it impossible to sense the geomantic Essence flows around it. <text:s/>As far as outside observers with geomantic awareness can tell, it’s not a manse, and there’s no convergence of dragon lines which would make it worth building one here. Within the walls, the manse’s nature may be sensed as normal.</text:p>
        </text:list-item>
      </text:list>
      <text:p text:style-name="Text_20_body">Hearthstone: Jewel of Swift Comprehension</text:p>
      <text:h text:style-name="Heading_20_5" text:outline-level="5">Grey Men</text:h>
      <text:p text:style-name="Text_20_body_20_out-dent"><text:span text:style-name="Inline_20_Heading">Attributes:</text:span> Strength 3, Dexterity 3, Stamina 3; Charisma 1, Manipulation 1, Appearance 1; Perception 3, Intelligence 3, Wits 2</text:p>
      <text:p text:style-name="Text_20_body_20_out-dent"><text:span text:style-name="Inline_20_Heading">Virtues:</text:span> Compassion 0, Conviction 0/10, Temperance 10, Valor 10</text:p>
      <text:p text:style-name="Text_20_body_20_out-dent"><text:span text:style-name="Inline_20_Heading">Abilities:</text:span> Archery 3, Athletics 1, Awareness 2, Bureaucracy 0 (Understanding Forms and Processes +2), Craft (Fire) 1, Dodge 3, Integrity 2, Investigation 3, Linguistics 2 (High Realm, one other), Larceny 1 (Understanding Criminal Organizations +2), Martial Arts 3, Medicine 1, Occult 2, Resistance 2, Stealth 2, War 0 (Understanding Strategies +2)</text:p>
      <text:p text:style-name="Text_20_body_20_out-dent"><text:span text:style-name="Inline_20_Heading">Join Battle:</text:span> 4</text:p>
      <text:p text:style-name="Text_20_body_20_out-dent">Attacks: </text:p>
      <text:p text:style-name="Text_20_body_20_out-dent"><text:span text:style-name="Inline_20_Heading">Soak:</text:span> 7L/11B (unnaturally toughened skin +6L/8B)</text:p>
      <text:p text:style-name="Text_20_body_20_out-dent"><text:span text:style-name="Inline_20_Heading">Health Levels:</text:span> -0/-0/-1/-1/-1/2/-2/-2/-4/-4/Incap</text:p>
      <text:p text:style-name="Text_20_body_20_out-dent"><text:span text:style-name="Inline_20_Heading">Dodge DV:</text:span> 4<text:tab/><text:span text:style-name="Inline_20_Heading">Willpower:</text:span> 0 (10 to resist influence)</text:p>
      <text:p text:style-name="Text_20_body_20_out-dent"><text:span text:style-name="Inline_20_Heading">Essence:</text:span> 1</text:p>
      <text:p text:style-name="Text_20_body_20_out-dent"><text:span text:style-name="Inline_20_Heading">Other Notes:</text:span> The Grey Men all look alike, characterless though not quite identical. <text:s/>They wear dark grey tunics and trousers, and tough boots. <text:s/>They carry improved flame pieces which hold canisters of pre-packaged charges. <text:s/>Each canister holds 6 shots, and requires one Miscellaneous Action to replace. <text:s/>A Grey Man will typically have one or two spare canisters on his person, or more if expecting trouble.</text:p>
      <text:p text:style-name="Text_20_body">These beings seem to be some kind of artificial construct and, as such, have some supernatural powers.</text:p>
      <text:p text:style-name="P11"><text:span text:style-name="Inline_20_Heading_20_2"><text:span text:style-name="T25">Library Link:</text:span></text:span><text:span text:style-name="T15"> Any of these creatures can instantly access the contents of the library. <text:s/>They can train themselves in up to 3 specialties, and can swap out existing specialties for new ones over time.</text:span></text:p>
      <text:p text:style-name="P11"><text:span text:style-name="Inline_20_Heading_20_2"><text:span text:style-name="T25">Linguistic Facility:</text:span></text:span><text:span text:style-name="T15"> All Grey Men know one language in addition to High Realm. <text:s/>They may change this language once per day via an arcane connection to the manse’s Library.</text:span></text:p>
      <text:p text:style-name="P11"><text:span text:style-name="Inline_20_Heading_20_2"><text:span text:style-name="T25">Reanimation:</text:span></text:span><text:span text:style-name="T15"> As long as the manse does not suffer power failure, any Grey Men destroyed will reform over the course of 23 hours in the hearth room, with memories intact and anew flame piece. <text:s/>The original, including flame piece, will crumble to dust over the same period.</text:span></text:p>
      <text:p text:style-name="P11"><text:span text:style-name="Inline_20_Heading_20_2"><text:span text:style-name="T25">Outside Fate:</text:span></text:span><text:span text:style-name="T15"> The Grey Men have no souls and are unconnected to the Loom of Fate, so they do not draw </text:span><text:soft-page-break/><text:span text:style-name="T15">attention to the manse’s existence.</text:span></text:p>
      <text:p text:style-name="P11"><text:span text:style-name="Inline_20_Heading_20_2"><text:span text:style-name="T25">Limited Independent Functioning:</text:span></text:span><text:span text:style-name="T15"> Any of these servants may range up to 115 yards from the building, and up to 23 of them at any time may travel freely.</text:span></text:p>
      <text:h text:style-name="Heading_20_2" text:outline-level="2">Artifacts</text:h>
      <text:h text:style-name="Heading_20_3" text:outline-level="3">Trinkets</text:h>
      <text:h text:style-name="Heading_20_3" text:outline-level="3">Tools</text:h>
      <text:h text:style-name="Heading_20_3" text:outline-level="3">Keepsakes</text:h>
      <text:h text:style-name="Heading_20_4" text:outline-level="4">The Cabal-ah (Artifact <text:span text:style-name="T23">•••)</text:span></text:h>
      <text:p text:style-name="P10">The Cabal-ah is a document consisting of 15 pages of some strange, indestructible paper-like material, bound together with various colors of ribbon. <text:s/>Each bears writing in contemporary, forgotten and unknown languages, and various symbols from the many realms of reality. <text:s/>These pages do not open like a book, or unroll like a scroll; rather they unfold and re-fold so that any one can be made visible at a time.</text:p>
      <text:p text:style-name="P10">This mystical tome enhances its owner’s ability to work the strange art of Numerology. <text:s/>Attuning the Cabal-ah costs 8 motes of Essence. <text:s/>Thereafter, whenever the bearer takes a Numerology action, the bearer can spend Essence to gain additional Numerology points towards her effect, at the cost of 2 motes each, and up to a maximum of her permanent Essence. <text:s/>In addition, the book reduces the Speed of a Numerological Assay to 1. <text:s/>On the other hand, the expenditure of a character’s Essence puts her signature on the effect, adding bonus dice to valid attempts to discover its source, equal to the number of Numerology points gained.</text:p>
      <text:h text:style-name="Heading_20_3" text:outline-level="3">Wonders</text:h>
      <text:h text:style-name="Heading_20_3" text:outline-level="3">Triumphs</text:h>
      <text:h text:style-name="Heading_20_3" text:outline-level="3">Memetic Artifacts</text:h>
      <text:p text:style-name="Text_20_body">[NOTE: Really not sure if this is a good idea, just random thoughts for now.]</text:p>
      <text:p text:style-name="Text_20_body">Ideas can be inspiring to an individual, or can shape a nation. <text:s/>Eris has given her children access to a new exotic Crafting skill, Memesis, which allows them to enhance their traits by drawing on inspiration from their beliefs. <text:s/>The things it creates have no physical reality, but live in the minds and hearts of their owners. <text:s/>Celestial Exalted of other types may learn Craft (Memesis).</text:p>
      <text:p text:style-name="Text_20_body">A memetic artifact (meme) is “constructed” through meditation, and sublimation of the exotic ingredients. <text:s/>These artifacts are rated 1–3 dots, and each dot is tied to an Intimacy. <text:s/>The bonuses it adds must be “inspired by” and thematic with that Intimacy. <text:s/>If any of the related Intimacies are suppressed or lost, the meme remains (with motes uncommitted) but cannot be used until a suitably resonant new Intimacy is gained.</text:p>
      <text:p text:style-name="Text_20_body">The character may also choose to uncommit motes for a time, in order to spend them on something else. <text:s/>However, for as long as the motes remain committed, the relevant Intimacies are protected, adding the meme’s rating in dots to the character’s Conviction rating, for the purpose of eroding or giving up that intimacy. <text:s/>[Maybe it should have bonuses on other rolls for removing them—need to check rules.] <text:s/>The commitment cost is 2 motes per dot of artifact rating. <text:s/>[<text:span text:style-name="T21">Maybe 1 per dot, to match what I’ve read on Exalted forums re Demon Ink Tattoos.</text:span>]</text:p>
      <text:p text:style-name="Text_20_body">These artifacts can be given to others, but only if they share very similar Intimacies. <text:s/>Alternatively, the original may be taken as a set of complete plans, if another crafter wants to duplicate an existing memetic artifact. <text:s/>These plans can never be fully expressed in symbolic form, however, so the owner of the original artifact must be present and join in the meditation, at least one day in seven, for the duration of the extended Craft roll.</text:p>
      <text:p text:style-name="Text_20_body">The benefits of these memes are as follows. <text:s/>A one-dot meme adds one dot to an Ability, and two <text:soft-page-break/>specialties. <text:s/>A two-dot meme also adds one dot to an Attribute, or two dots to Abilities. <text:s/>A three-dot meme further adds one dot to an Attribute, one to a Virtue, and one to an Ability. <text:s/>These dots count towards all calculated values, including the caps for dice added by Charms, but they do not allow the character to learn Charms for which they would not otherwise meet the minimums. <text:s/>Virtues are capped at 5, unless this is modified by some other effect. <text:s/>Instead of the benefit of an increased Virtue, the character may choose to have one extra Intimacy, which is protected in the same way as the Intimacies to which the meme is tied. <text:s/>Unattuning the artifact temporarily removes this extra Intimacy.</text:p>
      <text:p text:style-name="Text_20_body">Lastly, to use her bonus dots in a way which directly opposes an Intimacy, the character must <text:span text:style-name="T10">fail</text:span> a roll of a number of dice equal to the number of dots invested in that Intimacy. <text:s/>Success means that the dots are unavailable for that action.</text:p>
      <text:p text:style-name="Text_20_body">Sample memes are given below.</text:p>
      <text:h text:style-name="Heading_20_4" text:outline-level="4">Affection for [Friend] (<text:span text:style-name="T24">•)</text:span></text:h>
      <text:p text:style-name="P10">Socialize + 1; Presence (Calming Reassurance +1), Investigation (Understanding Fears + 1) </text:p>
      <text:h text:style-name="Heading_20_4" text:outline-level="4">Loyalty to [Kingdom] (<text:span text:style-name="T24">••)</text:span></text:h>
      <text:p text:style-name="P10">War + 1, Integrity + 2; Bureaucracy (Negotiation + 2)</text:p>
      <text:h text:style-name="Heading_20_4" text:outline-level="4">Oppose the Immaculate Order (<text:span text:style-name="T24">•••)</text:span></text:h>
      <text:p text:style-name="P10">Dexterity + 1, Charisma + 1; Martial Arts + 1, Dodge + 1; Performance (Persuasive Oratory + 1), Lore (Immaculate Order + 1); Compassion + 1</text:p>
      <text:h text:style-name="Heading_20_2" text:outline-level="2">Disease</text:h>
      <text:h text:style-name="Heading_20_3" text:outline-level="3">Diseases of Conviction</text:h>
      <text:h text:style-name="Heading_20_4" text:outline-level="4">Contratriety</text:h>
      <text:p text:style-name="Text_20_body_20_out-dent"><text:span text:style-name="Inline_20_Heading">Virulence:</text:span> 1<text:tab/><text:span text:style-name="Inline_20_Heading">Difficulty to Treat:</text:span> 3</text:p>
      <text:p text:style-name="Text_20_body_20_out-dent"><text:span text:style-name="Inline_20_Heading">Morbidity:</text:span> 4<text:tab/><text:span text:style-name="Inline_20_Heading">Treated Morbidity:</text:span> 1</text:p>
      <text:p text:style-name="Text_20_body_20_out-dent"><text:span text:style-name="Inline_20_Heading">Symptoms:</text:span> Never directly fatal, this is truly a disease of Virtue. <text:s/>Its victims gradually come to hold a negative Intimacy towards some group or society to which they belong, leading them to work against its aims, or even attempt to dismantle it outright. <text:s/>If one already holds one or more positive Intimacies towards such groups, the disease will take root in one of those, and reverse it; if not, it will form a new Intimacy, displacing something else. <text:s/>Having its roots in the Wyld, this disease is a Sickness effect, and can infect Exalted.</text:p>
      <text:p text:style-name="Text_20_body_20_out-dent"><text:span text:style-name="Inline_20_Heading">Duration:</text:span> The infected individual will show no symptoms for 4–8 weeks, though they are infectious after only 1 week. <text:s/>Symptoms begin sooner if the victim is brought into conflict with the relevant group in some way. <text:s/>He will become at first irritated by, then antagonistic to wards, the relevant group. <text:s/>This takes as many weeks as he has dots of Conviction. <text:s/>Unless treated, the new Intimacy then takes root, changing or displacing another. <text:s/>The person then remains contagious for as many months as they have dots of Conviction. <text:s/>Past that point, the disease has run its course, and the Intimacy may be changed as normal.</text:p>
      <text:p text:style-name="Text_20_body_20_out-dent"><text:span text:style-name="Inline_20_Heading">Vector:</text:span> The disease is passed from person to person, spreading more easily through sex or blood-exchange—moments when one is bonded closely to only one other person, rather than a group. <text:s/>In such circumstances its Virulence rises to 4.</text:p>
      <text:p text:style-name="Text_20_body_20_out-dent"><text:span text:style-name="Inline_20_Heading">Treatment:</text:span> Certain herbs which provoke a heightened sense of camaraderie and affection can be brewed to counter this infection. <text:s/>However, these feelings tend to lead to intimate contact, so the cure may provoke infection of others, unless the patient is isolated until the sickness is purged.</text:p>
      <text:h text:style-name="Heading_20_1" text:outline-level="1">Appendix: Random Notes</text:h>
      <text:h text:style-name="Heading_20_2" text:outline-level="2">Inspirations</text:h>
      <text:p text:style-name="Text_20_body">Principia Discordia</text:p>
      <text:p text:style-name="Text_20_body">The Illuminatus Trilogy</text:p>
      <text:p text:style-name="Text_20_body">The Invisibles</text:p>
      <text:p text:style-name="Text_20_body">Ghost Dog: Way of the Samurai</text:p>
      <text:p text:style-name="Text_20_body">??? Golem 100; Alfred Bester ???</text:p>
      <text:h text:style-name="Heading_20_2" text:outline-level="2">Terms</text:h>
      <text:p text:style-name="Text_20_body">Sacred Chao; Hodge/Podge, Helter/Skelter</text:p>
      <text:p text:style-name="Text_20_body">Pentabarf (Five Commandments): only one Goddess; use official doc numbering system; hot dog on Fridays; no hot dog buns; don’t believe what you read.</text:p>
      <text:p text:style-name="Text_20_body">Apple Corps</text:p>
      <text:p text:style-name="Text_20_body">Episkopos (→ bishop; lit. “overseer”)</text:p>
      <text:h text:style-name="Heading_20_2" text:outline-level="2">Names</text:h>
      <text:p text:style-name="Text_20_body">Malaclyspe the Younger (Mal-II), KSC // Omnibenevolent Polyfather of Virginity in Gold // and HIGH PRIEST of THE PARATHEO-ANAMETAMYSTIKHOOD OF ERIS ESOTERIC (POEE)</text:p>
      <text:p text:style-name="Text_20_body">Mad Malik; later known as Sinister Dexter</text:p>
      <text:p text:style-name="Text_20_body">Reverend Doctor Occupant</text:p>
      <text:p text:style-name="Text_20_body">Camden Benares, The Count of Five // Headmaster, Camp Meeker Cabal</text:p>
      <text:p text:style-name="Text_20_body">Episkopos Dr. Mordecai Malignatius, KNS; The Ancient Illuminated Seers of Bavaria.</text:p>
      <text:p text:style-name="Text_20_body">Mord</text:p>
      <text:p text:style-name="Text_20_body">(Lord/Pvt.) Omar Khayyam Ravenhurst; “Bull Goose of Limbo”</text:p>
      <text:p text:style-name="Text_20_body">Fang the Unwashed, WKC</text:p>
      <text:p text:style-name="Text_20_body">Rev. Dr. Hypocrates Magoun, P.P. <text:s/>POEE PRIEST, Okinawa Cabal</text:p>
      <text:p text:style-name="Text_20_body">Greyface – in 1166, taught that, since there is order all around, Serious Order must be the right basis for life</text:p>
      <text:p text:style-name="Text_20_body">“Vlad the Inhaler”</text:p>
      <text:h text:style-name="Heading_20_2" text:outline-level="2">My own thoughts</text:h>
      <text:p text:style-name="Text_20_body">Could be the missing Maiden (Weeping Maiden?).</text:p>
      <text:p text:style-name="Text_20_body">[Richard] Kuiper belt object known as Eris</text:p>
      <text:p text:style-name="Text_20_body">Cybernetics: the part of a system with the most variability is the part which ends up controlling it.</text:p>
      <text:p text:style-name="Text_20_body">“Maintain the status quo by subverting it.”</text:p>
      <text:p text:style-name="Text_20_body">“All knowledge is learning and therefore good” / “To learn you must first empty your cup”</text:p>
      <text:p text:style-name="Text_20_body">malic: pertaining to apples – “malic lips”?</text:p>
      <text:p text:style-name="Text_20_body">“What good is the candle without the dark?” // “Well, it keeps you warm. <text:s/>And it’s pretty.”</text:p>
      <text:p text:style-name="Text_20_body">Bringers of Confusion</text:p>
      <text:p text:style-name="Text_20_body"/>
      <text:p text:style-name="Text_20_body">“Hail Discordia, Eris, Hail!</text:p>
      <text:p text:style-name="Text_20_body">“O! from whose malic lips”</text:p>
      <text:p text:style-name="Text_20_body">“underhanded gifts”</text:p>
      <text:p text:style-name="Text_20_body"/>
      <text:p text:style-name="Text_20_body">Could have some way of co-opting existing Exaltations (probably just by their owners having a flash of insight), converting existing Solars etc. into Discordians. <text:s/>Might only work for Essence &lt;= 5. <text:s/>I imagine the Exaltation would return to normal after that lifetime. <text:s/>Not akuma or Infernal, so no new Urge, but possibly a change in Motivation, with the previous Motivation remaining as an Intimacy. <text:s/>Would need rules for pre-generating, and for converting. <text:s/>I’m imagining existing Charms must be “sold off” before new ones can be bought, starting at the leaves of Charm trees, which will make the character less powerful in that transition period. <text:s/>Probably no Echoes background.</text:p>
      <text:p text:style-name="Text_20_body">Maybe this happens spontaneously and/or maybe it’s achieved as part of Divisional Realignment, using <text:soft-page-break/>some comedy monstrance-alike box—“think yourself out of your box” ;-)</text:p>
      <text:p text:style-name="Text_20_body"/>
      <text:p text:style-name="Text_20_body">Larry Wall, Three Virtues of a Programmer: Laziness, Impatience and Hubris.</text:p>
      <text:h text:style-name="Heading_20_2" text:outline-level="2">Interstitial Stories/Cartoons</text:h>
      <text:h text:style-name="Heading_20_3" text:outline-level="3">Arriving by Boat</text:h>
      <text:p text:style-name="Text_20_body">Small boat, barely more than a raft, drifts towards a metal shore, on a sea of oil, gradually sinking. <text:s/>Strange Figure clad in bio-fabrics climbs mast, peeling off clothes as he does so, jumping to cling to the metal rim as the boat disappears.</text:p>
      <text:p text:style-name="Text_20_body">SF (to self, in Seatongue): “Hmm, now, I’m sure I’m forgetting something … (slaps forehead) Oh, yes! (Removes hand, showing newly-appeared soulgem – clear diamond, brilliant cut, <text:span text:style-name="T10">i.e.</text:span><text:span text:style-name="T15">, Alchemical-style</text:span>. Skin should also go clay-like, if cartoon details permit.) That’s better.”</text:p>
      <text:p text:style-name="Text_20_body">Populat work-crew nearby hears noise, comes to investigate.</text:p>
      <text:p text:style-name="Text_20_body">PW1 (female, shocked; in Autochthonian, natch): What? … who are you? What in the Void are you doing out here like … that?</text:p>
      <text:p text:style-name="Text_20_body">PW2 (male, awkward whisper to PW1): This is highly irregular. <text:s/>We should call for help. <text:s/>What was that thing sticking out of the oil?</text:p>
      <text:p text:style-name="Text_20_body">SF (in Autochthonian): What, don’t you recognize me? <text:s/>Tell me you’ve seen at least <text:span text:style-name="T10">some</text:span><text:span text:style-name="T15"> of my posters. <text:s/>Only recently constructed, I know, and I’ve been off in the Reaches too much, maybe.</text:span></text:p>
      <text:p text:style-name="P1">PW1 (whispers back, slightly glint/grin): You know, I haven’t seen one of them quite so, err … at such close range, but …</text:p>
      <text:p text:style-name="P1">PW2 (frowning): It could be, I’m not sure …</text:p>
      <text:p text:style-name="P1">SF (looking plaintively hopeful): Surely you’ve heard of me, the Highly Implausible Visitor?</text:p>
      <text:p text:style-name="P1">PW2 (look of shocked recognition): Oh! <text:s/>Yes, how stupid of me! <text:s/>Our apologies, Exalted, you don’t look quite the same without your … err, that is …</text:p>
      <text:p text:style-name="P1">SF: Ah, that’s alright, I understand. <text:s/>Now, I need your clothes, your boots and your swift rider.</text:p>
      <text:p text:style-name="P1">PW1 (eagerly): Of course! <text:s/>You’re about my size, aren’t you? <text:s/>Anything to help the Chosen of the Maker. <text:s/>(Starts stripping off …)</text:p>
      <text:h text:style-name="Heading_20_3" text:outline-level="3">Confusing the Bandits</text:h>
      <text:p text:style-name="Text_20_body">Small group of bandits advancing on brave but ill-prepared townsfolk.</text:p>
      <text:p text:style-name="Text_20_body">Erisian Exalted rides up on horse, armed and armored not much better than the bandits.</text:p>
      <text:p text:style-name="Text_20_body">EE: “Hold, foul brigands! <text:s/>What’s going on here?”</text:p>
      <text:p text:style-name="Text_20_body">FB1: “Who’re you calling foul? <text:s/>That horse’s seen better days.”</text:p>
      <text:p text:style-name="Text_20_body">FB2: “We’re taking whatever we like, that’s what. <text:s/>You got a problem with that?”</text:p>
      <text:p text:style-name="Text_20_body">EE: “No, no. <text:s/>Excellent! <text:s/>Keep up the good work!” <text:s/>Rides off.</text:p>
      <text:p text:style-name="Text_20_body">FB2: “What was all that about?”</text:p>
      <text:p text:style-name="Text_20_body">FB1: “I’ve no idea.” <text:s/>Turns to face villagers, who are equally confused to be wielding much better weapons than they were a moment ago.</text:p>
      <text:h text:style-name="Heading_20_2" text:outline-level="2">From 5th edition intro</text:h>
      <text:p text:style-name="Text_20_body">[all attributed to: “Omar Khayyam Ravenhurst, Pvt., USMC (Ret.)”, opt+ “Fenderson”; “Kerry Thornley, Discordian Society Co-founder”]</text:p>
      <text:p text:style-name="P4">Paratheoianametamystichood of Eris Esoteric</text:p>
      <text:p text:style-name="P4">… under no circumstances may you become a Prophet. We don’t intend to jeopardize our nonprophet status.</text:p>
      <text:p text:style-name="P4">Bavarian Illuminati … Ancient Illuminated Seers of Bavaria</text:p>
      <text:p text:style-name="Text_20_body">Before I was a Discordian, I was distressed by the inefficiency and inhumanity of organizations. Now I am vindicated by their inefficiency and inhumanity.</text:p>
      <text:p text:style-name="Text_20_body">… [our] most exalted testament of all is The Honest Book of Truth - of which there is, alas, only one copy locked away in the Closed Stacks of the Akashic Records.</text:p>
      <text:p text:style-name="Text_20_body">“mondo”: “<text:span text:style-name="T7">Perhaps best of all is simply uttering a mondo. That is like picking up </text:span>the telephone when it rings and saying, “Wrong number, please!” However much you think about a mondo it makes no sense - even clamps and pliers cannot get hold of it. Yet at the same time, if it is a good mondo, the longer you think about it the more it seems like it ought to make sense – although you can never figure out why. Beyond that <text:soft-page-break/>much, a truly great mondo sticks to your mind like hot pine pitch – gumming up your thought process for <text:span text:style-name="T7">weeks on end.”</text:span></text:p>
      <text:p text:style-name="P4">Besides the pen is only mighter than the sword at a range greater than five feet.</text:p>
      <text:p text:style-name="P4">Perhaps occasionally the soul of Emperor Norton descends once more into the world to momentarily inhabit the body of an otherwise undistinguished infidel.</text:p>
      <text:p text:style-name="P4">According to L.A. Rollins in Lucifer’s Lexicon a Discordian is one who likes to wear Emperor Norton’s old clothes.</text:p>
      <text:p text:style-name="P4">Discordianism is not just a religion; it is a mental illness.</text:p>
      <text:p text:style-name="P4">If the Discordian Society is to become the world’s next great cargo cult it will be due to the efforts of the House of Mirrors. Not only have we nunneries, but recognized and accepted heresies, powerful lobbies complete with popcorn concessions and everything from progressive belaboring unions to square sewing circles.</text:p>
      <text:p text:style-name="P4">OR</text:p>
      <text:p text:style-name="P4">If the Discordian Society is to become the world’s next great cargo cult it will be due to the efforts of the bewildering array of subdisorganizations which make up our internal structure, fashioned from the original blueprint for the Manhatten Beach Pier House of Mirrors.</text:p>
      <text:p text:style-name="P4">No matter whether he calls himself Greyface or the Anti-“Bob” he acts like the Devil, because his most famous line is: “Let me organize it for you!”</text:p>
      <text:p text:style-name="P4">But no doubt you are also curious about Eris. Where does she hang out these days - now that Olympus has gone tourist? Eris Discordia is in Limbo, where all we virtuous pagans and our gods and goddesses go between lifetimes.</text:p>
      <text:p text:style-name="P4">There is no prohibition against prayer - which is not to say we think it is a wise activity.</text:p>
      <text:p text:style-name="Text_20_body"><text:span text:style-name="T7">Eristic Avatars are sent down into Reality, the original Rorschach, for the purpose keeping things from becoming so well </text:span><text:span text:style-name="T7">ordered that they stop working. This they often accomplish by insisting that certain arbitrary interpretations of reality are the only valid ones. That causes Strife </text:span><text:span text:style-name="T7">which results in Confusion which revitalizes Holy Chaos.</text:span></text:p>
      <text:p text:style-name="P4">… as the Taoist sage Chuang Tzu simply said, “The more laws there are, the more crime there is.”</text:p>
      <text:p text:style-name="P4">In Limbo there are only five laws: 1) No making anybody do anything they don’t want, except mind their own business; 2) No shitting or pissing in the streets; 3) No spitting on the floors; 4) No undated notices on the bulletin board; 5) No eating of hotdog buns. That sounds like a program that will work for me because there is nothing in there against swiping jokes.</text:p>
      <text:p text:style-name="P4">That was Greg showing off his rubber stamp collection. Few hobbies are as psychologically gratifying - especially when some bureaucrat is making you wait, with his or her back to you for a moment - as collection rubber stamps.</text:p>
      <text:p text:style-name="P4">A secret method of identifying your Discordianship for the benefit of other Discordians is by wearing a pull-off aluminum beer-can tab, strung through its ring, around your neck. That is called an All-Seeing Eye of Eris (complete with Tear) …</text:p>
      <text:p text:style-name="P4">Do not for a moment think you cannot be an exceptional orator if you can just find some way to keep repeating yourself hypnotically and changing the subject of your speech frequently at the same time.</text:p>
      <text:h text:style-name="Heading_20_2" text:outline-level="2">From 5<text:span text:style-name="T4">th</text:span> edition</text:h>
      <text:p text:style-name="Text_20_body">Kallisti</text:p>
      <text:p text:style-name="Text_20_body">fnord</text:p>
      <text:p text:style-name="Text_20_body">“A jug of wine, // A leg of lamb // And Thou! // Beside me // Whistling in // the darkness” – ability to travel the Labyrinth?</text:p>
      <text:p text:style-name="Text_20_body">The Book of Uterus</text:p>
      <text:p text:style-name="Text_20_body">-&gt;&lt;- – The Five-Fingered Hand of Eris / The Hand</text:p>
      <text:p text:style-name="Standard">GP: Is Eris true?</text:p>
      <text:p text:style-name="Standard">M2: Everything is true.</text:p>
      <text:p text:style-name="Standard">GP: Even false th<text:span text:style-name="T8">ings?</text:span></text:p>
      <text:p text:style-name="P13">M2: Even false things are true.</text:p>
      <text:p text:style-name="P13">GP: How can that be?</text:p>
      <text:p text:style-name="P14">M2: I don’t know man, I didn’t do it.</text:p>
      <text:p text:style-name="P14">– Ability to possess others? :-)</text:p>
      <text:p text:style-name="P3"/>
      <text:p text:style-name="Text_20_body">“Some say he is a holy man. Others say he is a shithead.”</text:p>
      <text:p text:style-name="Text_20_body">“Dear God, // … your current position as deity is hereby terminated due to gross incompetence.”</text:p>
      <text:p text:style-name="Text_20_body">“First I must sprinkle you with Fairy Dust.” (moment of enlightment)</text:p>
      <text:p text:style-name="Text_20_body">“Many ages ago, My consciousness left man, that he might develop himself. I return to find this <text:soft-page-break/>development approaching completion, but hindered by fear and by misunderstanding.”</text:p>
      <text:p text:style-name="Text_20_body">“Keep close the words of Syadasti: ‘TIS AN ILL WIND THAT BLOWS NO MINDS.”</text:p>
      <text:p text:style-name="Text_20_body">“The tide is turning … the enemy is suffering terrible losses” – Gen. Geo. A. Custer</text:p>
      <text:p text:style-name="Text_20_body">“Of course I’m crazy but that doesn’t mean I’m wrong. <text:s/>I’m <text:span text:style-name="T11">mad</text:span><text:span text:style-name="T12"> but not </text:span><text:span text:style-name="T11">ill</text:span><text:span text:style-name="T12">.” – Werewolf Bridge, Robert Anton Wilson</text:span></text:p>
      <text:p text:style-name="P5">“... we Erisians seldom pray, it is much too dangerous”</text:p>
      <text:p text:style-name="Text_20_body"><text:span text:style-name="T12">“Heaven is down. Hell is up. This is proven by the fact that the planets and stars are orderly in </text:span><text:span text:style-name="T12">their movements, while down on earth we come close to the primal chaos. <text:s/>There are four other proofs, but I forgot them.” – Josh the Dill // KING KONG KABAL</text:span></text:p>
      <text:p text:style-name="P5">“Eris is not hateful or malicious. But She is mischievous, and does get a little bitchy at times.”</text:p>
      <text:p text:style-name="P5">The Law of Fives. <text:s/>The Holy 23.</text:p>
      <text:p text:style-name="P5">*** “The Nagas of Upper Burma say that the sun shines by day because, being a woman, it is afraid to venture out by night.”</text:p>
      <text:p text:style-name="P5">“5. An Age of Confusion, or an Ancient Age, is one in which History As We Know It begins to unfold, in which Whatever Is Coming emerges in Corporal Form, more or less, and such times are Ages of Balanced Unbalance, or Unbalanced Balance.<text:line-break/>6. An Age of Bureaucracy is an Imperial Age in which Things Mature, in which Confusion becomes entrenched and during which Balanced Balance, or Stagnation, is attained.<text:line-break/>7. An Age of Disorder or an Aftermath is an Apocalyptic Period of Transition back to Chaos through the Screen of Oblivion into which the Age passeth, finally. These are Ages of Unbalanced Unbalance.<text:line-break/>HBT; The Book of Uterus, Chap. 3”</text:p>
      <text:p text:style-name="P6">“To diverse gods<text:line-break/>Do mortals bow;<text:line-break/>Holy Cow, and<text:line-break/>Wholly Chao.”<text:line-break/>– Rev. Dr. Grindlebone<text:line-break/>Monroe Cabal</text:p>
      <text:p text:style-name="P5">“Common sense is what tells you that the world is flat.”</text:p>
      <text:p text:style-name="P5">“This is St. Gulik. <text:s/>He is the Messenger of the Goddess. <text:s/>A different age from ours called him Hermes. <text:s/>Many people called him by many names. <text:s/>He is a Roach.”</text:p>
      <text:p text:style-name="Text_20_body"><text:span text:style-name="T12">“Everybody I know who is right always agrees with </text:span><text:span text:style-name="T11">me</text:span><text:span text:style-name="T12">.” – Rev. Lady Mal.</text:span></text:p>
      <text:p text:style-name="P5">POEE Calendar (00034)</text:p>
      <text:p text:style-name="P5">"The Five Laws have root in awareness." – Che Fung (Ezra Pound, Canto 85)</text:p>
      <text:p text:style-name="P5">“... under Eris Confusion became established, and was hence called Bureaucracy; while over Bureaucracy Eris became established, and was hence called Discordia” – Book of Uterus, 1:7</text:p>
      <text:p text:style-name="Text_20_body"><text:span text:style-name="T12">The Five Orders of Discordia (“Them”). <text:s/>The seeds of the ORDERS OF DISCORDIA were planted by Greyface into his early disciples. … The Orders are composed of persons all hung up on authority, security and control; i.e., they are blinded by the Aneristic Illusion. They do not know that they belong to Orders of Discordia. But </text:span><text:span text:style-name="T11">we</text:span><text:span text:style-name="T12"> know.</text:span></text:p>
      <text:list xml:id="list1424632089" text:style-name="L5">
        <text:list-item>
          <text:p text:style-name="P37">The Military Order of THE KNIGHTS OF THE FIVE SIDED TEMPLE. This is for all of the soldiers and bureaucrats of the world. [Apple]</text:p>
        </text:list-item>
        <text:list-item>
          <text:p text:style-name="P37">The Political Order of THE PARTY FOR WAR ON EVIL. This is reserved for lawmakers, censors, and like ilk. [Anvil]</text:p>
        </text:list-item>
        <text:list-item>
          <text:p text:style-name="P37">The Academic Order of THE HEMLOCK FELLOWSHIP. They commonly inhabit schools and universities, and dominate many of them. [Archway]</text:p>
        </text:list-item>
        <text:list-item>
          <text:p text:style-name="P37">The Social Order of THE CITIZENS COMMITTEE FOR CONCERNED CITIZENS. This is mostly a grass-roots version of the more professional military, political, academic and sacred Orders. [Arrow]</text:p>
        </text:list-item>
        <text:list-item>
          <text:p text:style-name="P36"><text:span text:style-name="T12">The Sacred Order of THE DEFAMATION LEAGUE. Not much is known about the D.L., but they are very ancient and quite </text:span><text:span text:style-name="T12">possibly were founded by Greyface himself. It is known that they now have absolute domination over all organized churches in the world. </text:span><text:span text:style-name="T12">It is also believed that they have been costuming cabbages and passing them off as human beings. [Anchor]</text:span></text:p>
        </text:list-item>
      </text:list>
      <text:p text:style-name="P5">“immanentize the eschaton” – make-part-of-oneself/reality the end/final_destiny-of-everything</text:p>
      <text:p text:style-name="P5">The Five Basic Elements: Sweet, Boom, Pungent, Prickle and Orange</text:p>
      <text:p text:style-name="P5">“Study Demonology with an enemy this Sunday,” sez Thom, Gnos.</text:p>
      <text:p text:style-name="P5">“Illuminate the opposition!”</text:p>
      <text:p text:style-name="P5">“The Golden Secret” // “Nonsense as Salvation”</text:p>
      <text:p text:style-name="P5">“The future site of beautiful San Andreas Canyon”</text:p>
      <text:p text:style-name="P5">“Idealism lives with rules. Realism lives with rocks.” – Professor Ignotium P. Ignotius</text:p>
      <text:p text:style-name="P5">[See Norton Cabal Interview for properties of some characters.]</text:p>
      <text:p text:style-name="P5">[Look in random arty comix/mags for images to paste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4" svg:font-family="'American Typewriter'" style:font-family-generic="modern"/>
    <style:font-face style:name="American Typewriter5" svg:font-family="'American Typewriter'" style:font-adornments="Regular" style:font-family-generic="modern"/>
    <style:font-face style:name="Cochin2" svg:font-family="Cochin" style:font-family-generic="modern"/>
    <style:font-face style:name="TimesNewRomanPSMT" svg:font-family="TimesNewRomanPSMT" style:font-family-generic="roman"/>
    <style:font-face style:name="American Typewriter3"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Arial1" svg:font-family="Arial" style:font-pitch="variable"/>
    <style:font-face style:name="Cochin1" svg:font-family="Cochin" style:font-pitch="variable"/>
    <style:font-face style:name="DejaVu Sans2" svg:font-family="'DejaVu Sans'" style:font-pitch="variable"/>
    <style:font-face style:name="MS Gothic" svg:font-family="'MS Gothic'" style:font-pitch="variable"/>
    <style:font-face style:name="Tahoma" svg:font-family="Tahoma"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American Typewriter2" svg:font-family="'American Typewriter'"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058cm" draw:rotation="0"/>
    <draw:fill-image draw:name="Aqua" xlink:href="Pictures/100000000000005E0000005E28BA7964.png" xlink:type="simple" xlink:show="embed" xlink:actuate="onLoad"/>
    <draw:fill-image draw:name="Linen" xlink:href="Pictures/100000000000005E0000005E0ABD0FC9.png" xlink:type="simple" xlink:show="embed" xlink:actuate="onLoad"/>
    <draw:fill-image draw:name="Marble" xlink:href="Pictures/100000000000005E0000005ED13A61AC.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draw:fill-image draw:name="Wall" xlink:href="Pictures/10000000000000B4000000874138D207.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DejaVu Sans1"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chin"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rame_20_contents" style:display-name="Frame contents" style:family="paragraph" style:parent-style-name="Text_20_body" style:class="extra"/>
    <style:style style:name="TODO" style:family="paragraph" style:parent-style-name="Text_20_body">
      <style:paragraph-properties fo:background-color="#ffff00">
        <style:background-image/>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Page_20_Number_20__28_left_29_" style:display-name="Page Number (left)" style:family="paragraph" style:parent-style-name="Page_20_Number_20__28_right_29_">
      <style:paragraph-properties fo:text-align="start" style:justify-single-word="false"/>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ext_20_body_20_out-dent" style:display-name="Text body out-dent" style:family="paragraph" style:parent-style-name="Text_20_body">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line_20_Heading" style:display-name="Inline Heading" style:family="text">
      <style:text-properties fo:font-weight="bold" fo:background-color="transparent" style:font-weight-asian="bold" style:font-weight-complex="bold"/>
    </style:style>
    <style:style style:name="Page_20_Number" style:display-name="Page Number" style:family="text">
      <style:text-properties style:font-name="Palatino" fo:font-size="10pt"/>
    </style:style>
    <style:style style:name="Example" style:family="text">
      <style:text-properties style:font-name="Courier New" style:font-name-asian="Courier New" style:font-name-complex="Courier New"/>
    </style:style>
    <style:style style:name="Definition" style:family="text"/>
    <style:style style:name="Inline_20_Heading_20_2" style:display-name="Inline Heading 2" style:family="text" style:parent-style-name="Inline_20_Heading">
      <style:text-properties fo:font-size="10pt" fo:font-style="italic" fo:font-weight="normal" fo:background-color="transparen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Page_20_Number_20__28_right_29_"><text:tab/><text:page-number text:select-page="current">22</text:page-number></text:p>
      </style:footer>
    </style:master-page>
    <style:master-page style:name="Left_20_Page" style:display-name="Left Page" style:page-layout-name="Mpm3" style:next-style-name="Right_20_Page">
      <style:footer>
        <text:p text:style-name="Page_20_Number_20__28_left_29_"><text:tab/><text:page-number text:select-page="current">22</text:page-number></text:p>
      </style:footer>
    </style:master-page>
    <style:master-page style:name="Right_20_Page" style:display-name="Right Page" style:page-layout-name="Mpm4" style:next-style-name="Left_20_Page">
      <style:footer>
        <text:p text:style-name="Page_20_Number_20__28_right_29_"><text:tab/><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Hugh Greene</meta:initial-creator>
    <meta:creation-date>2008-07-24T09:58:39</meta:creation-date>
    <dc:date>2010-08-12T21:15:42</dc:date>
    <dc:language>en-GB</dc:language>
    <meta:editing-cycles>361</meta:editing-cycles>
    <meta:editing-duration>PT357H53M42S</meta:editing-duration>
    <meta:document-statistic meta:table-count="5" meta:image-count="0" meta:object-count="0" meta:page-count="49" meta:paragraph-count="946" meta:word-count="21856" meta:character-count="131264"/>
    <meta:user-defined meta:name="Info 1"/>
    <meta:user-defined meta:name="Info 2"/>
    <meta:user-defined meta:name="Info 3"/>
    <meta:user-defined meta:name="Info 4"/>
  </office:meta>
</office:document-meta>
</file>